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9cfbe"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326c59"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8"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0000ff"/>
    </style:style>
    <style:style style:name="P84"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3" style:family="paragraph" style:parent-style-name="Text_20_body">
      <style:paragraph-properties fo:margin-left="0in" fo:margin-right="0in" fo:text-align="end" style:justify-single-word="false" fo:text-indent="0.1965in" style:auto-text-indent="false"/>
    </style:style>
    <style:style style:name="P94"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5"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6"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7"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style>
    <style:style style:name="P99"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0"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5"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3"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6"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3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2" style:family="paragraph" style:parent-style-name="Text_20_body">
      <style:text-properties fo:language="ru" fo:country="RU"/>
    </style:style>
    <style:style style:name="P133"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4" style:family="paragraph" style:parent-style-name="Text_20_body">
      <style:paragraph-properties fo:text-align="center" style:justify-single-word="false"/>
    </style:style>
    <style:style style:name="P135" style:family="paragraph" style:parent-style-name="First_20_line_20_indent">
      <style:text-properties fo:language="ru" fo:country="RU"/>
    </style:style>
    <style:style style:name="P136" style:family="paragraph" style:parent-style-name="First_20_line_20_indent">
      <style:paragraph-properties fo:text-align="justify" style:justify-single-word="false"/>
      <style:text-properties fo:language="ru" fo:country="RU"/>
    </style:style>
    <style:style style:name="P137" style:family="paragraph" style:parent-style-name="First_20_line_20_indent">
      <style:text-properties fo:font-size="15pt" fo:language="ru" fo:country="RU" style:font-size-asian="15pt" style:font-size-complex="15pt"/>
    </style:style>
    <style:style style:name="P138" style:family="paragraph" style:parent-style-name="First_20_line_20_indent">
      <style:text-properties fo:font-size="12pt" fo:language="ru" fo:country="RU" style:font-size-asian="12pt" style:font-size-complex="12pt"/>
    </style:style>
    <style:style style:name="P139" style:family="paragraph" style:parent-style-name="First_20_line_20_indent">
      <style:text-properties fo:language="en" fo:country="US"/>
    </style:style>
    <style:style style:name="P140" style:family="paragraph" style:parent-style-name="First_20_line_20_indent">
      <style:paragraph-properties fo:text-align="justify" style:justify-single-word="false"/>
      <style:text-properties fo:language="en" fo:country="US"/>
    </style:style>
    <style:style style:name="P141" style:family="paragraph" style:parent-style-name="First_20_line_20_indent">
      <style:paragraph-properties fo:text-align="justify" style:justify-single-word="false"/>
    </style:style>
    <style:style style:name="P142" style:family="paragraph" style:parent-style-name="Text_20_body">
      <style:paragraph-properties fo:margin-left="0in" fo:margin-right="0in" fo:text-align="center" style:justify-single-word="false" fo:text-indent="0in" style:auto-text-indent="false"/>
    </style:style>
    <style:style style:name="P14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5" style:family="paragraph" style:parent-style-name="Text_20_body">
      <style:paragraph-properties fo:margin-left="0in" fo:margin-right="0in" fo:text-align="justify" style:justify-single-word="false" fo:text-indent="0in" style:auto-text-indent="false"/>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Footnote">
      <style:text-properties fo:font-style="normal" style:font-style-asian="normal" style:font-style-complex="normal"/>
    </style:style>
    <style:style style:name="P150" style:family="paragraph" style:parent-style-name="Text_20_body">
      <style:paragraph-properties fo:margin-top="0in" fo:margin-bottom="0.0835in" loext:contextual-spacing="false" fo:text-align="justify" style:justify-single-word="false"/>
      <style:text-properties fo:language="en" fo:country="US"/>
    </style:style>
    <style:style style:name="P151"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2" style:family="paragraph" style:parent-style-name="Standard">
      <style:text-properties fo:font-style="italic" style:font-style-asian="italic" style:font-style-complex="italic"/>
    </style:style>
    <style:style style:name="P153"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1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officeooo:paragraph-rsid="00345fbb" style:font-style-asian="italic" style:font-weight-asian="normal" style:font-style-complex="italic" style:font-weight-complex="normal"/>
    </style:style>
    <style:style style:name="P1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officeooo:paragraph-rsid="0035a563" style:font-style-asian="italic" style:font-weight-asian="normal" style:font-style-complex="italic" style:font-weight-complex="normal"/>
    </style:style>
    <style:style style:name="P1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9" style:family="paragraph" style:parent-style-name="Heading_20_1">
      <style:paragraph-properties fo:margin-left="0in" fo:margin-right="0in" fo:text-align="center" style:justify-single-word="false" fo:text-indent="0.1965in" style:auto-text-indent="false"/>
    </style:style>
    <style:style style:name="P160" style:family="paragraph" style:parent-style-name="Heading_20_2">
      <style:text-properties fo:language="en" fo:country="US"/>
    </style:style>
    <style:style style:name="P161" style:family="paragraph" style:parent-style-name="Heading_20_2">
      <style:paragraph-properties fo:text-align="justify" style:justify-single-word="false"/>
    </style:style>
    <style:style style:name="P162"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officeooo:rsid="00234e0d" style:font-weight-asian="bold" style:font-weight-complex="bold"/>
    </style:style>
    <style:style style:name="T26" style:family="text">
      <style:text-properties fo:font-weight="bold" officeooo:rsid="0025f297" style:font-weight-asian="bold" style:font-weight-complex="bold"/>
    </style:style>
    <style:style style:name="T27" style:family="text">
      <style:text-properties fo:font-weight="bold" officeooo:rsid="00277dc4" style:font-weight-asian="bold" style:font-weight-complex="bold"/>
    </style:style>
    <style:style style:name="T28" style:family="text">
      <style:text-properties fo:font-weight="bold" fo:background-color="transparent" loext:char-shading-value="0"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4" style:family="text">
      <style:text-properties style:use-window-font-color="true" fo:language="ru" fo:country="RU" fo:font-style="normal" fo:background-color="transparent" loext:char-shading-value="0" style:font-style-asian="normal" style:font-style-complex="normal"/>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font-weight="normal" style:font-style-asian="normal" style:font-weight-asian="normal" style:font-style-complex="normal" style:font-weight-complex="normal"/>
    </style:style>
    <style:style style:name="T42"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3" style:family="text">
      <style:text-properties style:use-window-font-color="true" fo:language="en" fo:country="US" fo:font-weight="normal" style:font-weight-asian="normal" style:font-weight-complex="normal"/>
    </style:style>
    <style:style style:name="T44" style:family="text">
      <style:text-properties style:use-window-font-color="true" fo:font-style="normal" style:font-style-asian="normal" style:font-style-complex="normal"/>
    </style:style>
    <style:style style:name="T45" style:family="text">
      <style:text-properties style:use-window-font-color="true" fo:font-style="normal" fo:font-weight="normal" style:font-style-asian="normal" style:font-weight-asian="normal" style:font-style-complex="normal" style:font-weight-complex="normal"/>
    </style:style>
    <style:style style:name="T46" style:family="text">
      <style:text-properties style:use-window-font-color="true" fo:font-style="normal" style:text-underline-style="none" style:font-style-asian="normal" style:font-style-complex="normal"/>
    </style:style>
    <style:style style:name="T47" style:family="text">
      <style:text-properties style:use-window-font-color="true" fo:font-style="italic" fo:font-weight="normal" style:font-style-asian="italic" style:font-weight-asian="normal" style:font-style-complex="italic" style:font-weight-complex="normal"/>
    </style:style>
    <style:style style:name="T48" style:family="text">
      <style:text-properties style:use-window-font-color="true" fo:font-style="italic" style:font-style-asian="italic" style:font-style-complex="italic"/>
    </style:style>
    <style:style style:name="T49" style:family="text">
      <style:text-properties style:use-window-font-color="true" fo:background-color="transparent" loext:char-shading-value="0"/>
    </style:style>
    <style:style style:name="T50" style:family="text">
      <style:text-properties style:use-window-font-color="true" fo:language="uk" fo:country="UA" fo:font-style="normal" fo:font-weight="normal" style:font-style-asian="normal" style:font-weight-asian="normal" style:font-style-complex="normal" style:font-weight-complex="normal"/>
    </style:style>
    <style:style style:name="T51" style:family="text">
      <style:text-properties style:use-window-font-color="true" fo:font-weight="normal" style:font-weight-asian="normal" style:font-weight-complex="normal"/>
    </style:style>
    <style:style style:name="T52" style:family="text">
      <style:text-properties style:use-window-font-color="true" fo:font-size="12pt" fo:language="en" fo:country="US" fo:font-style="normal" style:font-size-asian="12pt" style:font-style-asian="normal" style:font-size-complex="12pt" style:font-style-complex="normal"/>
    </style:style>
    <style:style style:name="T53" style:family="text">
      <style:text-properties style:use-window-font-color="true" fo:font-size="12pt" fo:language="en" fo:country="US" style:font-size-asian="12pt" style:font-size-complex="12pt"/>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language="fr" fo:country="FR"/>
    </style:style>
    <style:style style:name="T57" style:family="text">
      <style:text-properties fo:font-style="normal"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fo:background-color="transparent" loext:char-shading-value="0" style:font-style-asian="normal" style:font-weight-asian="normal" style:font-style-complex="normal" style:font-weight-complex="normal"/>
    </style:style>
    <style:style style:name="T60" style:family="text">
      <style:text-properties fo:font-style="normal" style:text-underline-style="none" style:font-style-asian="normal" style:font-style-complex="normal"/>
    </style:style>
    <style:style style:name="T61" style:family="text">
      <style:text-properties fo:font-weight="normal" style:font-weight-asian="normal" style:font-weight-complex="normal"/>
    </style:style>
    <style:style style:name="T62" style:family="text">
      <style:text-properties fo:font-weight="normal" fo:background-color="transparent" loext:char-shading-value="0" style:font-weight-asian="normal" style:font-weight-complex="normal"/>
    </style:style>
    <style:style style:name="T63" style:family="text">
      <style:text-properties style:text-line-through-style="solid" style:text-line-through-type="single" fo:font-weight="bold" style:font-weight-asian="bold" style:font-weight-complex="bold"/>
    </style:style>
    <style:style style:name="T64" style:family="text">
      <style:text-properties fo:language="uk" fo:country="UA"/>
    </style:style>
    <style:style style:name="T65" style:family="text">
      <style:text-properties fo:language="uk" fo:country="UA" fo:font-style="italic" style:font-style-asian="italic" style:font-style-complex="italic"/>
    </style:style>
    <style:style style:name="T66" style:family="text">
      <style:text-properties fo:language="uk" fo:country="UA" fo:font-weight="bold" style:font-weight-asian="bold" style:font-weight-complex="bold"/>
    </style:style>
    <style:style style:name="T67" style:family="text">
      <style:text-properties style:text-underline-style="none"/>
    </style:style>
    <style:style style:name="T68" style:family="text">
      <style:text-properties style:text-rotation-angle="90" style:text-rotation-scale="line-height"/>
    </style:style>
    <style:style style:name="T69" style:family="text">
      <style:text-properties style:text-rotation-angle="270" style:text-rotation-scale="line-height"/>
    </style:style>
    <style:style style:name="T70" style:family="text">
      <style:text-properties style:text-position="sub 58%" style:font-size-asian="10.5pt"/>
    </style:style>
    <style:style style:name="T71" style:family="text">
      <style:text-properties style:font-name="Symbol" style:font-name-asian="Symbol" style:font-name-complex="Symbol"/>
    </style:style>
    <style:style style:name="T72" style:family="text">
      <style:text-properties style:font-name="Liberation Serif1" style:font-name-asian="Symbol" style:font-name-complex="Symbol"/>
    </style:style>
    <style:style style:name="T73" style:family="text">
      <style:text-properties style:font-name="Courier New CYR"/>
    </style:style>
    <style:style style:name="T74" style:family="text">
      <style:text-properties style:font-name="Courier New CYR" fo:language="en" fo:country="US"/>
    </style:style>
    <style:style style:name="T75" style:family="text">
      <style:text-properties fo:font-size="14pt" fo:language="en" fo:country="US" fo:font-weight="bold" style:font-size-asian="14pt" style:font-weight-asian="bold" style:font-size-complex="14pt" style:font-weight-complex="bold"/>
    </style:style>
    <style:style style:name="T76" style:family="text">
      <style:text-properties fo:font-size="14pt" fo:font-weight="bold" style:font-size-asian="14pt" style:font-weight-asian="bold" style:font-size-complex="14pt" style:font-weight-complex="bold"/>
    </style:style>
    <style:style style:name="T77" style:family="text">
      <style:text-properties fo:font-size="9pt" style:font-size-asian="9pt" style:font-size-complex="9pt"/>
    </style:style>
    <style:style style:name="T78" style:family="text">
      <style:text-properties fo:font-size="12pt" style:font-size-asian="12pt" style:font-size-complex="12pt"/>
    </style:style>
    <style:style style:name="T79" style:family="text">
      <style:text-properties fo:font-size="10pt" style:font-size-asian="10pt" style:font-size-complex="10pt"/>
    </style:style>
    <style:style style:name="T80" style:family="text">
      <style:text-properties fo:font-size="8pt" style:font-size-asian="8pt" style:font-size-complex="8pt"/>
    </style:style>
    <style:style style:name="T81" style:family="text">
      <style:text-properties officeooo:rsid="001f29d3"/>
    </style:style>
    <style:style style:name="T82" style:family="text">
      <style:text-properties officeooo:rsid="0021537b"/>
    </style:style>
    <style:style style:name="T83" style:family="text">
      <style:text-properties officeooo:rsid="002297a1"/>
    </style:style>
    <style:style style:name="T84" style:family="text">
      <style:text-properties officeooo:rsid="002a2952"/>
    </style:style>
    <style:style style:name="T85" style:family="text">
      <style:text-properties officeooo:rsid="002bd3b4"/>
    </style:style>
    <style:style style:name="T86" style:family="text">
      <style:text-properties officeooo:rsid="002d34be"/>
    </style:style>
    <style:style style:name="T87" style:family="text">
      <style:text-properties officeooo:rsid="002f333d"/>
    </style:style>
    <style:style style:name="T88" style:family="text">
      <style:text-properties officeooo:rsid="00307685"/>
    </style:style>
    <style:style style:name="T89" style:family="text">
      <style:text-properties officeooo:rsid="00326c59"/>
    </style:style>
    <style:style style:name="T90" style:family="text">
      <style:text-properties officeooo:rsid="0037449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9" text:outline-level="1">Последний фанфик</text:h>
      <text:p text:style-name="P55"/>
      <text:h text:style-name="P160"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30"> скрывая дрожь в голосе.</text:span></text:p>
      <text:p text:style-name="P67"/>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46">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6">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6">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2"><text:span text:style-name="T11">– Нэш, к</text:span>ак называется наш проект?</text:p>
      <text:p text:style-name="P80"><text:span text:style-name="T8">– </text:span><text:span text:style-name="T61">Дайсон.</text:span></text:p>
      <text:p text:style-name="P80"><text:span text:style-name="T8">– </text:span><text:span text:style-name="T61">Сколько тебе лет?</text:span></text:p>
      <text:p text:style-name="P80"><text:span text:style-name="T8">– </text:span><text:span text:style-name="T61">Два года с начала запуска кластера.</text:span></text:p>
      <text:p text:style-name="P80"><text:soft-page-break/><text:span text:style-name="T8">– </text:span><text:span text:style-name="T61">Какой сейчас год?</text:span></text:p>
      <text:p text:style-name="P80"><text:span text:style-name="T8">– </text:span><text:span text:style-name="T51">20</text:span><text:span text:style-name="T37">19</text:span><text:span text:style-name="T61">-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2"><text:span text:style-name="T1">– </text:span>Н<text:span text:style-name="T1">эш тестовая задача номер шестнадцать</text:span>. <text:span text:style-name="T1">Выполни при настройках по умолчанию.</text:span></text:p>
      <text:p text:style-name="P55">– Принял к исполнению.</text:p>
      <text:p text:style-name="P55"/>
      <text:p text:style-name="P90">«Выживание корпорации в условиях жёсткой конкуренции с ограниченными ресурсами. Случай 16».</text:p>
      <text:p text:style-name="P90">…</text:p>
      <text:p text:style-name="P90">…</text:p>
      <text:p text:style-name="P90">…</text:p>
      <text:p text:style-name="P90">Решение.</text:p>
      <text:p text:style-name="P90">…</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8">, </text:span><text:span text:style-name="T5">в некоем городе живёт брадобрей, который бреет всех людей, которые не бреются сами. Вопрос: кто бреет брадобрея</text:span><text:span text:style-name="T58">?</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80"><text:span text:style-name="T8">– Нэш</text:span><text:span text:style-name="T61">,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10">Бип-бип-бип.</text:p>
      <text:p text:style-name="P110"/>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2">***</text:p>
      <text:p text:style-name="P142"/>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text:span text:style-name="T54">–</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30">тридцатичетырёх</text:span><text:span text:style-name="T29">этажного </text:span><text:span text:style-name="T30">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30">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9">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81"/>
      <text:p text:style-name="P1">Я вспомнил<text:span text:style-name="T29"> </text:span><text:span text:style-name="T30">Юджина</text:span><text:span text:style-name="T1">,</text:span> <text:span text:style-name="T30">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81"/>
      <text:p text:style-name="P1"><text:span text:style-name="T1">Юджин</text:span>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30">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4">А у нас получается… </text:span><text:span text:style-name="T2">–</text:span><text:span text:style-name="T54">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6">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9">Тридцать чет</text:span><text:span text:style-name="T30">ыре</text:span><text:span text:style-name="T29"> </text:span>этаж<text:span text:style-name="T1">а</text:span>! Пиздец <text:span text:style-name="T1">—</text:span> успел подумать я, <text:span text:style-name="T1">прежде чем </text:span>сознание выключилось.</text:p>
      <text:p text:style-name="P1"/>
      <text:h text:style-name="P160" text:outline-level="2">2. Пробуждение</text:h>
      <text:p text:style-name="P30"/>
      <text:p text:style-name="P1"><text:span text:style-name="T34">Сознание рестартовало после того, как я гребанулся </text:span><text:span text:style-name="T54">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4">ткрыл глаза, тщётно пытаясь вдохнуть. Образ, </text:span><text:span text:style-name="T2">который я </text:span><text:span text:style-name="T54">пару мгновений назад </text:span><text:span text:style-name="T2">видел на фоне </text:span><text:span text:style-name="T54">звёзд, теперь сфокусировался прямо у моего носа. Точёная голова с резко очерчеными скулами в ореоле </text:span><text:soft-page-break/><text:span text:style-name="T54">живого переливающегося сияния, огромные глаза на треть морды, </text:span><text:span text:style-name="T2">грациозные</text:span><text:span text:style-name="T54"> настороженные уши, нежный розов</text:span><text:span text:style-name="T2">атый</text:span><text:span text:style-name="T54"> нос, венчающая голову </text:span><text:span text:style-name="T2">высокая тиара</text:span><text:span text:style-name="T54">. И приковывающая к себе внимание звёздочка, та самая магическая искорка </text:span><text:span text:style-name="T18">—</text:span><text:span text:style-name="T54">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 <text:s/>Да и не должно быть — это же не ЛСД какой-нибудь</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0">…</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9">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9">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6">Jack of Hearts</text:span><text:span text:style-name="T56"><text:note text:id="ftn7" text:note-class="footnote"><text:note-citation>7</text:note-citation><text:note-body><text:p text:style-name="Footnote"><text:bookmark text:name="result_box1"/><text:span text:style-name="T56">Jack of Hearts</text:span> <text:span text:style-name="T1">– Червовый валет (фр.)</text:span></text:p></text:note-body></text:note></text:span><text:span text:style-name="T56"> , </text:span><text:span text:style-name="T1">Сахарная Ватка</text:span><text:span text:style-name="T56">!</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9">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9">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9">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text:soft-page-break/>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9">надреснутым голосом.</text:span></text:p>
      <text:p text:style-name="P67"/>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text:soft-page-break/>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9">, опустив голову на пол.</text:span></text:p>
      <text:p text:style-name="P67"/>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text:soft-page-break/>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9">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7"><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60" text:outline-level="2">3. Норф</text:h>
      <text:p text:style-name="P83"/>
      <text:p text:style-name="P22">Глава IV. Пределы магии</text:p>
      <text:p text:style-name="P19"/>
      <text:p text:style-name="P22">Вашему покорному слуге известны четыре предела магии: </text:p>
      <text:p text:style-name="P22"/>
      <text:list xml:id="list2456392270498135961" text:style-name="L1">
        <text:list-item>
          <text:p text:style-name="P153"><text:soft-page-break/>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3">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3">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3">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6">– <text:span text:style-name="T1">Восемь, учитель!</text:span></text:p><text:p text:style-name="P146">–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1"/>
      <text:p text:style-name="P81">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1">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1"><text:soft-page-break/>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1"/>
      <text:p text:style-name="P81">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1">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1">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1">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1">Так, что тут у нас?</text:p>
      <text:p text:style-name="P81"><text:soft-page-break/></text:p>
      <text:p text:style-name="P81">“<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1"/>
      <text:p text:style-name="P81">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81">Газета полетела в мусорное ведро.</text:p>
      <text:p text:style-name="P81"/>
      <text:p text:style-name="P81">Я потянулся. Хватит на сегодня чтения. Настало время ежедневной прогулки по городу. Тем более, что у меня есть деньги.</text:p>
      <text:p text:style-name="P81">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1">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1">Так что даже на ремонт одежды и покупку необходимых в повседневной жизни мелочей у меня финансов не было. До недавнего времени.</text:p>
      <text:p text:style-name="P81">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1"/>
      <text:p text:style-name="P81">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1"><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1"><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text:soft-page-break/>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text:soft-page-break/>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9">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9">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9">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9">платформ </text:span><text:span text:style-name="T30">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9"> И никто ж не догадывался, что она </text:span><text:span text:style-name="T30">сделана по королевскому заказу</text:span><text:span text:style-name="T29">! Её </text:span><text:span text:style-name="T30">Солнечное </text:span><text:span text:style-name="T29"><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text:soft-page-break/>–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8"> – </text:span><text:span text:style-name="T35">2135</text:span><text:span text:style-name="T48"> A.C.</text:span><text:span text:style-name="T30">»</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text:soft-page-break/>Возьмём, <text:s/>примеру, заклинание начального предела: “Ярету пхонг руул квами”, <text:span text:style-name="T1">—</text:span> что означает: “Переместить<text:span text:style-name="T29">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3"/>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7"/>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7">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text:soft-page-break/>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oft-page-break/></text:p>
      <text:p text:style-name="P48"><text:span text:style-name="T11">– </text:span>Вот, читай отсюда, <text:span text:style-name="T11">– а</text:span>ликорница подчеркнула абзац копытом.</text:p>
      <text:p text:style-name="P48"/>
      <text:p text:style-name="P6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1"/>
      <text:p text:style-name="P61">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1"/>
      <text:p text:style-name="P61">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1"/>
      <text:p text:style-name="P61">Но величайшая справедливость юниверсума заключается в том, что не существует безвыходных положений. Всегда есть надежда.</text:p>
      <text:p text:style-name="P61"/>
      <text:p text:style-name="P61">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1"/>
      <text:p text:style-name="P61">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text:soft-page-break/>–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text:soft-page-break/>«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text:soft-page-break/>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4">Прижав </text:span>уши к голове, <text:span text:style-name="T64">она дала</text:span> задний ход <text:span text:style-name="T64">и </text:span>выкарабкалась обратно. Окинув библиотеку отчаянным взглядом, <text:span text:style-name="T64">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text:soft-page-break/>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text:soft-page-break/>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text:soft-page-break/>–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9">и-и-и</text:span>-<text:span text:style-name="T80">а-а-а</text:span>…</text:p>
      <text:p text:style-name="P48"/>
      <text:p text:style-name="P48">…</text:p>
      <text:p text:style-name="P48"/>
      <text:p text:style-name="P61">Я открываю глаза.</text:p>
      <text:p text:style-name="P61">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1">Странно. Почему я не ощущаю его? Впрочем, неважно!</text:p>
      <text:p text:style-name="P61">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1">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text:soft-page-break/></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62">сли бы я вспомнила вовремя, я бы предупредила тебя, чтобы ты смог сконцентрироваться и отстоять своё «я».</text:span></text:p>
      <text:p text:style-name="P55"/>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61">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7">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7">Тумбочка…</text:span> Листок… <text:span text:style-name="T77">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8">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7">Да хер с ней, с бумажкой! Тумбочка! Поднимаю! Блин, она реально тяжёлая! Но у меня получается, я чувствую это! Она поддаётся! Й-о-о!!! Вот </text:span><text:soft-page-break/><text:span text:style-name="T77">это силища! Ура!!! </text:span><text:span text:style-name="T78">Сила уходит бесконтрольно. Нужно прервать урок. Нет! Нет! О-О-О-О-О, НЕ-Е-Е-Е-Е-Т!!!</text:span></text:p>
      <text:p text:style-name="P75"/>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5">Ох, нет! Нет-нет-нет!!!</text:p>
      <text:p text:style-name="P75"/>
      <text:p text:style-name="P75">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5">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5"/>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text:soft-page-break/></text:p>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text:soft-page-break/>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60"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text:soft-page-break/>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text:soft-page-break/></text:p>
      <text:p text:style-name="P61">…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text:soft-page-break/>–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text:soft-page-break/>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text:soft-page-break/>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61"/>
      <text:p text:style-name="P61">– Эй, мужик, тебе плохо?</text:p>
      <text:p text:style-name="P61"><text:soft-page-break/>На меня озабоченно уставилась парочка, ещё недавно сидевшая ко мне спиной на скамейке.</text:p>
      <text:p text:style-name="P61">Я принял сидячее положение, беспомощно хлопая глазами. Что? Где? Как?</text:p>
      <text:p text:style-name="P61">– Сам домой доберёшься? Может, вызвать скорую?</text:p>
      <text:p text:style-name="P61">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1">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1">Я перегнулся через перила и меня стошнило.</text:p>
      <text:p text:style-name="P61">Красавец! Мало тебе проблем с сердцем, так ты и печень, похоже, гробанул. Молодец, Анон, пей дальше!</text:p>
      <text:p text:style-name="P61">Спустившись в квартиру, я лёг на диван, натянул наушники и закрыл глаза.</text:p>
      <text:p text:style-name="P61">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text:soft-page-break/>–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text:soft-page-break/>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text:soft-page-break/>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text:soft-page-break/>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text:soft-page-break/>–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7"/>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4"> </text:span>выбрал единственный способ выиграть несколько секунд жизни — спрыгнул со скалы вниз, к Кантерлоту.</text:p>
      <text:p text:style-name="P48"/>
      <text:p text:style-name="P71">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text:soft-page-break/>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text:soft-page-break/>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soft-page-break/>***</text:p>
      <text:p text:style-name="P27"/>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text:soft-page-break/>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4">любви</text:span> начинаешь понимать только тогда, когда <text:span text:style-name="T64">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61">День 137344</text:p>
      <text:p text:style-name="P61">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1">…</text:p>
      <text:p text:style-name="P61">День 287651</text:p>
      <text:p text:style-name="P61">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1">…</text:p>
      <text:p text:style-name="P61">День 364886</text:p>
      <text:p text:style-name="P61">О небо, как я мечтаю, чтобы это поскорее закончилось! Сестра, приди скорей!</text:p>
      <text:p text:style-name="P48"/>
      <text:p text:style-name="P48"><text:soft-page-break/>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text:soft-page-break/>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text:soft-page-break/>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60" text:outline-level="2">8. Стыд</text:h>
      <text:p text:style-name="P143"/>
      <text:p text:style-name="P61">~~~ Завтра на семь в библиотеке. Селестия ~~~</text:p>
      <text:p text:style-name="P61"/>
      <text:p text:style-name="P48">–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text:soft-page-break/></text:p>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text:soft-page-break/></text:p>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text:soft-page-break/>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4">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4">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text:soft-page-break/>–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text:soft-page-break/></text:p>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text:soft-page-break/>–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oft-page-break/><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5"/>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text:soft-page-break/></text:p>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text:soft-page-break/>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31">—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31">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text:soft-page-break/>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31">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text:soft-page-break/>–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text:soft-page-break/>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text:soft-page-break/></text:p>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61">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61"><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61"><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61"><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61">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61"/>
      <text:p text:style-name="P61">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1">Удачи!</text:p>
      <text:p text:style-name="P61"/>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text:span><text:soft-page-break/><text:span text:style-name="T11">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40">— и приют для престарелых минотавров </text:span><text:span text:style-name="T52">“</text:span><text:span text:style-name="T53">Поле Кровожадной Брани</text:span><text:span text:style-name="T52">”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6"/>
      <text:p text:style-name="P76">Я скосил глаз на стражника. Тот сжал губы, но надувшиеся щёки выдавали еле сдерживаемое ржание.</text:p>
      <text:p text:style-name="P76">Проклятье! Чёртов троллоло издевается надо мной! Лишь наше прибытие сдержало рвущиеся наружу ругательства.</text:p>
      <text:p text:style-name="P76"><text:soft-page-break/></text:p>
      <text:p text:style-name="P1"><text:span text:style-name="T57">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40">—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4">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40">— книжный шкаф и напольная подставка для чтения с </text:span><text:span text:style-name="T31">упором в виде </text:span><text:span text:style-name="T40">голов</text:span><text:span text:style-name="T31">ы</text:span><text:span text:style-name="T40">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31">жаровни</text:span><text:span text:style-name="T40"> и фонтанчик</text:span><text:span text:style-name="T31">а</text:span><text:span text:style-name="T40">. </text:span><text:span text:style-name="T31">Каменный пол комнаты был покрыт розовым ковром с длиннейшим ворсом.</text:span><text:span text:style-name="T40"> </text:span><text:span text:style-name="T31">Его центр занимал высокий </text:span><text:span text:style-name="T40">кругл</text:span><text:span text:style-name="T31">ый</text:span><text:span text:style-name="T40"> </text:span><text:span text:style-name="T31">футон</text:span><text:span text:style-name="T40"> </text:span><text:span text:style-name="T31">с</text:span><text:span text:style-name="T40"> велик</text:span><text:span text:style-name="T31">им</text:span><text:span text:style-name="T40"> множество</text:span><text:span text:style-name="T31">м</text:span><text:span text:style-name="T40"> подушек. Среди них я с удивлением заметил плюшевую единорожку </text:span><text:span text:style-name="T31">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text:soft-page-break/></text:p>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text:span><text:soft-page-break/><text:span text:style-name="T11">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6"><text:soft-page-break/></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text:soft-page-break/></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8">Мне печалиться не стоит</text:p><text:p text:style-name="P148">Жизнь прекрасна и полн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 —</text:p><text:p text:style-name="P148">Но друзья остались в прошлом,</text:p><text:p text:style-name="P148">Пустота пришла в мой 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text:soft-page-break/>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text:span><text:soft-page-break/><text:span text:style-name="T1">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text:soft-page-break/></text:p>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oft-page-break/><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text:soft-page-break/>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31">«</text:span>сказочной обезьяне из Вечнодикого леса<text:span text:style-name="T31">»</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40">– </text:span><text:span text:style-name="T31">Говорят, в Додж-сити почти не осталось жителей. В местном депо перестали обслуживать паровозы из-за нехватки рабочих. Старик </text:span><text:span text:style-name="T40">–</text:span><text:span text:style-name="T31"> станционный смотритель рассказал, что пони исчезают </text:span><text:soft-page-break/><text:span text:style-name="T31">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4">А из Пинто Крик уже месяц нет новостей…</text:span></text:p>
      <text:p text:style-name="P3"><text:span text:style-name="T40">– </text:span><text:span text:style-name="T44">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4">– </text:span>“<text:span text:style-name="T1">Что я могу сделать, чтобы вернуть всё назад?</text:span>”</text:p>
      <text:p text:style-name="P16"><text:span text:style-name="T44">– </text:span><text:span text:style-name="T31">Так и сказала?</text:span></text:p>
      <text:p text:style-name="P1"><text:span text:style-name="T40">–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4">– </text:span><text:span text:style-name="T31">Что бы это значило, Флёр?</text:span></text:p>
      <text:p text:style-name="P16"><text:span text:style-name="T44">– </text:span><text:span text:style-name="T31">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7">–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7">– Куда проваливаться?</text:p>
      <text:p text:style-name="P67">– Они не знают. В тех провалах не видно дна…</text:p>
      <text:p text:style-name="P67"/>
      <text:p text:style-name="P67">…</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7">– Леди и джентльпони! Приём окончен! Её Высочество принцесса Селестия будет рада видеть <text:s/>вас в следующую среду!</text:p>
      <text:p text:style-name="P67"/>
      <text:p text:style-name="P67">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7"/>
      <text:p text:style-name="P67">… </text:p>
      <text:p text:style-name="P67"/>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text:soft-page-break/>–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9">—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61">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text:soft-page-break/>Селестия в отчаянии села на пол, прижав копыто к виску. Голова её бессильно опустилась. Я никогда ещё не видел Селестию такой <text:span text:style-name="T61">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4">Аликорница</text:span> и так выглядела неважно.</text:p>
      <text:p text:style-name="P36"/>
      <text:p text:style-name="P36">Поза <text:span text:style-name="T64">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text:soft-page-break/>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4">и </text:span>у грифонов, <text:span text:style-name="T64">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text:soft-page-break/>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1"/>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1">Так возникли пони, олени, бизоны и многие другие.</text:p>
      <text:p text:style-name="P61"/>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pan text:style-name="T1"> Весь мир как Вечнодикий лес?</text:span></text:p>
      <text:p text:style-name="P61">–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1"/>
      <text:p text:style-name="P61">– Ма-ам, а со мной связан элементаль?</text:p>
      <text:p text:style-name="P61">– Конечно, Эйприл. В каждом из нас есть её бессмертная искорка.</text:p>
      <text:p text:style-name="P61"/>
      <text:p text:style-name="P1"><text:soft-page-break/><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61">–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1">Так возникли аликорны.</text:p>
      <text:p text:style-name="P61"/>
      <text:p text:style-name="P61">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4">М</text:span>еняет <text:span text:style-name="T64">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1">Имя её было Селестия.</text:p>
      <text:p text:style-name="P61">За ней последовала и сестра её, <text:span text:style-name="T11">Луна</text:span>.</text:p>
      <text:p text:style-name="P61"/>
      <text:p text:style-name="P61">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1">То есть, всегда.</text:p>
      <text:p text:style-name="P61"/>
      <text:p text:style-name="P61">Тут и сказке конец. А теперь, Эйприл, залазь на полку и закрывай глазки.</text:p>
      <text:p text:style-name="P61">– Ну ма-ам! Раскажи ещё что-нибудь! Про Сомбру! Или про Дискорда!</text:p>
      <text:p text:style-name="P61">–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1">– А почему только тебя? А меня? А дядю-<text:span text:style-name="T64">мино</text:span>тавра?</text:p>
      <text:p text:style-name="P61">– <text:s/>Тебя забрать я ему не дам. А в дядю не тыкай копытом, это невежливо! Спи уже, моя маленькая!</text:p>
      <text:p text:style-name="P61">– Поцелуй меня на ночь, ма-ам!</text:p>
      <text:p text:style-name="P61">– Конечно, моя хорошая…</text:p>
      <text:p text:style-name="P61"/>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5"/>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oft-page-break/><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7"/>
      <text:p text:style-name="P67">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7"/>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7">.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7">И это ты ещё не видел, что творится в других министерствах, Анонимус! За тысячу лет Нашего отсутствия Сестра превратила М<text:span text:style-name="T29">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7"/>
      <text:p text:style-name="P47">***</text:p>
      <text:p text:style-name="P35"/>
      <text:p text:style-name="P35"><text:span text:style-name="T57">– </text:span><text:span text:style-name="T4">История Понивилля начинается с того благословенного дня, когда принцесса Селестия подарила семейству Эппл </text:span><text:span text:style-name="T57">— </text:span><text:span text:style-name="T4">тогда, правда, это ещё были Смиты </text:span><text:span text:style-name="T57">—</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7">— </text:span><text:span text:style-name="T4">снять жильё в аренду.</text:span></text:p>
      <text:p text:style-name="P48">–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text:soft-page-break/>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text:soft-page-break/></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40">–</text:span><text:span text:style-name="T31">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text:soft-page-break/></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text:soft-page-break/></text:p>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text:soft-page-break/></text:p>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text:soft-page-break/>–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text:soft-page-break/></text:p>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40">Я </text:span><text:span text:style-name="T31">присел на лавочку</text:span><text:span text:style-name="T40">. </text:span><text:span text:style-name="T31">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text:soft-page-break/>–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61">...</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text:soft-page-break/>–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31">– Ну что же…</text:span><text:span text:style-name="T40"> Почту за честь работать </text:span><text:span text:style-name="T31">под твоим руководством, Анон</text:span><text:span text:style-name="T40">. Погоди немного, я </text:span><text:span text:style-name="T31">приведу себя в порядок</text:span><text:span text:style-name="T40"> и расскажу тебе, насколько далеко смогла продвинуться. Быть может… </text:span><text:span text:style-name="T31">–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text:soft-page-break/>–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3"><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3"/>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6"/>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text:soft-page-break/>–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61">– Ага, он был закладкой в четвёртом номере «PlayMare», в разделе «Тридцать две позы, которые удивят вашу френдпони».</text:p>
      <text:p text:style-name="P61">– Спайк! Немедленно ложись спать!</text:p>
      <text:p text:style-name="P61">– Уже иду. Кукурузу только доем и иду.</text:p>
      <text:p text:style-name="P61">– Кстати, а что за безумие было у Стар Свирла?</text:p>
      <text:p text:style-name="P61">–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text:soft-page-break/>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1">– <text:span text:style-name="T61">Надо же! Ты вторая пони в Эквестрии после Селестии, кто упоминает о людях. И то, Селестия отзывалась о нас, как о сказочных существах.</text:span></text:p>
      <text:p text:style-name="P61">–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1">–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text:soft-page-break/>–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61"/>
      <text:p text:style-name="P61">– Спайк, будь добр, принеси дневник эксперимента. Он в подвале, за шкафом с ретортами, в…</text:p>
      <text:p text:style-name="P61">– В сейфе, я в курсе.</text:p>
      <text:p text:style-name="P61"/>
      <text:p text:style-name="P62">***</text:p>
      <text:p text:style-name="P83"/>
      <text:p text:style-name="P61">Дата: 12.04.2142 А.<text:span text:style-name="T11">C</text:span>.</text:p>
      <text:p text:style-name="P61">Эксперимент: заклинание Прозрения</text:p>
      <text:p text:style-name="P61">Испытуемая: Эпплджек</text:p>
      <text:p text:style-name="P61">Синопсис: запись сна со слов испытуемой</text:p>
      <text:p text:style-name="P61">Замечания: после эксперимента в гриве у испытуемой появился седой локон.</text:p>
      <text:p text:style-name="P62"/>
      <text:p text:style-name="P62"><text:soft-page-break/>~~~</text:p>
      <text:p text:style-name="P62"/>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81">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3">— солнце. Моё солнце.</text:span><text:span text:style-name="T37">”</text:span></text:p>
      <text:p text:style-name="P64"/>
      <text:p text:style-name="P11">Я остановилась перед дверью. Четыре ярда брони отделяли меня от Эквестрии. Четыре ярда и двадцать пять лет.</text:p>
      <text:p text:style-name="P11"/>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7">ведь </text:span><text:span text:style-name="T43">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text:soft-page-break/>Снаружи вставало солнце. Размытое <text:span text:style-name="T29">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9"> </text:span><text:span text:style-name="T38">Видения этих городов</text:span><text:span text:style-name="T49"> дрожали, <text:s/>пересекались </text:span><text:span text:style-name="T38">и постоянно множились</text:span><text:span text:style-name="T49">.</text:span></text:p>
      <text:p text:style-name="P46">У меня дико заболела голова, мне казалось, она вылезет из шляпы распухшим шаром. Я закрыла глаза.</text:p>
      <text:p text:style-name="P61"/>
      <text:p text:style-name="P61">Примечание: ПипБак? Стойло?</text:p>
      <text:p text:style-name="P1"/>
      <text:p text:style-name="P2">***</text:p>
      <text:p text:style-name="P1"/>
      <text:p text:style-name="P61">Дата: 12.04.<text:span text:style-name="T11">2142</text:span> А.С.</text:p>
      <text:p text:style-name="P61">Эксперимент: заклинание Прозрения</text:p>
      <text:p text:style-name="P61">Испытуемая: Рэйнбоу Дэш</text:p>
      <text:p text:style-name="P61">Синопсис: описание пробуждения испытуемой</text:p>
      <text:p text:style-name="P61">Замечания: испытуемая отказалась дать описание сна. «Гы-гы… Фигасе… Человеки рулят…» <text:span text:style-name="T15">—</text:span><text:span text:style-name="T16"> </text:span><text:span text:style-name="T61">всё, что удалось от неё добиться.</text:span></text:p>
      <text:p text:style-name="P1"/>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text:soft-page-break/></text:p>
      <text:p text:style-name="P2">***</text:p>
      <text:p text:style-name="P48"/>
      <text:p text:style-name="P61">Дата: 12.04.<text:span text:style-name="T11">2142</text:span> А.С.</text:p>
      <text:p text:style-name="P61">Эксперимент: заклинание Прозрения</text:p>
      <text:p text:style-name="P61">Испытуемая: Рэрити</text:p>
      <text:p text:style-name="P61">Синопсис: запись сна со слов испытуемой</text:p>
      <text:p text:style-name="P61">Замечания: замечаний нет</text:p>
      <text:p text:style-name="P61"/>
      <text:p text:style-name="P43">~~~</text:p>
      <text:p text:style-name="P43"/>
      <text:p text:style-name="P1"><text:span text:style-name="T31">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3">чёрный экран?</text:span></text:p>
      <text:p text:style-name="P44"/>
      <text:p text:style-name="P49">***</text:p>
      <text:p text:style-name="P48"/>
      <text:p text:style-name="P61">Дата: 12.04.<text:span text:style-name="T11">2142</text:span> А.С.</text:p>
      <text:p text:style-name="P61">Эксперимент: заклинание Прозрения</text:p>
      <text:p text:style-name="P61">Испытуемая: Пинки Пай</text:p>
      <text:p text:style-name="P61">Синопсис: описание пробуждения испытуемой</text:p>
      <text:p text:style-name="P61">Замечания: испытуемая отказалась дать описание сна.</text:p>
      <text:p text:style-name="P61"/>
      <text:p text:style-name="P43">~~~</text:p>
      <text:p text:style-name="P43"/>
      <text:p text:style-name="P61"><text:soft-page-break/>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1"/>
      <text:p text:style-name="P61">Примечание: через месяц волосы испытуемой пришли в обычное состояние, хотя при встрече с Рэйнбоу Дэш она по прежнему прячет глаза.</text:p>
      <text:p text:style-name="P61"/>
      <text:p text:style-name="P62">***</text:p>
      <text:p text:style-name="P61"/>
      <text:p text:style-name="P61">Дата: 12.04.<text:span text:style-name="T11">2142</text:span> А.С.</text:p>
      <text:p text:style-name="P61">Эксперимент: заклинание Прозрения</text:p>
      <text:p text:style-name="P61">Испытуемая: Флаттершай</text:p>
      <text:p text:style-name="P61">Синопсис: описание пробуждения испытуемой</text:p>
      <text:p text:style-name="P61">Замечания: получить описание сна оказалось невозможным. </text:p>
      <text:p text:style-name="P61"/>
      <text:p text:style-name="P43">~~~</text:p>
      <text:p text:style-name="P43"/>
      <text:p text:style-name="P61">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1"/>
      <text:p text:style-name="P61">* Примечание 1: при виде кексиков истерика случилась с Пинки Пай.</text:p>
      <text:p text:style-name="P61">Примечание 2: через месяц испытуемая избавилась от страха перед Рэйнбоу Дэш, хотя при виде радуги по-прежнему старается спрятаться.</text:p>
      <text:p text:style-name="P61"/>
      <text:p text:style-name="P2">***</text:p>
      <text:p text:style-name="P1"/>
      <text:p text:style-name="P22">Сим повелеваем прекратить дальнейшие эксперименты<text:span text:style-name="T29"> с использованием </text:span><text:span text:style-name="T30">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3"/>
      <text:h text:style-name="Heading_20_2" text:outline-level="2">14. <text:span text:style-name="T1">Конец времён</text:span></text:h>
      <text:h text:style-name="Heading_20_2" text:outline-level="2"/>
      <text:p text:style-name="P55">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5"><text:soft-page-break/>Обмакнув перо в чернила, я начал письмо.</text:p>
      <text:p text:style-name="P61"/>
      <text:p text:style-name="P61">Привет, Сел (несмотря ни на что, мне всё же хочется называть тебя так. Ты же не против?).</text:p>
      <text:p text:style-name="P61">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1"/>
      <text:p text:style-name="P102">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61">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4">Смысл снов остальных участников опыта для меня остаётся загадкой. Посылаю тебе дневник эксперимента, это лучше всяких словесных описаний.</text:p>
      <text:p text:style-name="P61">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61">Кроме того, Твайлайт в научном рвении сожгла кучу оборудования, что обусловило невозможность дальнейших исследований физически.</text:p>
      <text:p text:style-name="P61"/>
      <text:p text:style-name="P48">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text:soft-page-break/>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text:soft-page-break/>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61">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1"/>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text:soft-page-break/></text:p>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text:soft-page-break/></text:p>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text:soft-page-break/>–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61"/>
      <text:p text:style-name="P61">«…Старый Сенбе говорит вам, маленькие иго-го, и вам, взрослые воины Нзака, и вам <text:span text:style-name="T57">— </text:span>тем, кто будет читать слова глупого старика в конце времён.</text:p>
      <text:p text:style-name="P61"><text:soft-page-break/>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1">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1">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1"/>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text:soft-page-break/></text:p>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61">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text:soft-page-break/></text:p>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4">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text:soft-page-break/></text:p>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text:soft-page-break/>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40">—</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soft-page-break/></text:p>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text:soft-page-break/>–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Я всего лишь единорог, не то, что некоторые!</text:span><text:span text:style-name="T40"> </text:span><text:span text:style-name="T31">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9"><text:span text:style-name="T40">– Я </text:span><text:span text:style-name="T44">всегда буду оставаться в тени, </text:span><text:span text:style-name="T40">– </text:span><text:span text:style-name="T44">хлюпала книгоежка. </text:span><text:span text:style-name="T40">– </text:span><text:span text:style-name="T44">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11">– </text:span>Ты?!</text:p>
      <text:p text:style-name="P101"><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1"><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1"><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text:soft-page-break/>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7">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7"/>
      <text:p text:style-name="P67">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7"/>
      <text:p text:style-name="P67">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30">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30">—</text:span><text:span text:style-name="T1"> к счастью, силы заклинания не хватило. Для того, чтобы я смог подойти вплотную</text:span><text:span text:style-name="T31">,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30">—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31">«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1">.</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oft-page-break/>«<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text:soft-page-break/></text:p>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61">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61">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oft-page-break/><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text:soft-page-break/>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oft-page-break/><text:span text:style-name="T11">– У </text:span>тебя такая смешная мордочка! <text:span text:style-name="T11">– </text:span>захихикали Пинки, покачиваясь. <text:span text:style-name="T11">– </text:span>Как будто ты <text:span text:style-name="T61">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61">эт правда?</text:span></text:p>
      <text:p text:style-name="P48"><text:span text:style-name="T16">– </text:span><text:span text:style-name="T61">Какая из? Их много, вообще-то. Ик!</text:span></text:p>
      <text:p text:style-name="P48"><text:span text:style-name="T16">– </text:span><text:span text:style-name="T61">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61">он-нон, </text:span><text:span text:style-name="T16">– </text:span><text:span text:style-name="T61">захихикала Пинки, взъерошив копытами розовые кудряшки и попытавшись соорудить из них бороду, </text:span><text:span text:style-name="T16">– </text:span><text:span text:style-name="T61">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61">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61">Ты что-о-о! Нельзя любить фаэри! Она похитит твоё сердце, и ты будешь искать её, пока не… </text:span><text:span text:style-name="T16">– </text:span><text:span text:style-name="T61">Пинки погрузилась мордочкой в так и не съеденный салат «по-кантерлотски» и захрапела.</text:span></text:p>
      <text:p text:style-name="P48"><text:span text:style-name="T16">– </text:span><text:span text:style-name="T61">Пока не умру?</text:span></text:p>
      <text:p text:style-name="P48"><text:span text:style-name="T16">– </text:span><text:span text:style-name="T61">Нет, глупенький, </text:span><text:span text:style-name="T16">– </text:span><text:span text:style-name="T61">пробулькала Пинки из миски. </text:span><text:span text:style-name="T16">– </text:span><text:span text:style-name="T61">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text:soft-page-break/></text:p>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text:soft-page-break/>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4">***<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3">Приветствую тебя, мой маленький человек!</text:p>
      <text:p text:style-name="P63">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3"/>
      <text:p text:style-name="P63">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3"/>
      <text:p text:style-name="P63">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text:soft-page-break/>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3"/>
      <text:p text:style-name="P63">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3"/>
      <text:p text:style-name="P63">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3"/>
      <text:p text:style-name="P63">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3"/>
      <text:p text:style-name="P63">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3"/>
      <text:p text:style-name="P63">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3"/>
      <text:p text:style-name="P63">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3"/>
      <text:p text:style-name="P63">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3"/>
      <text:p text:style-name="P63"><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3"/>
      <text:p text:style-name="P63">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3">«<text:span text:style-name="T11">P.S. Н</text:span>е гневите мироздание воровством! <text:span text:style-name="T24">Обмен рулит</text:span>!»</text:p>
      <text:p text:style-name="P63"/>
      <text:p text:style-name="P63">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3"/>
      <text:p text:style-name="P63">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3"/>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1"/>
      <text:h text:style-name="Heading_20_2" text:outline-level="2">16. Фетлок</text:h>
      <text:p text:style-name="P87"/>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oft-page-break/><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4">***</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soft-page-break/>…</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31">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1"/>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text:soft-page-break/>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text:soft-page-break/>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4">***</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4"><text:soft-page-break/>«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7">Принцесса Селестия Эквестрийская, Дневная Глава Диархии, Непобедимое Солнце, Защитница Кантерлота, Страж Эверфри и прочая, и прочая…» </text:span><text:span text:style-name="T41">– </text:span><text:span text:style-name="T45">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4">***</text:p>
      <text:p text:style-name="P51"/>
      <text:p text:style-name="P51">Разумеется, полиция приехала, как только мы обнаружили эти чёртовы резонаторы — иначе ж и быть не могло!</text:p>
      <text:p text:style-name="P51"><text:soft-page-break/></text:p>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oft-page-break/><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text:soft-page-break/>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text:soft-page-break/>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pan text:style-name="T11">– </text:span>ОГО!</text:p>
      <text:p text:style-name="P51">Единорожка аж села на крыльцо от удивления.</text:p>
      <text:p text:style-name="P51"/>
      <text:p text:style-name="P51"><text:span text:style-name="T11">–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text:soft-page-break/>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text:soft-page-break/>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9">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text:soft-page-break/>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61"/>
      <text:p text:style-name="P61">«…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4">–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9"><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text:soft-page-break/>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4"/>
      <text:h text:style-name="Heading_20_2" text:outline-level="2">17. <text:span text:style-name="T1">Деградация</text:span></text:h>
      <text:p text:style-name="P94"/>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text:soft-page-break/>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text:soft-page-break/>–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днима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text:soft-page-break/></text:p>
      <text:p text:style-name="P54">***</text:p>
      <text:p text:style-name="P51"/>
      <text:p text:style-name="P51">Сутки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3">302 пони</text:span><text:span text:style-name="T24">.</text:span></text:p>
      <text:p text:style-name="P51"><text:span text:style-name="T63">250 пони</text:span><text:span text:style-name="T24">.</text:span></text:p>
      <text:p text:style-name="P51"><text:span text:style-name="T63">125 поней</text:span><text:span text:style-name="T24">.</text:span></text:p>
      <text:p text:style-name="P51"><text:span text:style-name="T24">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4"/>
      <text:p text:style-name="P64">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4"/>
      <text:p text:style-name="P64">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4"/>
      <text:p text:style-name="P64">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во время этих сеансов «лечения» не расфигачить вдребезги фургончик Трикси, нам его ещё возвращать придётся.</text:p>
      <text:p text:style-name="P64"/>
      <text:p text:style-name="P64"><text:soft-page-break/>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4"/>
      <text:p text:style-name="P64">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4"/>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Анон. </text:span><text:span text:style-name="T20">Дружба </text:span><text:span text:style-name="T36">—</text:span><text:span text:style-name="T20"> </text:span><text:span text:style-name="T3">э</text:span><text:span text:style-name="T20">то, </text:span><text:span text:style-name="T65">так её </text:span><text:span text:style-name="T3">разэтак</text:span><text:span text:style-name="T65">,</text:span><text:span text:style-name="T20"> магия!</text:span></text:p>
      <text:p text:style-name="P152"/>
      <text:p text:style-name="Standard"><text:span text:style-name="T20">P.S. Мне тебя не хватает. Сильно.</text:span><text:span text:style-name="T57">»</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text:soft-page-break/>«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text:soft-page-break/>–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text:soft-page-break/>–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размеренный звук таил необъяснимую угрозу.</text:p>
      <text:p text:style-name="P51">Скррржжжж… Скррржжж…</text:p>
      <text:p text:style-name="P51"><text:soft-page-break/>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3">37 пни</text:span></text:p>
      <text:p text:style-name="P72">24пн</text:p>
      <text:p text:style-name="P72">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3">302 пони</text:span><text:span text:style-name="T24">.</text:span></text:p>
      <text:p text:style-name="P51"><text:span text:style-name="T63">250 пони</text:span><text:span text:style-name="T24">.</text:span></text:p>
      <text:p text:style-name="P51"><text:span text:style-name="T63">125 поней</text:span><text:span text:style-name="T24">.</text:span></text:p>
      <text:p text:style-name="P51"><text:span text:style-name="T24">54 паня.</text:span>»</text:p>
      <text:p text:style-name="P51"/>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text:soft-page-break/></text:p>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очку и шагнул к фургону. Потом передумал и знаком попросил пегаску подождать. Перешагнув через разлом, я поднял жестянку с земли и прислонил её к указателю. Потом, подобрав гвоздь, зачеркнул на табличке единицу и вывел новую цифру:</text:p>
      <text:p text:style-name="P57"/>
      <text:p text:style-name="P57">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text:span text:style-name="T81">лишь </text:span>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text:span text:style-name="T82">в месте сужения Провала</text:span>, через трещину были перекинуты сбитые наспех мостки.<text:line-break/>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text:span text:style-name="T83">нами</text:span>,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2">«<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54">«</text:span><text:span text:style-name="T28">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25">Вести из п</text:span><text:span text:style-name="T24">ровинци</text:span><text:span text:style-name="T25">и</text:span><text:span text:style-name="T24">: </text:span><text:span text:style-name="T25">Груммингтон, Снортинг и <text:s/>Питсвилль накрыло пятно магической деградации.</text:span><text:span text:style-name="T27"> Бригады волонтёров устанавливают предупреждающие знаки и указатели объезда поражённой области…</text:span>». «<text:span text:style-name="T26">Криминальный мир: преступник-</text:span><text:span text:style-name="T24">примат «анонимус» всё ещё на свободе! Награда за поимку возросла до двадцати тысяч!!!</text:span>». «<text:span text:style-name="T24">Казус в Мэйнхэттене: </text:span><text:soft-page-break/><text:span text:style-name="T24">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text:span text:style-name="T84">й</text:span> же ст<text:span text:style-name="T84">ене</text:span>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text:span text:style-name="T84">сутки</text:span> мы не видели ни одного пегасьего дозора. <text:span text:style-name="T84">Я</text:span> уже свободно шагал рядом с Дэш, не боясь разоблачения.</text:p>
      <text:p text:style-name="P51"/>
      <text:p text:style-name="P51">Издав прощальный гудок, поезд двинулся вперёд. <text:span text:style-name="T84">После его отъезда установилась </text:span>неуловим<text:span text:style-name="T84">ая</text:span>, неописуем<text:span text:style-name="T84">ая</text:span> словами звенящ<text:span text:style-name="T84">ая</text:span> тишин<text:span text:style-name="T84">а. </text:span>Филлидельфия стала городом-призраком.</text:p>
      <text:p text:style-name="P51"/>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text:span text:style-name="T85">сто пятьдесят</text:span> – <text:span text:style-name="T85">сто </text:span>семьдесят <text:span text:style-name="T85">фунтов</text:span>.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text:span text:style-name="T86">ой</text:span> больн<text:span text:style-name="T86">ой</text:span> кляч<text:span text:style-name="T86">ей</text:span>.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text:soft-page-break/>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
      <text:p text:style-name="P51"><text:soft-page-break/>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Я задумался.</text:p>
      <text:p text:style-name="P51">– Я не плачу, потому, что я — мужчина. Нас так воспитывают. Кроме того, <text:span text:style-name="T87">в </text:span>мо<text:span text:style-name="T87">ём</text:span> собственн<text:span text:style-name="T87">ом</text:span> мир<text:span text:style-name="T87">е</text:span> <text:span text:style-name="T87">дела идут </text:span>куда ху<text:span text:style-name="T87">ж</text:span>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тебе утром <text:span text:style-name="T88">никто не скажет</text:span>: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text:soft-page-break/>–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
      <text:p text:style-name="P51">Пегаска молча потянула зубами за шлейку рюкзака, сдёргивая его с меня.</text:p>
      <text:p text:style-name="P51">–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4">И товары</text:span> вовсе<text:span text:style-name="T64"> не </text:span>бесплатные<text:span text:style-name="T64"> <text:s/></text:span>— я оставлял в магазинах деньги! — последние, кстати. Дай, я сам отберу припасы…</text:p>
      <text:p text:style-name="P51"/>
      <text:p text:style-name="P51">…</text:p>
      <text:p text:style-name="P51"/>
      <text:p text:style-name="P53">Ю-ху-у-у!!!</text:p>
      <text:p text:style-name="P53">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text:soft-page-break/>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text:span text:style-name="T89">расхохотаться и </text:span>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3"/>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text:span text:style-name="T89">ие</text:span> <text:span text:style-name="T89">сутки</text:span>?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text:soft-page-break/></text:p>
      <text:p text:style-name="P51">…</text:p>
      <text:p text:style-name="P51"/>
      <text:p text:style-name="P64">Сияние. <text:span text:style-name="T64">Оно п</text:span>овсюду. <text:span text:style-name="T64">Нет верха и низа, нет направлений и расстояний. Нет м</text:span>ыслей. Нет чувств. Нет времени. Есть только бесконечное сияние.</text:p>
      <text:p text:style-name="P64"/>
      <text:p text:style-name="P64"><text:s/>В какой-то момент пришло осознание.</text:p>
      <text:p text:style-name="P64"/>
      <text:p text:style-name="P6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4"/>
      <text:p text:style-name="P155">В сиянии проступают очертания предметов. Дверь? Этот предмет называется «дверь»? Кровать? Капельница? Дефибриллятор?</text:p>
      <text:p text:style-name="P155">Я зажмуриваюсь от яркого света люминесцентных ламп. Откуда-то сбоку доносится неприятный зуммер и тихие фразы.</text:p>
      <text:p text:style-name="P155"/>
      <text:p text:style-name="P64">– Док, позавчерашний приходит в сознание!</text:p>
      <text:p text:style-name="P64">– Следи за давлением.</text:p>
      <text:p text:style-name="P64">В поле зрения появляется предмет. Сквозь ресницы видны только его расплывчатые очертания. Предмет движется, проводя какие-то манипуляции.</text:p>
      <text:p text:style-name="P64"/>
      <text:p text:style-name="P64">Я открываю глаза и вижу фигуру в голубом.</text:p>
      <text:p text:style-name="P64"/>
      <text:p text:style-name="P64">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4"/>
      <text:p text:style-name="P64">– Больной, как вы себя чувствуете? Вы можете назвать своё имя?</text:p>
      <text:p text:style-name="P64"/>
      <text:p text:style-name="P64">Я закрываю глаза и пытаюсь вспомнить.</text:p>
      <text:p text:style-name="P64"/>
      <text:p text:style-name="P64">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4"/>
      <text:p text:style-name="P156">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156">Идиот! Если тебе отчекрыжили обмороженные руки-ноги, то остаток жизни проведёшь в инвалидном кресле, вспоминая, как хотел стать альпинистом!</text:p>
      <text:p text:style-name="P64"><text:soft-page-break/>Я вспомнил почти всё. Моё имя? Осталось вспомнить имя. Меня зовут…</text:p>
      <text:p text:style-name="P64"/>
      <text:p text:style-name="P64">– Ано-о-он! Ано-о-он! Ано-о-он!</text:p>
      <text:p text:style-name="P64"/>
      <text:p text:style-name="P156">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156"/>
      <text:p text:style-name="P156">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156"/>
      <text:p text:style-name="P64">Я открываю глаза и вижу фигуру в голубом.</text:p>
      <text:p text:style-name="P64"/>
      <text:p text:style-name="P51">…</text:p>
      <text:p text:style-name="P51"/>
      <text:p text:style-name="P51">Сознание с трудом возвращалось в гудевшую <text:span text:style-name="T6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4">А т</text:span>ы вставать не хотел! Я очень-очень испугалась. <text:span text:style-name="T64">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text:span text:style-name="T90">тротом</text:span>…</text:p>
      <text:p text:style-name="P51"/>
      <text:p text:style-name="P51"><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text:span text:style-name="T90">тротом, </text:span>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9">о такие… гм… заклинания. Ты </text:span><text:span text:style-name="T38">пишешь</text:span><text:span text:style-name="T49">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И <text:span text:style-name="T1">у</text:span> нас совсем нет магии.</text:p>
      <text:p text:style-name="P51"><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5">– Не парься. Просто исходи из того, что до Понивилля мы доберёмся шагом. И ещё вот что…</text:p>
      <text:p text:style-name="P55"><text:soft-page-break/>– Да?</text:p>
      <text:p text:style-name="P55">– Слезь с меня наконец!</text:p>
      <text:p text:style-name="P55"/>
      <text:p text:style-name="P55">Пегаска густо покраснела.</text:p>
      <text:p text:style-name="P55"/>
      <text:p text:style-name="P54">***</text:p>
      <text:p text:style-name="P51"/>
      <text:p text:style-name="P51">Два дня спустя…</text:p>
      <text:p text:style-name="P51"/>
      <text:p text:style-name="P51">Мы стояли на берегу Седлового озера. Дэш озадаченно осматривалась.</text:p>
      <text:p text:style-name="P55">–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5">–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5"><text:span text:style-name="T11"/></text:p>
      <text:p text:style-name="P55">Пегаска <text:span text:style-name="T11">сконфужено</text:span> заметила:</text:p>
      <text:p text:style-name="P55">– Я в этих краях впервые. И обычно я путешествую по воздуху или поездом.</text:p>
      <text:p text:style-name="P55">Я фейспалмнул, вспоминая выкинутые в провал припасы.</text:p>
      <text:p text:style-name="P55"/>
      <text:p text:style-name="P55">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5"/>
      <text:p text:style-name="P55">–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5"/>
      <text:p text:style-name="P55">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4">матюков мне</text:span> удалось замазать самые большие щели. За тестовый<text:span text:style-name="T64"> </text:span>получасовый заплыв<text:span text:style-name="T64"> </text:span>в лодку набралось всего две банки воды.</text:p>
      <text:p text:style-name="P55"/>
      <text:p text:style-name="P55">– Ну что, отправляемся? – Дэш свесилась с носа, глядя в зеленоватую воду. – Как лодку назовёшь, кэп?</text:p>
      <text:p text:style-name="P55">– «Две банки». – буркнул я.</text:p>
      <text:p text:style-name="P39"/>
      <text:p text:style-name="P39">…</text:p>
      <text:p text:style-name="P39"/>
      <text:p text:style-name="P55">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5">Я оглянулся. Дэш опустила глаза. На мордочке застыло выражение печали.</text:p>
      <text:p text:style-name="P55"><text:soft-page-break/>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5">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5">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5">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5">– Анон. – прервала ход моих мыслей пегаска. – Наш путь заканчивается. В Понивилле мы расстанемся. Ты ничего не хочешь мне сказать?</text:p>
      <text:p text:style-name="P55">– Что именно? – вопрос застал меня врасплох. Я прекратил грести и обернулся.</text:p>
      <text:p text:style-name="P55">– Ну… – пегаска смутилась. – Что у тебя на душе? Какие чувства? Ты правда совсем-совсем ничего не хочешь мне сказать?</text:p>
      <text:p text:style-name="P55">– Да вроде нет. Ни о чём не думал вообще.</text:p>
      <text:p text:style-name="P55">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5">– Значит, тебе нечего мне сказать? Тогда я скажу! Ты врёшь, что ни о чём не думал! Ты опять думал о ней!</text:p>
      <text:p text:style-name="P55">– О ком?</text:p>
      <text:p text:style-name="P55">–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5">Та-а-ак! Вот в чём дело, лягать меня в пузо! Пегаска ревнует! Какого хера? <text:span text:style-name="T64">Я не давал ей повода!</text:span></text:p>
      <text:p text:style-name="P55">– Это не твоё дело! – рявкнул я.</text:p>
      <text:p text:style-name="P55">– Ах, не моё?! Не моё после побега из центра Псинтела?! Не моё после обнимашек в фургоне?! Не моё после трассы 52?!! Ты… Ты…</text:p>
      <text:p text:style-name="P55">–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5">– Да пожалуйста! – пегаска топнула ногой. – Нет там для вас ничего полезного! Но раз уж ты это вспомнил — на здоровье! Я видела во сне человека! И о<text:span text:style-name="T64">н жил с пони! И они </text:span>офигенно <text:span text:style-name="T64">любили друг друга! И у них </text:span>был<text:span text:style-name="T64"> </text:span>офигенный <text:span text:style-name="T64">секс! </text:span>И это было офигенно круто!<text:span text:style-name="T64"> </text:span>А ты… Ты <text:span text:style-name="T11">— н</text:span>е такой! Ты не любишь пони!!!</text:p>
      <text:p text:style-name="P55">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5"/>
      <text:p text:style-name="P55">КРАК!</text:p>
      <text:p text:style-name="P55"/>
      <text:p text:style-name="P55">– Ой! – пегаска поспешно отдёрнула ногу. Но было поздно.</text:p>
      <text:p text:style-name="P55"><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5">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5">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5">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5">– Оставь меня в покое! Мне не нужна твоя помощь!!!</text:p>
      <text:p text:style-name="P55">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3">—</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3">«</text:span>обстоятельство непреодолимой силы<text:span text:style-name="T33">»</text:span> ухватило меня за воротник <text:span text:style-name="T1">куртки</text:span> и выдернуло <text:span text:style-name="T1">на поверхность</text:span>.</text:p>
      <text:p text:style-name="P55">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5">Приволочив меня на берег, Дэш разжала зубы. Я успел перевернуться на спину, когда она со стоном повалилась на меня, раскинув крылья.</text:p>
      <text:p text:style-name="P55"><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5"><text:span text:style-name="T11">– </text:span>Выф-выф-вуф! <text:span text:style-name="T11">– </text:span>возразил я.</text:p>
      <text:p text:style-name="P55">Отпихнув от лица живот пегаски и выплюнув шерсть, я продолжил.</text:p>
      <text:p text:style-name="P55"><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5"><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5">Я молчал, осмысливая услышанное. Злость ушла. Пришла печаль.</text:p>
      <text:p text:style-name="P55"><text:span text:style-name="T11">– </text:span>Дэш, я знаю. Просто не могу о ней забыть.</text:p>
      <text:p text:style-name="P55">Пегаска тяжело поднялась.</text:p>
      <text:p text:style-name="P55"><text:span text:style-name="T11">– </text:span>Везёт же некоторым. <text:span text:style-name="T11">– </text:span>пробормотала она, раскрывая крылья для просушки.</text:p>
      <text:p text:style-name="P55"/>
      <text:p text:style-name="P55">…</text:p>
      <text:p text:style-name="P55"><text:soft-page-break/></text:p>
      <text:p text:style-name="P55"><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5">Я сидел на песке, прижимаясь спиной к спине пегаски. Её распахнутые крылья защищали меня от ветра.</text:p>
      <text:p text:style-name="P55"><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2">– А</text:span><text:span text:style-name="T33">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oft-page-break/><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30">Я не могу навязать тебе чувств…</text:span><text:span text:style-name="T23"> </text:span><text:span text:style-name="T30">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oft-page-break/><text:span text:style-name="T11">– </text:span><text:span text:style-name="T1">Я не умею. Неумеха. </text:span><text:span text:style-name="T11">–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5"/>
      <text:h text:style-name="Heading_20_2" text:outline-level="2">19. <text:span text:style-name="T1">Понивилль. Фейс-контроль </text:span></text:h>
      <text:p text:style-name="P39"/>
      <text:p text:style-name="P55">«<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5"/>
      <text:p text:style-name="P55">Я отложил стопку газет, принесенных пегаской.</text:p>
      <text:p text:style-name="P55"><text:span text:style-name="T11">–</text:span> Про меня таки забыли. Отлично.</text:p>
      <text:p text:style-name="P55"><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5"><text:span text:style-name="T11">–</text:span> Ого! Луна никак не уймется. Ладно, это её проблемы.</text:p>
      <text:p text:style-name="P55">К счастью, библиотека Понивилля располагалась на окраине. Пробраться туда под покровом сумерек было раз плюнуть.</text:p>
      <text:p text:style-name="P55"><text:span text:style-name="T11">– </text:span>Твайлайт, привет! Мы вернулись! <text:span text:style-name="T11">–</text:span> я широко улыбнулся и захлопнул за собой дверь.</text:p>
      <text:p text:style-name="P55"><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заучка с бегающими глазками и недоброй ухмылочкой вышла из темноты, мне поплохело.</text:p>
      <text:p text:style-name="P55">Ни слова ни говоря, Твайлайт отперла дверь в подвал и потащила меня за собой.</text:p>
      <text:p text:style-name="P55"><text:span text:style-name="T11">– К</text:span>АКОГО ХУЯ?!! Твайлайт, ёб твою пони-мать, ты чего творишь? <text:span text:style-name="T11">– </text:span>я вцепился в ручку двери.</text:p>
      <text:p text:style-name="P55"><text:span text:style-name="T11">– </text:span>Твайли, ты чего? <text:span text:style-name="T11">– </text:span>брыкалась Дэш. <text:span text:style-name="T11">– </text:span>Немедленно опусти меня на пол!</text:p>
      <text:p text:style-name="P55"><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5">ХРУСТЬ!</text:p>
      <text:p text:style-name="P55">Дверная ручка оторвалась с мясом и я продолжил низвержение в подвал.</text:p>
      <text:p text:style-name="P55"><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5">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5"><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5">Я молча дёргался, пытаясь сломать браслеты.</text:p>
      <text:p text:style-name="P55"><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5">Единорожка отвернулась к стеклянному шкафу и стала рыться в нём.</text:p>
      <text:p text:style-name="P55"><text:span text:style-name="T11">– </text:span>Где-то он тут был, я же клала его сюда на прошлой неделе, после эксперимента с тыквой!</text:p>
      <text:p text:style-name="P55">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5"><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5">Я снова распластался на столе, скованный браслетами. Твайлайт с безумными глазами склонилась надо мной. Рядом с ней парил скальпель.</text:p>
      <text:p text:style-name="P55"><text:span text:style-name="T11">– </text:span>Твайлайт, не смей! <text:span text:style-name="T11">– </text:span>хриплым от ужаса голосом прошептал я. <text:span text:style-name="T11">– </text:span>Я тебе потом сниться буду!</text:p>
      <text:p text:style-name="P55"><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5">Скальпель с огромной скоростью метнулся ко мне.</text:p>
      <text:p text:style-name="P55"><text:span text:style-name="T11">– </text:span>А-А-А-А-А-А!</text:p>
      <text:p text:style-name="P55">Вжик-вжик-вжик!</text:p>
      <text:p text:style-name="P55">Лоскутья одежды полетели на пол. Я лежал на столе нагой, как новорождённый, и орал соответственно.</text:p>
      <text:p text:style-name="P55"><text:span text:style-name="T11">– О</text:span>у! <text:span text:style-name="T64">Что-то новенькое! </text:span>Это надо задокументировать, хи-хи.</text:p>
      <text:p text:style-name="P55">Невесть откуда взявшийся фотоаппарат сделал несколько снимков моего естества в разных ракурсах.</text:p>
      <text:p text:style-name="P55"><text:soft-page-break/><text:span text:style-name="T11">– </text:span>Хрен-то тебе зачем? <text:span text:style-name="T11">– </text:span>с бессильной злостью спросил я. <text:span text:style-name="T11">– </text:span><text:span text:style-name="T64">Т</text:span>ы собираешься устроить филиал порнхаба для пони-извращенцев?</text:p>
      <text:p text:style-name="P55"><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5">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5"><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5"><text:span text:style-name="T11">– </text:span>А если попроще?</text:p>
      <text:p text:style-name="P55"><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5">Твайлайт вытащила воронку из аппарата и приставила её к моей груди. За воронкой к ящику тянулся толстый гофрированный шланг.</text:p>
      <text:p text:style-name="P55"><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5"><text:span text:style-name="T11">– М</text:span>агнетрон вводит в резонанс только частицы магического субстрата. Тебе не о чём волноваться! Я абсолютно в этом уверена!</text:p>
      <text:p text:style-name="P55">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5"><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5">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5"><text:span text:style-name="T11">– </text:span>А-А-А-А-А-А!!! Бля!</text:p>
      <text:p text:style-name="P55">Мой полёт сквозь усыпанную звёздами сине-зелёную мглу закончился столкновением с чем-то мягким.</text:p>
      <text:p text:style-name="P55"><text:span text:style-name="T11">– </text:span>Сестра???</text:p>
      <text:p text:style-name="P55">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5"><text:span text:style-name="T11">– </text:span>А-А-А-А-А-А!!!</text:p>
      <text:p text:style-name="P55"/>
      <text:p text:style-name="P56">***</text:p>
      <text:p text:style-name="P56"><text:soft-page-break/></text:p>
      <text:p text:style-name="P55">Две кляксы надо мной сформировались в Рэйнбоу Дэш и Твайлайт Спаркл. Пони озадаченно наблюдали за мной и тихо шушукались.</text:p>
      <text:p text:style-name="P55"><text:span text:style-name="T11">– </text:span>Никогда, слышишь, никогда больше не смей подымать меня…</text:p>
      <text:p text:style-name="P55"><text:span text:style-name="T11">– </text:span>Откуда я знала, что резонансное заклинание так среагирует на…</text:p>
      <text:p text:style-name="P55"><text:span text:style-name="T11">– А</text:span>нон? <text:span text:style-name="T11">– </text:span>пегаска заметила, что я открыл глаза. <text:span text:style-name="T11">– </text:span>Ты в порядке?</text:p>
      <text:p text:style-name="P55">Я издал нечто среднее между брачным рёвом лося и стоном умирающего слона.</text:p>
      <text:p text:style-name="P55"><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5"><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5"/>
      <text:p text:style-name="P55">…</text:p>
      <text:p text:style-name="P55"/>
      <text:p text:style-name="P55">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5"/>
      <text:p text:style-name="P55"><text:span text:style-name="T11">– </text:span>Итак, мы:</text:p>
      <text:p text:style-name="P55">а) Имеем резонаторные рубины для ускорителя.</text:p>
      <text:p text:style-name="P55">б) После исчезновения принцессы Селестии, не имеем <text:s/>возможности контролировать усиленное ускорителем <text:s/>заклинание Прозрения.</text:p>
      <text:p text:style-name="P55"/>
      <text:p text:style-name="P55">Это значит, что:</text:p>
      <text:p text:style-name="P55">а) Нам придётся пользоваться обычной версией заклинания. Вероятность успеха в этом случае я оцениваю как <text:s/>один к пяти.</text:p>
      <text:p text:style-name="P55">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5"/>
      <text:p text:style-name="P55"><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5"><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5"><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5">– Дорогая, каждый пони должен быть готов на всё во имя Эквестрии! Если, конечно, это не грязь под туалетным ковриком. – заявила Рэрити.</text:p>
      <text:p text:style-name="P55"><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5"><text:span text:style-name="T11">– </text:span>Тебе-то на Понивилль точно махать! <text:span text:style-name="T11">– </text:span>огрызнулась фермерша. <text:span text:style-name="T11">– Т</text:span>вой дом, поди, не зацепит.</text:p>
      <text:p text:style-name="P55"><text:soft-page-break/><text:span text:style-name="T11">– </text:span>Что ты сказала? А ну, повтори? <text:span text:style-name="T11">– </text:span>взвилась пегаска.</text:p>
      <text:p text:style-name="P55"><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5"><text:span text:style-name="T11">– </text:span>Ась?</text:p>
      <text:p text:style-name="P55"><text:span text:style-name="T11">– </text:span>Что?</text:p>
      <text:p text:style-name="P55"><text:span text:style-name="T11">– </text:span>Какой? <text:span text:style-name="T11">– </text:span>разом <text:span text:style-name="T11">о</text:span>бернулась ко мне компания.</text:p>
      <text:p text:style-name="P55"><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5"><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5"><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5"><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5"><text:span text:style-name="T11">– </text:span>Рэр, иногда лучше жевать, чем говорить. Вот честно!</text:p>
      <text:p text:style-name="P55"><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5">Я прыгал на одной ноге, натягивая джинсы.</text:p>
      <text:p text:style-name="P55"><text:span text:style-name="T11">– </text:span>Они лежали в нагрудном кармане рубашки.</text:p>
      <text:p text:style-name="P55">Твайлайт отвлеклась от доски.</text:p>
      <text:p text:style-name="P55"><text:span text:style-name="T11">– В р</text:span>убашке? Я послала вниз Спайка прибраться. Те лохмотья тлели после вспышки… Спа-а-айк!!!</text:p>
      <text:p text:style-name="P55">Дракончик поднялся по лестнице с веником в одной лапе и мусорным пакетом в другой. Он был весь перемазан сажей и что-то торопливо жевал.</text:p>
      <text:p text:style-name="P55"><text:span text:style-name="T11">– </text:span>Вот, прибрался малёхо. Но с потолка сажу ещё не успел счистить, там стремянка нужна.</text:p>
      <text:p text:style-name="P55"><text:span text:style-name="T11">– </text:span>Спайки-Вайки, не выкидывай одежду, пожалуйста. В ней должны быть рубины.</text:p>
      <text:p text:style-name="P55"><text:span text:style-name="T11">– </text:span>Какие ещё рубины? <text:span text:style-name="T11">– </text:span>переспросил Спайк и зажевал быстрее.</text:p>
      <text:p text:style-name="P55"><text:span text:style-name="T11">–</text:span> Резонаторные! <text:span text:style-name="T11">–</text:span> холодея, ответил я. <text:span text:style-name="T11">– </text:span>В кармане рубашки должны лежать четыре кристалла.</text:p>
      <text:p text:style-name="P55"><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5">…</text:p>
      <text:p text:style-name="P55"/>
      <text:p text:style-name="P55"><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5"><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5">Подушка отогнулась и в прямоугольнике света показалась голова Пинки.</text:p>
      <text:p text:style-name="P55"><text:span text:style-name="T11">– Н</text:span>он-нон? Ты сейчас правильный, или нет?</text:p>
      <text:p text:style-name="P55"><text:span text:style-name="T11">– А</text:span>нон, ты как? Тебе уже лучше? <text:span text:style-name="T11">– </text:span>в прямоугольнике появилась голова Рэйнбоу Дэш.</text:p>
      <text:p text:style-name="P55"><text:span text:style-name="T11">– </text:span>Фигурально выражаясь, ты в себе? <text:span text:style-name="T11">– </text:span>вклинилась между ними Твайлайт Спаркл.</text:p>
      <text:p text:style-name="P55"><text:soft-page-break/><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5">Я отдышался. Поняхи участливо смотрели на меня, выискивая признаки успокоения.</text:p>
      <text:p text:style-name="P55"><text:span text:style-name="T11">– </text:span>Отпустите. Я уже правильный. <text:span text:style-name="T11">– </text:span>наконец произнёс я.</text:p>
      <text:p text:style-name="P55">Пинки, Дэш и Твайлайт слезли с горки подушек, наваленных на меня после эмоционального взрыва. Эпплджек встала с ног.</text:p>
      <text:p text:style-name="P55"><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5"><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5"><text:span text:style-name="T11">– </text:span>Спайк!!! Немедленно… <text:s/>сбегай к Кейкам за выпечкой! Нам всем нужно успокоиться.</text:p>
      <text:p text:style-name="P55"><text:span text:style-name="T11">– </text:span>Уже бегу!</text:p>
      <text:p text:style-name="P55"/>
      <text:p text:style-name="P56">***</text:p>
      <text:p text:style-name="P55"/>
      <text:p text:style-name="P55">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5"><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5"><text:span text:style-name="T11">– </text:span>Не беспокойся, у меня всё просчитано. Я уверена, я подчёркиваю, я абсолютно уверена в безопасности эксперимента!</text:p>
      <text:p text:style-name="P55"><text:span text:style-name="T11">– </text:span>Ой, што-то мне нехорошо становится, когда ты так говоришь…</text:p>
      <text:p text:style-name="P55"><text:span text:style-name="T11">– Кобылки</text:span>, приготовились! Начинаю обратный отсчёт! Десять! Девять! Восемь! Семь!</text:p>
      <text:p text:style-name="P55">Гудение синхрофазотрона усилилось. Картинка у меня перед глазами поплыла.</text:p>
      <text:p text:style-name="P55"><text:span text:style-name="T11">– </text:span>Шесть! Пять! Четыре! Три! Флатти, ты одела ожерелье Доброты задом-наперёд! Три-с-половиной! Три-с-четвертью! Два! Один! Понеслись!</text:p>
      <text:p text:style-name="P55">Картинка у меня перед глазами выключилась.</text:p>
      <text:p text:style-name="P55"/>
      <text:h text:style-name="Heading_20_2" text:outline-level="2">20. В<text:span text:style-name="T1">еликое Откровение</text:span></text:h>
      <text:p text:style-name="P39"/>
      <text:p text:style-name="P55">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5">Я вглядываюсь в далёкую вершину.</text:p>
      <text:p text:style-name="P55">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5">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5"><text:soft-page-break/>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5">Я переправляюсь через пропасть.</text:p>
      <text:p text:style-name="P55">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5"/>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7">Когорта <text:span text:style-name="T54">–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6">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5"/>
      <text:p text:style-name="P55">Я тяну ручку двери на верхней площадке. Сильный сквозняк чуть не сбивает меня с ног: ветер задувает в<text:span text:style-name="T64"> </text:span>покои Луны<text:span text:style-name="T64"> </text:span>через открытые балконные двери<text:span text:style-name="T64">.</text:span></text:p>
      <text:p text:style-name="P55">Мириады пульсирующих нитей сходятся к центру комнаты, где на матрасе лежит обтянутый шкурой скелет аликорна.</text:p>
      <text:p text:style-name="P55">Я осторожно пересекаю комнату и захлопываю двери на балкон.</text:p>
      <text:p text:style-name="P55"><text:span text:style-name="T11">– </text:span>А-а-а, ты всё-таки пришёл… <text:span text:style-name="T11">– </text:span>шелестит скрипучий голос за моей спиной.</text:p>
      <text:p text:style-name="P55">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5"><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5"><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5"><text:span text:style-name="T11">– </text:span>ТЫ НИЧЕГО НЕ УЗНАЕШЬ!!!</text:p>
      <text:p text:style-name="P55">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5"><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обезьяньего мирка… Доволен? Вот что ты узнал своим экспериментом! Твайлайт зря старалась…</text:p>
      <text:p text:style-name="P55">Луна закашливается едким смехом и отпивает из вазы, стоящей на полу рядом с матрацем.</text:p>
      <text:p text:style-name="P55"><text:span text:style-name="T11">– </text:span>Открой балкон. Мы призвали Найтмэр, чтобы подольше продержаться. Этой сучке из племени виндиго нужен ветер.</text:p>
      <text:p text:style-name="P55"><text:soft-page-break/>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5"/>
      <text:p text:style-name="P55"><text:span text:style-name="T11">– </text:span>Сожалеем, что не можем убить тебя.</text:p>
      <text:p text:style-name="P55">Обернувшись я встречаюсь с рогом аликорницы, нацеленным мне в грудь.</text:p>
      <text:p text:style-name="P55"><text:span text:style-name="T11">– </text:span>Твоё тело соткано из наваждения — Нам ли не знать! Мы всё ещё Владыка Снов.</text:p>
      <text:p text:style-name="P55">Я делаю шаг назад, на балкон. Луна трескуче смеётся и шагает следом.</text:p>
      <text:p text:style-name="P55"><text:span text:style-name="T11">– </text:span>Но что в Нашей власти — так это вышвырнуть тебя отсюда!</text:p>
      <text:p text:style-name="P55">Я снова отступаю. Я помню, что балкон метра три в ширину и без перил. И хоть я осознаю, что это сон, мне страшно до онемения.</text:p>
      <text:p text:style-name="P55"><text:span text:style-name="T11">– </text:span>Призвав тебя сюда, мы потратили последние силы. Которыми можно было поддерживать Эквестрию ещё долгие годы.</text:p>
      <text:p text:style-name="P55">Шаг назад.</text:p>
      <text:p text:style-name="P55"><text:span text:style-name="T11">– </text:span>Кимеринн погиб, чтобы ты жил.</text:p>
      <text:p text:style-name="P55">Шаг назад.</text:p>
      <text:p text:style-name="P55"><text:span text:style-name="T11">– </text:span>Сел осталась без магии и развоплотилась из-за тебя.</text:p>
      <text:p text:style-name="P55">Шаг назад.</text:p>
      <text:p text:style-name="P55"><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5">Я мешкаю, не чувствуя под отступающей ногой опоры, и этого хватает, чтобы Луна в выпаде достала меня рогом.</text:p>
      <text:p text:style-name="P55">Магический разряд пронзает грудь сетью молний и вышвыривает меня с балкона. Луна — или Найтмэр Мун? — хохочет, видя моё падение.</text:p>
      <text:p text:style-name="P55">Я проваливаюсь в сине-зелёную мглу, усыпанную звёздами.</text:p>
      <text:p text:style-name="P55"/>
      <text:p text:style-name="P55">…</text:p>
      <text:p text:style-name="P39"/>
      <text:p text:style-name="P55">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5">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4">её </text:span>расплываются. Она исчезает, не дойдя до экрана.</text:p>
      <text:p text:style-name="P70">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5">Ближе.</text:p>
      <text:p text:style-name="P55">Всем телом ощущаю дискомфорт от низкочастотной вибрации, как будто рядом проходит поезд.</text:p>
      <text:p text:style-name="P55">Ещё ближе.</text:p>
      <text:p text:style-name="P55"><text:soft-page-break/>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5">Совсем близко.</text:p>
      <text:p text:style-name="P55">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5"/>
      <text:p text:style-name="P55">Я ВИЖУ!!! ВИЖУ!!! ПРОКЛЯТЬЕ, КАК ВСЁ ПРОСТО!!!</text:p>
      <text:p text:style-name="P55"/>
      <text:p text:style-name="P55">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5"><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5">Я киваю ей в ответ. Мне понятно, почему.</text:p>
      <text:p text:style-name="P55"><text:span text:style-name="T11">– </text:span>Как тебя зовут, малышка? Я постараюсь вернуть тебя. Может быть, ещё не поздно.</text:p>
      <text:p text:style-name="P55">Пегаска приветственно машет копытом. Звёзды просвечивают сквозь неё, она тает на глазах. Её тянет к экрану.</text:p>
      <text:p text:style-name="P26"><text:span text:style-name="T39">– </text:span><text:span text:style-name="T29">Шейла! Шейла Блюскай! И я уже не малышка! </text:span><text:span text:style-name="T39">– </text:span><text:span text:style-name="T29">она тычет в кьютимарку в виде ластика, стирающего тучу.</text:span></text:p>
      <text:p text:style-name="P55">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70"/>
      <text:p text:style-name="P56">***</text:p>
      <text:p text:style-name="P56"/>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3">— </text:span><text:span text:style-name="T1">т</text:span>ы стал слишком бледный. Я решила прервать <text:span text:style-name="T1">заклинание</text:span>. Как ты себя…</text:p>
      <text:p text:style-name="P1"><text:span text:style-name="T42">–</text:span><text:span text:style-name="T33"> …чувствуешь, дорогая Рэрити?! Я могу чем-нибудь помочь? Вот, выпей воды! </text:span><text:span text:style-name="T42">–</text:span><text:span text:style-name="T33"> дракончик метался вокруг светлой единорожки, в волнении заламывая лапы.</text:span></text:p>
      <text:p text:style-name="P55">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5"><text:span text:style-name="T11">– </text:span>Ну што? Увидел што-нибудь, сахарок?</text:p>
      <text:p text:style-name="P55">Пони уставились на меня с надеждой.</text:p>
      <text:p text:style-name="P55"><text:span text:style-name="T11">– </text:span>Да.</text:p>
      <text:p text:style-name="P55">Откровение давило на психику как тонна кирпичей. Я не знал, что им сказать. Я не мог.</text:p>
      <text:p text:style-name="P55"><text:span text:style-name="T11">– П</text:span>ревосходно!</text:p>
      <text:p text:style-name="P55"><text:span text:style-name="T11">– </text:span>Это просто супер-дупер-здоровски-потрясно!</text:p>
      <text:p text:style-name="P55"><text:soft-page-break/><text:span text:style-name="T11">– </text:span>Йей!</text:p>
      <text:p text:style-name="P55"><text:span text:style-name="T11">– </text:span>Ю-ху!</text:p>
      <text:p text:style-name="P55"><text:span text:style-name="T11">– О</text:span>фигенно! Мы победили! Анон, ты молодец!</text:p>
      <text:p text:style-name="P55"><text:span text:style-name="T11">– </text:span>Замечательно! Секундочку, я приготовлю дневник…</text:p>
      <text:p text:style-name="P55">Восторг пони постепенно сменился ожиданием. Я молчал.</text:p>
      <text:p text:style-name="P55"><text:span text:style-name="T11">– </text:span>Эмм? И что же ты увидел? <text:span text:style-name="T11">– </text:span>не выдержала Твайлайт.</text:p>
      <text:p text:style-name="P55"><text:span text:style-name="T11">– </text:span>Я… не могу сказать этого.</text:p>
      <text:p text:style-name="P55">Ожидание сменилось недоумением. Рэйнбоу Дэш насмешливо скривила губы.</text:p>
      <text:p text:style-name="P55"><text:span text:style-name="T11">– </text:span>Да ладно! Кончай прикалываться, Анон, мы же ждём! Шутка зачлась!</text:p>
      <text:p text:style-name="P55"><text:span text:style-name="T11">– </text:span>Не могу!!!</text:p>
      <text:p text:style-name="P55"/>
      <text:p text:style-name="P55">…</text:p>
      <text:p text:style-name="P55"/>
      <text:p text:style-name="P55">Молчание прервала Эпплджек.</text:p>
      <text:p text:style-name="P55"><text:span text:style-name="T11">– </text:span>Сахарок, с тобой всё в порядке?</text:p>
      <text:p text:style-name="P55">Дэш подошла ко мне вплотную, обняла меня за шею и прижалась нос к носу.</text:p>
      <text:p text:style-name="P55"><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5">Я высвободился из объятий пегаски.</text:p>
      <text:p text:style-name="P55"><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5">Тишина сменилась гулом голосов. Пони вполголоса обсуждали ситуацию, посматривая на меня и почёсывая в затылках.</text:p>
      <text:p text:style-name="P55"><text:span text:style-name="T11">– </text:span>Конски яблоки! Вот это поворот! А мне так хотелось узнать, што за нечисть тут орудует!</text:p>
      <text:p text:style-name="P55"><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5"><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5"><text:span text:style-name="T11">– </text:span>Рэр, отвали!</text:p>
      <text:p text:style-name="P55"><text:span text:style-name="T11">– </text:span>Оу, какие страсти! Ладно-ладно, не сердись, дорогая, не мешаю!</text:p>
      <text:p text:style-name="P55"><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5"><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5"><text:span text:style-name="T11">– </text:span>Стойте!</text:p>
      <text:p text:style-name="P55">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5"><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5"><text:soft-page-break/>…</text:p>
      <text:p text:style-name="P55">«<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5">…</text:p>
      <text:p text:style-name="P55"><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5">Пегаска сжала голову копытами. Твайлайт просветлела мордочкой и подбежала к доске.</text:p>
      <text:p text:style-name="P55"><text:span text:style-name="T11">– </text:span>Это может быть случай так называемого «кота Шротингера». Никогда бы не подумала, что он мне встретится на практике!</text:p>
      <text:p text:style-name="P55">Твайлайт протёрла доску тряпочкой и нарисовала на ней коробку.</text:p>
      <text:p text:style-name="P55"><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5"><text:span text:style-name="T11">– </text:span><text:span text:style-name="T64">Допустим, кот бессмертен. Также допустим, что кот з</text:span>аколдован<text:span text:style-name="T64"> </text:span>отложенным <text:span text:style-name="T64">заклятие</text:span>м<text:span text:style-name="T64"> Абсолютного Стирания, которое сработает, если кто-то откроет ящик</text:span>. <text:span text:style-name="T64">То есть, п</text:span>ри открытии<text:span text:style-name="T64"> ящик</text:span>а<text:span text:style-name="T64"> кот исчезнет из </text:span>бытия<text:span text:style-name="T64"> </text:span>— его нет, и никогда не было.</text:p>
      <text:p text:style-name="P55"><text:span text:style-name="T11">– </text:span>Бедный котик. <text:span text:style-name="T11">– </text:span>прошептала Флаттершай.</text:p>
      <text:p text:style-name="P55">Я насторожился, услышав знакомое заклинание.</text:p>
      <text:p text:style-name="P55"><text:span text:style-name="T11">– </text:span>Стой! Откуда тебе известно про заклинание Абсолютного Стирания?</text:p>
      <text:p text:style-name="P55"><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5"><text:span text:style-name="T11">– </text:span>Гм. Ну ладно, продолжай.</text:p>
      <text:p text:style-name="P55"><text:span text:style-name="T11">– </text:span>Так вот, по условию эксперимента известно, что вероятность того, что кто-то откроет ящик, ненулевая.</text:p>
      <text:p text:style-name="P55"><text:span text:style-name="T11">– </text:span>И что это означает, дорогая? <text:span text:style-name="T11">– </text:span>спросила Рэрити.</text:p>
      <text:p text:style-name="P55"><text:span text:style-name="T11">– </text:span>Это значит, что кто-нибудь когда-нибудь обязательно откроет его.</text:p>
      <text:p text:style-name="P55"><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5"><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5">Твайлайт прокашлялась, отпила из графина и продолжила.</text:p>
      <text:p text:style-name="P55"><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5">Пони молчали, переваривая информацию. Дэш с отсутствующим видом следила за пауком на потолке.</text:p>
      <text:p text:style-name="P55">Наконец Эпплджек сдвинула шляпу на лоб.</text:p>
      <text:p text:style-name="P55"><text:span text:style-name="T11">–</text:span> То есть, ты хошь сказать, што мы все — навроде этого кота, а Анон боится открыть ящик? Штоб мы не исчезли окончательно?</text:p>
      <text:p text:style-name="P55"><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5"><text:soft-page-break/>Я поднял руку, прося слово. Пони обернулись на меня и затихли.</text:p>
      <text:p text:style-name="P55"><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5">…</text:p>
      <text:p text:style-name="P55"><text:span text:style-name="T11">– </text:span>Лягать! <text:span text:style-name="T11">– </text:span>выругалась Дэш. <text:span text:style-name="T11">– </text:span>Значит, наши усилия по доставке резонаторов пошли лесом.</text:p>
      <text:p text:style-name="P55"><text:span text:style-name="T11">– </text:span>Не совсем. Мне таки удалось узнать, где искать Селестию.</text:p>
      <text:p text:style-name="P55">В библиотеке снова поднялся галдёж. Твайлайт подняла копыто.</text:p>
      <text:p text:style-name="P55"><text:span text:style-name="T11">– </text:span>Тихо! Спайк, будь добр, сбегай к Кейкам за выпечкой. Нам надо успокоиться. Анон, хоть про Селестию ты нам можешь рассказать?</text:p>
      <text:p text:style-name="P55"><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5"><text:span text:style-name="T11">– А </text:span>как ты узнал… <text:span text:style-name="T11">– </text:span>начала было единорожка, но её перебил напряжённый голос Спайка.</text:p>
      <text:p text:style-name="P55"><text:span text:style-name="T11">– </text:span>Твай! <text:span text:style-name="T11">– </text:span>дракончик стоял в дверях спиной к нам. <text:span text:style-name="T11">– </text:span>У нас гости.</text:p>
      <text:p text:style-name="P55">Спайк попятился назад. Дверь широко растворилась и в библиотеку вошла Луна.</text:p>
      <text:p text:style-name="P55"/>
      <text:h text:style-name="Heading_20_2" text:outline-level="2"><text:span text:style-name="T1">2</text:span>1. Мир-дружба-жвачка.</text:h>
      <text:p text:style-name="P55"/>
      <text:p text:style-name="P55">Дружный вздох прокатился по залу.</text:p>
      <text:p text:style-name="P55">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5"><text:span text:style-name="T11">– Анон</text:span>, беги!!!</text:p>
      <text:p text:style-name="P55">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5"><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5">Мы с пегаской застыли в синем левитационном поле и поплыли к Луне.</text:p>
      <text:p text:style-name="P55"><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5">Нас с Дэш обернуло лавандовое левитационное поле и мы полетели к библиотекарше. Ты был несправделив к книгоежке, Анон!</text:p>
      <text:p text:style-name="P55"><text:span text:style-name="T11">–</text:span> Что? Мы не ослышались? ТЫ СМЕЕШЬ МЕШАТЬ НАМ?!!</text:p>
      <text:p text:style-name="P55">Нас опять потащило к Луне. Дэш подпёрла голову копытом, закатила глаза и скорчила скучающую мину.</text:p>
      <text:p text:style-name="P55"><text:span text:style-name="T11">–</text:span> Мне очень жаль, Ваше Высочество, но Селестия назначила Анонимуса МОИМ начальником, и этот приказ НИКТО не отменял! Он МОЙ!</text:p>
      <text:p text:style-name="P55">В голосе лавандовой единорожки звучал металл. Мы опять полетели к Твайлайт.</text:p>
      <text:p text:style-name="P55"><text:span text:style-name="T11">–</text:span> ДОВОЛЬНО! НАМ НАДОЕЛА ЭТА НЕПОКОРНОСТЬ! ПОЗНАЙ ГНЕВ ПРИНЦЕССЫ НОЧИ!!!</text:p>
      <text:p text:style-name="P55"><text:span text:style-name="T11">–</text:span> Элементы! Аврал!!! Работаем!!!</text:p>
      <text:p text:style-name="P55"><text:soft-page-break/>Ярко-фиолетовый луч разгневанной аликорницы столкнулся со щитом наспех мобилизованных Элементов <text:s/>Гармонии.</text:p>
      <text:p text:style-name="P55">Началась жара.</text:p>
      <text:p text:style-name="P55">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5">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5"><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5"><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5">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5"><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5"><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5"><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5"><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5"><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5">Перед Луной возник ярко-фиолетовый шар, окутанный роем голубых искорок.</text:p>
      <text:p text:style-name="P55"><text:span text:style-name="T11">– О</text:span>хренеть! <text:span text:style-name="T11">– </text:span>чертыхнулся Спайк. <text:span text:style-name="T11">– </text:span><text:s/>Твай, она создаёт сферу стихий!</text:p>
      <text:p text:style-name="P55"><text:span text:style-name="T11">– </text:span>Вижу! <text:span text:style-name="T11">– </text:span>донёсся голос единорожки из-под потолка. <text:span text:style-name="T11">– </text:span>Задействую план «Д»!</text:p>
      <text:p text:style-name="P55">В центре круга, образованного Элементами Гармонии, образовался светло-голубой тороид<text:note text:id="ftn16" text:note-class="footnote"><text:note-citation>16</text:note-citation><text:note-body><text:p text:style-name="P147">Тороид <text:span text:style-name="T54">–</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5"><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5">Дракончик пополз было к окну, но я придержал его за хвост.</text:p>
      <text:p text:style-name="P55"><text:span text:style-name="T11">– </text:span>Погоди. У меня есть вариант получше.</text:p>
      <text:p text:style-name="P55">Я вылез из-под шкафа и попрыгал на одной ноге в центр зала.</text:p>
      <text:p text:style-name="P55"><text:soft-page-break/><text:span text:style-name="T11">– </text:span>Стойте! Прекратите! Да остановитесь же!!!</text:p>
      <text:p text:style-name="P55">Аликорница и шестёрка поней уставились на меня.</text:p>
      <text:p text:style-name="P55"><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5"><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5">Я успокаивающе поднял руки.</text:p>
      <text:p text:style-name="P55"><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5"><text:span text:style-name="T11">– </text:span>Как ты её назвал? <text:span text:style-name="T11">– </text:span>отвалилась челюсть у аликорницы.</text:p>
      <text:p text:style-name="P55"><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5"><text:span text:style-name="T11">– </text:span>Что? <text:span text:style-name="T11">– </text:span>хором вскрикнули я с Луной.</text:p>
      <text:p text:style-name="P55">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5">С громким треском они встретились у лестницы на верхний ярус.</text:p>
      <text:p text:style-name="P55">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5">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5">Этой малой частью сознания я отметил скрип двери и застенчивый голос:</text:p>
      <text:p text:style-name="P55"><text:span text:style-name="T11">– </text:span>Твайлайт, Дёрпи сказала, у тебя есть «Особенности поведения, питания и размножения приматов»? Я бы хотела её ненадолго… Ого!!!</text:p>
      <text:p text:style-name="P55">После долгой паузы тот же голос спросил:</text:p>
      <text:p text:style-name="P55"><text:span text:style-name="T11">– </text:span>Что тут случилось? Почему все висят в воздухе? И всё вот это?</text:p>
      <text:p text:style-name="P55">Голос Спайка откуда-то из подвала ответил:</text:p>
      <text:p text:style-name="P55"><text:span text:style-name="T11">– </text:span>Потому что Твайлайт остановила время. В радиусе девяти метров, как мне кажется. Или десяти.</text:p>
      <text:p text:style-name="P55"><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5"><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5">Наступило молчание. Потом донеслось всхлипывание заучки.</text:p>
      <text:p text:style-name="P55"><text:soft-page-break/><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5"><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5"><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5">В мозгу раздалось мычание, как если бы кто-то хотел выругаться, но в через силу сдержался.</text:p>
      <text:p text:style-name="P55"><text:span text:style-name="T11">– </text:span>КТО ИЗ МАГОВ СЕЙЧАС ПРИСУТСТВУЕТ В БИБЛИОТЕКЕ ЗА ПРЕДЕЛАМИ ЗОНЫ СКОЛЛАПСИРОВАВШЕГО ВРЕМЕНИ?</text:p>
      <text:p text:style-name="P55">Молчание. Наконец голос Спайка произнёс:</text:p>
      <text:p text:style-name="P55"><text:span text:style-name="T11">– </text:span>Она имеет ввиду, кто из единорогов в библиотеке не попал в это сверхпрозрачное стекло? Ну же, не тушуйся!</text:p>
      <text:p text:style-name="P55">Послышался застенчивый голос.</text:p>
      <text:p text:style-name="P55"><text:span text:style-name="T11">– </text:span>Эмм, я вам подхожу?</text:p>
      <text:p text:style-name="P55"><text:span text:style-name="T11">– </text:span>КТО ТЫ? ПРЕДСТАВЬСЯ!</text:p>
      <text:p text:style-name="P55"><text:span text:style-name="T11">– </text:span>Эмм, Лира Хартстрингс, единорог. Я не то, чтобы маг, моя специализация — музыка…</text:p>
      <text:p text:style-name="P55"><text:span text:style-name="T11">– </text:span>ГОДИТСЯ! ТЫ ВИДИШЬ ТОЧКУ СИНГУЛЯРНОСТИ?</text:p>
      <text:p text:style-name="P55"><text:span text:style-name="T11">– </text:span>Эмм?</text:p>
      <text:p text:style-name="P55">Голос Спайка пояснил:</text:p>
      <text:p text:style-name="P55"><text:span text:style-name="T11">– </text:span>Вон та тёмная точка над лестницей, у которой вся картинка искривляется.</text:p>
      <text:p text:style-name="P55"><text:span text:style-name="T11">– </text:span>Да! Вижу.</text:p>
      <text:p text:style-name="P55"><text:span text:style-name="T11">– </text:span>ТЕПЕРЬ ЛЕВИТИРУЙ ПРИМАТА В ТОЧКУ СИНГУЛЯРНОСТИ.</text:p>
      <text:p text:style-name="P55"><text:span text:style-name="T11">– </text:span>Чего-о-о?!! <text:span text:style-name="T11">– </text:span>возопило моё малое сознание.</text:p>
      <text:p text:style-name="P55"><text:span text:style-name="T11">– </text:span>Эмм… Зачем? <text:span text:style-name="T11">– вторила мне Лира.</text:span></text:p>
      <text:p text:style-name="P55"><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5"><text:span text:style-name="T11">– </text:span>Вы даёте слово, что человеку не будет причинён вред? <text:span text:style-name="T11">– </text:span>голос Лиры обрёл непривычную твёрдость.</text:p>
      <text:p text:style-name="P55"><text:span text:style-name="T11">– </text:span>КАК ТЫ СМЕЕШЬ СОМНЕВАТЬСЯ В НАС, СВОЕЙ ПРИНЦЕССЕ?</text:p>
      <text:p text:style-name="P55"><text:span text:style-name="T11">– Я </text:span>не сомневаюсь в вас, Ваше Высочество… Потому и требую слова!</text:p>
      <text:p text:style-name="P55"><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5"><text:span text:style-name="T11">– </text:span>Ну, блядь, спасибо! <text:span text:style-name="T11">– </text:span>подумал я.</text:p>
      <text:p text:style-name="P55"><text:soft-page-break/><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5">Тишина… С громким хлопком торнадо исчезает, сознания воссоединяются, всё падает на пол. </text:p>
      <text:p text:style-name="P55"/>
      <text:p text:style-name="P55">…</text:p>
      <text:p text:style-name="P55"/>
      <text:p text:style-name="P55"><text:span text:style-name="T11">– </text:span>Буэ-э-э!</text:p>
      <text:p text:style-name="P55">То ли от воздействия сингулярности, то ли от того, что закружилась голова в торнадо, но меня буквально вывернуло наизнанку.</text:p>
      <text:p text:style-name="P55"><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5">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5"><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5">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5">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5"><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5">Просительные нотки контрастировали с привычным для Луны властным тоном. Аликорница присела на пол и устало опустила голову.</text:p>
      <text:p text:style-name="P55">Я кивнул ей примирительно.</text:p>
      <text:p text:style-name="P55"><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5"><text:span text:style-name="T11">– </text:span>Давай по-порядку. <text:span text:style-name="T11">– о</text:span>становила меня Луна. <text:span text:style-name="T11">– </text:span>С чего ты взял, что она в твоём мире?</text:p>
      <text:p text:style-name="P55">Я задумался. Как объяснить ей, не рассказывая основное? То, от чего весь мир остановится? Как описать частность, не раскрыв суть?</text:p>
      <text:p text:style-name="P55">Луна продолжила с горечью.</text:p>
      <text:p text:style-name="P55"><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5"><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5"><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5"><text:soft-page-break/>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5">Я со всей дури грохнул кулаком по ограждению балкона. Перила жалобно скрипнули. Луна всё поняла и кивнула.</text:p>
      <text:p text:style-name="P55"><text:span text:style-name="T11">– </text:span>Теперь ты понимаешь, почему Мы виним тебя в развоплощении сестры?</text:p>
      <text:p text:style-name="P55"><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5">Луна пристально взглянула на меня и понимающе склонила голову.</text:p>
      <text:p text:style-name="P55"><text:span text:style-name="T11">– </text:span>Мы знаем, иногда так бывает. Продолжай.</text:p>
      <text:p text:style-name="P55"><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5"><text:span text:style-name="T11">– </text:span>Да, помним.</text:p>
      <text:p text:style-name="P55"><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5">В разговор встряла Твайлайт, до этого тихо стоявшая в сторонке.</text:p>
      <text:p text:style-name="P55"><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5">Я вздохнул с облегчением. Твайлайт — умничка! Мне даже придумывать ничего не пришлось.</text:p>
      <text:p text:style-name="P55"><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5">Единорожка успокаивающе произнесла:</text:p>
      <text:p text:style-name="P55"><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5">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5"><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5">Аликорница вернулась на место, воссоединившись с двойником.</text:p>
      <text:p text:style-name="P55"><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5"><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5">Единорожка задумалась.</text:p>
      <text:p text:style-name="P55"><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text:soft-page-break/>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5"><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5"><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5">Луна сморщила нос при этих словах, но всё же кивнула.</text:p>
      <text:p text:style-name="P55"><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5"><text:span text:style-name="T11">– </text:span>Я приглашу их. Они не откажутся.</text:p>
      <text:p text:style-name="P55"><text:span text:style-name="T11">– </text:span>Что ж, ещё одной проблемой меньше. Теперь нужно решить, как найти Сел. Кто-то должен отправиться за ней.</text:p>
      <text:p text:style-name="P55"><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5"><text:span text:style-name="T11">– </text:span>А если…</text:p>
      <text:p text:style-name="P55"><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5"><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5"><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5">Единорожка вернулась в библиотеку. Некоторое время мы с Луной молча слушали звуки засыпающего Понивилля.</text:p>
      <text:p text:style-name="P55"><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5"><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прочем, Сел никогда не отличалась сильной логикой.</text:p>
      <text:p text:style-name="P55"><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5">Аликорница отвлеклась от воспоминаний.</text:p>
      <text:p text:style-name="P55"><text:soft-page-break/><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5"><text:span text:style-name="T11">– </text:span>Почему же ты не смогла найти меня с его помощью?</text:p>
      <text:p text:style-name="P55">Аликорница смутилась.</text:p>
      <text:p text:style-name="P55"><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5"><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5"><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5">Я присмотрелся к ночной принцессе с подозрением. Что она знает о нас с Селестией?</text:p>
      <text:p text:style-name="P55"><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5"><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5"><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7">–</text:span> Тогда зачем она..?</text:p>
      <text:p text:style-name="P48"><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62">—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oft-page-break/><text:span text:style-name="T17">– О небо! Теперь Мы понимаем, почему она так ослабела! Как это в стиле Сестры </text:span><text:span text:style-name="T62">—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62">—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5">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7">– </text:span><text:span text:style-name="T62">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5">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5"><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5">Я благодарно взъерошил пегаске гриву. Уныние отступило.</text:p>
      <text:p text:style-name="P55"><text:span text:style-name="T11">– </text:span>Спасибо, Дэш. Ты настоящий друг.</text:p>
      <text:p text:style-name="P55"><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5">Я удивлённо воззрился на аликорницу. Та сконфузилась.</text:p>
      <text:p text:style-name="P55"><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5">Я пожал плечами и спустился с пегаской вниз, к компании.</text:p>
      <text:p text:style-name="P55"/>
      <text:h text:style-name="P161" text:outline-level="2"><text:span text:style-name="T1">22</text:span>. <text:span text:style-name="T1">Лучший</text:span> Гранд Галопин<text:span text:style-name="T1">г</text:span> Гала <text:span text:style-name="T1">в истории</text:span></text:h>
      <text:p text:style-name="P84"/>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5"><text:soft-page-break/><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5"><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5">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5">Тук-тук-тук!</text:p>
      <text:p text:style-name="P55"><text:span text:style-name="T11">– Анон</text:span>, ты тут? <text:span text:style-name="T11">–</text:span>Дэш просунула нос в дверь, не дожидаясь отклика. <text:span text:style-name="T11">– </text:span>Ага, вот ты где! Я с тобой!</text:p>
      <text:p text:style-name="P55">Она швырнула перемётные сумки мне на постель и пошла к выходу.</text:p>
      <text:p text:style-name="P55"><text:span text:style-name="T11">– </text:span>Ну, чего застрял? Пошли скорее, а то на хавчик опоздаем! <text:span text:style-name="T11">– </text:span>нетерпеливо обернулась пегаска.</text:p>
      <text:p text:style-name="P55">Я пожал плечами и пошёл следом. Бороться со стихией в лице Дэш было трудновато. Да и незачем.</text:p>
      <text:p text:style-name="P55"/>
      <text:p text:style-name="P39">…</text:p>
      <text:p text:style-name="P39"/>
      <text:p text:style-name="P55">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5"><text:span text:style-name="T11">– </text:span>Располагайтесь. <text:span text:style-name="T11">– </text:span>кивнула нам Луна.</text:p>
      <text:p text:style-name="P55">«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5"><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5">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5"><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7">Митарианец <text:span text:style-name="T54">– мясоед</text:span></text:p></text:note-body></text:note> на Нашей памяти. Насколько Нам известно, рацион обезьян состоит из фруктов и листьев бамбука.</text:p>
      <text:p text:style-name="P55">Я мило улыбнулся ей в ответ и закинул в рот пучок петрушки.</text:p>
      <text:p text:style-name="P55"><text:span text:style-name="T11">– </text:span>А ты первая на моей памяти лошадь, умеющая магичить.</text:p>
      <text:p text:style-name="P55">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5">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5">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5"><text:soft-page-break/>– А если он не придёт, тогда можно?</text:p>
      <text:p text:style-name="P55">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5">– Эй! Это моя шляпа! – возмутилась Эпплджек.</text:p>
      <text:p text:style-name="P55">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5">– Прекрати паясничать! – негромко сказала Луна.</text:p>
      <text:p text:style-name="P55">– Я не хотел… Тут мышь… – мои уши загорались медленно, но неотвратимо.</text:p>
      <text:p text:style-name="P55">– Мы не тебе. – так же тихо произнесла аликорница.</text:p>
      <text:p text:style-name="P55">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5">–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5">– Перестань, Дискорд. – устало ответила Луна. – Фиглярство вызывает улыбку только первые пару сотен лет.</text:p>
      <text:p text:style-name="P55">– Говори за себя, дражайшая! Я, наоборот, только вхожу во вкус!</text:p>
      <text:p text:style-name="P55">Драконикус заткнулся и принялся жадно есть брюкву.</text:p>
      <text:p text:style-name="P55">Аликорница обвела присутствующих долгим взглядом и начала.</text:p>
      <text:p text:style-name="P55">–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5">– Прибыл к нам, ага. А я-то думал, Сахарная Ватка сама вытащила на нашу голову эту обезьяну из мухосранска. – громко прочавкал сам себе Дискорд.</text:p>
      <text:p text:style-name="P55">– Анонимус берётся отыскать Селестию. И наша задача — помочь ему в этом! – с нажимом произнесла Луна, ни на кого не глядя.</text:p>
      <text:p text:style-name="P55">–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5">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5">– Я полностью в вашем распоряжении, Ваше Высочество! Думаю, мои друзья меня поддержат! – отчеканила умничка Твайлайт.</text:p>
      <text:p text:style-name="P55">Остальные пони отозвались невнятным мычанием.</text:p>
      <text:p text:style-name="P55">–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5">–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5">–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5"><text:soft-page-break/>–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5">– Эталоном? Для всехпони? Всегда говорила? – Дискорд принял задумчивую позу, стреляя глазами по сторонам.</text:p>
      <text:p text:style-name="P55">–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5">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5">– Мы думаем, она была права!</text:p>
      <text:p text:style-name="P55">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5">– Ну, это… Если светоч, то конечно… А как же! Я всегда знал, что я светоч!.. А для Элементов Гармонии я тоже светоч?</text:p>
      <text:p text:style-name="P55">– Разумеется! – заверила его Луна, изо всех сил моргая шестёрке.</text:p>
      <text:p text:style-name="P55">– Светоч, светоч! – вразнобой подтвердили пони. Пожалуй, Флаттершай даже не врала.</text:p>
      <text:p text:style-name="P55">–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5">– Ффух! – шумно выдохнула Луна. – Спасибо вам, Наши дорогие, вы Нам очень помогли!</text:p>
      <text:p text:style-name="P55">– Но мы же ничего не сделали! – запротестовала Эпплджек.</text:p>
      <text:p text:style-name="P55">–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5"/>
      <text:p text:style-name="P55">…</text:p>
      <text:p text:style-name="P55"/>
      <text:p text:style-name="P55">Безмолвными тенями скользнули лакеи и унесли блюда. На освободившемся столе Луна расстелила свиток с записями.</text:p>
      <text:p text:style-name="P55">– Теперь, Наши маленькие пони, Мы должны просить вас ещё об одной услуге.</text:p>
      <text:p text:style-name="P55">Непривычно смешно было видеть принцессу ночи покрасневшей и прячущей в замешательстве глаза.</text:p>
      <text:p text:style-name="P55">–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5">При этих словах настала очередь прятать глаза шестёрке пони. Дэш фейсхуфнула.</text:p>
      <text:p text:style-name="P55">–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5"><text:soft-page-break/>–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5">–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5">Флаттершай закрыла голову копытами.</text:p>
      <text:p text:style-name="P55"/>
      <text:p text:style-name="P40">***</text:p>
      <text:p text:style-name="P39"/>
      <text:p text:style-name="P55">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5">– Я верю в вас только потому, что ты об этом попросила. – наконец, начал я. – Тогда, в метель.</text:p>
      <text:p text:style-name="P55">Аликорница кивнула.</text:p>
      <text:p text:style-name="P55">– Потому что у меня больше нет других причин верить в дружбомагию. После того, что рассказала Луна.</text:p>
      <text:p text:style-name="P55">Аликорница сникла.</text:p>
      <text:p text:style-name="P55">– Она ведь правду сказала? То свидание ночью в башне было всего лишь платой? Авансом?</text:p>
      <text:p text:style-name="P55">Селестия грустно кивнула и отвернулась.</text:p>
      <text:p text:style-name="P55">– Выходит, я для тебя был тем же, чем сейчас Дискорд для Луны? С тем отличием, что ты не нашла способ «отмазаться»?</text:p>
      <text:p text:style-name="P55">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5">Заросли можжевельника раздвинулись, пропуская синюю единорожку.</text:p>
      <text:p text:style-name="P55">– Привет!</text:p>
      <text:p text:style-name="P55">Я молча смотрел сквозь неё, привалившись спиной к валуну. Мне хотелось побыть одному.</text:p>
      <text:p text:style-name="P55">– Привет, говорю! Мну видела, как ты залазил сюда. Классное местечко!</text:p>
      <text:p text:style-name="P55">– Привет, Индиго.</text:p>
      <text:p text:style-name="P55">– Что-то на тебе мордочки нет. Ты бледнее болотной поганки из Вечнодикого леса. Что-то случилось?</text:p>
      <text:p text:style-name="P55">– Случилось, Индиго. За то время, что мы не виделись, случилось очень многое.</text:p>
      <text:p text:style-name="P55">– Так это ж здорово! Мну любит, когда что-нибудь случается! Иначе скучно. А ты? Расскажи! Ты нашёл Шейлу?</text:p>
      <text:p text:style-name="P55">– Нашёл.</text:p>
      <text:p text:style-name="P55">– Вау! А принцессу Селестию?</text:p>
      <text:p text:style-name="P55">– Селестию тоже.</text:p>
      <text:p text:style-name="P55">– Крутотень! А где они? Они скоро вернутся?</text:p>
      <text:p text:style-name="P55">– Они не вернутся.</text:p>
      <text:p text:style-name="P55">Индиго перестала улыбаться. Тревога отразилась на её мордочке.</text:p>
      <text:p text:style-name="P55">– Почему?</text:p>
      <text:p text:style-name="P55">– Они там, откуда нет возврата.</text:p>
      <text:p text:style-name="P55"><text:soft-page-break/>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5">Индиго молча села возле меня. Потом она всхлипнула. Потом тяжело вздохнула.</text:p>
      <text:p text:style-name="P55">– Пожалуйста, скажи мне, что с ними.</text:p>
      <text:p text:style-name="P55">Я оторвался от валуна, склонился над ней и тихонько прошептал ей в ухо:</text:p>
      <text:p text:style-name="P55">– Если я скажу, ты исчезнешь. Это такое проклятие. Отправишься вслед за ними. Мне бы этого не хотелось. Ты нужна здесь.</text:p>
      <text:p text:style-name="P55">Индиго хмуро взглянула на меня.</text:p>
      <text:p text:style-name="P55">–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5">Я ласково потрепал её по головке.</text:p>
      <text:p text:style-name="P55">–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5">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5">– Индиго, ты в Гранд Галопинг Гала когда-нибудь участвовала?</text:p>
      <text:p text:style-name="P55">– А то! В прошлом году па взял меня с собой на Гала. Он стоял в охране, а я пробралась внутрь и наблюдала за всем из-за занавески.</text:p>
      <text:p text:style-name="P55">– То есть, ты помнишь, как там всё устроено и что должно происходить?</text:p>
      <text:p text:style-name="P55">– Агась!</text:p>
      <text:p text:style-name="P55">–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5">– Вау! Круто!</text:p>
      <text:p text:style-name="P55">Единорожка в восторге <text:s/>запрыгала на месте.</text:p>
      <text:p text:style-name="P55">–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5">Кобылка остановилась и обняла меня за шею.</text:p>
      <text:p text:style-name="P55">– Спасибки! Тока ж ты на праздник придёшь? Обещаешь? Пожалуйста-пожалуйста-пожалуйста!</text:p>
      <text:p text:style-name="P55">– Обещаю.</text:p>
      <text:p text:style-name="P55">– Ю-ху-у-у!</text:p>
      <text:p text:style-name="P55">Единорожка умчалась.</text:p>
      <text:p text:style-name="P55"/>
      <text:p text:style-name="P55">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5">В серебряной коробке вместо книги лежал одинокий листок бумаги.</text:p>
      <text:p text:style-name="P65"/>
      <text:p text:style-name="P65"><text:soft-page-break/>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5">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5">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5">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5">До встречи!</text:p>
      <text:p text:style-name="P65"/>
      <text:p text:style-name="P55">– Сел - Сел… Ну почему ты такая… – пробормотал я сквозь слёзы.</text:p>
      <text:p text:style-name="P55"/>
      <text:p text:style-name="P56">***</text:p>
      <text:p text:style-name="P84"/>
      <text:p text:style-name="P55">«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5">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5">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5">–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5">–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5"><text:soft-page-break/>–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5">– А моя часть будет в самом конце. – вздохнул третий голосок. – Если мы до него досидим. Лично мне уже надоело. Скучно.</text:p>
      <text:p text:style-name="P55">–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5">– Всё равно Норф был круче. – пробормотал голос Индиго. – Он Кинга раза три уделывал на «Королеве Лорен».</text:p>
      <text:p text:style-name="P55">– Скоро начнётся! Я слышу свисток Вондерболтов! – перебил голос Санни – Бежим на смотровую площадку!</text:p>
      <text:p text:style-name="P55">– Кто первый добежит, тот… эмм…</text:p>
      <text:p text:style-name="P55">– Суперсветоч!</text:p>
      <text:p text:style-name="P55">– Агась! Галагалоперы, вперёд!</text:p>
      <text:p text:style-name="P55">– Йей!!!</text:p>
      <text:p text:style-name="P55">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5">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5">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5">…</text:p>
      <text:p text:style-name="P55">– Это она! Она!!! Нам дают знак!</text:p>
      <text:p text:style-name="P55">– Наша принцесса! Наше солнце!</text:p>
      <text:p text:style-name="P55">– Она вернётся! Как нам и обещала принцесса Луна!</text:p>
      <text:p text:style-name="P55">– А то! Я всем говорил! Мне никто не верил! Никто!!! Эти смешные бунтари из Мэйнхеттена…</text:p>
      <text:p text:style-name="P55">– Дайте мне вас обнять, дорогой друг!</text:p>
      <text:p text:style-name="P55">…</text:p>
      <text:p text:style-name="P55">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5">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text:soft-page-break/>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5">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5"/>
      <text:p text:style-name="P55">…</text:p>
      <text:p text:style-name="P55"/>
      <text:p text:style-name="P55">Музыкальный транс прервался цоканьем копыт по парковой дорожке. Две фигуры устало брели прочь от замка, тихо переговариваясь между собой.</text:p>
      <text:p text:style-name="P55">– Ужель обязательно лично приветствовать каждого пони? Сестра разбаловала их. Это так утомляет!</text:p>
      <text:p text:style-name="P55">–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5">–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5">Луна с Твайлайт остановились прямо у колонны, за которой сидел я, прислонившись к прохладному мрамору с надписью «з<text:span text:style-name="T69">д</text:span>ЕсЬ БЫл <text:span text:style-name="T70">д</text:span>ИскОр<text:span text:style-name="T68">Д</text:span>».</text:p>
      <text:p text:style-name="P55">–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5">–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5">–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5"/>
      <text:p text:style-name="P55">В саду прозвенел гонг. Музыка умолкла и в наступившей тишине звонкий голосок объявил в потрескивающий микрофон:</text:p>
      <text:p text:style-name="P55">–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5">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5">Последняя фраза утонула в свисте и восторжённом топоте копыт. Твайлайт вздохнула.</text:p>
      <text:p text:style-name="P55"><text:soft-page-break/>–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5">Твайлайт побрела по дорожке к освещённой террасе. Луна проводила её взглядом. Затем она со смешком обратилась в пространство:</text:p>
      <text:p text:style-name="P55">– Скрываться за колонной — плохая идея, Анонимус. Если хочешь, чтобы тебя не раскрыли, прячься так, чтобы не было видно твоей тени.</text:p>
      <text:p text:style-name="P55">– А кто прячется-то? – я встал и вышел к Луне. – Слушал себе музыку, пока вы не подошли. Классно играют!</text:p>
      <text:p text:style-name="P55">Луна кивнула.</text:p>
      <text:p text:style-name="P55">–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5">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5">– А-а-а, дражайший принц? – с приторной любезностью приветствовала франта Луна – Как ваше драгоценное здоровье? Как поживает ваш кузён Хавтиноуз?</text:p>
      <text:p text:style-name="P55">Принц позеленел, промычал нечто нечленораздельное и дал знак носильщикам двигаться дальше.</text:p>
      <text:p text:style-name="P55">Во дворце, вручив мне небольшую тяжёлую шкатулку серебряной окантовки с хрустальным шаром, Луна с некоторым смущением сообщила:</text:p>
      <text:p text:style-name="P55">–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5">Она что, блядь, издевается? Я раздражённо сунул шкатулку в карман.</text:p>
      <text:p text:style-name="P55">– Да хрен там! Какие перья? Ты же сама сказала, отношения были чисто деловыми. По крайней мере, с её стороны.</text:p>
      <text:p text:style-name="P55">Луна продолжила с каменным выражением лица.</text:p>
      <text:p text:style-name="P55">– Если же нет, поднимись в её башню и разыщи перо или волос в её постели. После чего помести это в компас. Всё.</text:p>
      <text:p text:style-name="P55">Аликорница отвернулась. Я пошёл к выходу.</text:p>
      <text:p text:style-name="P55">– Иногда деловые отношения служат прикрытием для… чего-то большего. Но смертным это трудно понять.</text:p>
      <text:p text:style-name="P55">Я обернулся. Аликорница смотрела в окно на первый заезд «Небес Эквестрии», не удостаивая меня вниманием.</text:p>
      <text:p text:style-name="P55">Не гребу я этих аликорнов!</text:p>
      <text:p text:style-name="P39"/>
      <text:p text:style-name="P56">***</text:p>
      <text:p text:style-name="P55"/>
      <text:p text:style-name="P55">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5">Перепрыгивая через две ступеньки я достиг вершины башни.</text:p>
      <text:p text:style-name="P55">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5"><text:soft-page-break/>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5">Чувствуя себя грабителем, я вошёл в комнату и осмотрел футон.</text:p>
      <text:p text:style-name="P55">Фиг там! Было такое впечатление, что последнее время на нём никто не спал. Ни складочки, ни вмятинки, ни волоска, ни пылинки.</text:p>
      <text:p text:style-name="P55">Я окинул взглядом комнату. Взор упал на гардероб у стены. Вот где можно найти перо или волос!</text:p>
      <text:p text:style-name="P55">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5">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1"></text:span><text:span text:style-name="T72"> сидел, прислонившись к стенке. Оранжевая лампочка по прежнему горела на налобном щитке.</text:span></text:p>
      <text:p text:style-name="P55">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5">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5">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5">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5">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5">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5">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5">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5"/>
      <text:p text:style-name="P56">***</text:p>
      <text:p text:style-name="P55"/>
      <text:p text:style-name="P55">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text:soft-page-break/>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5"/>
      <text:p text:style-name="P55">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5">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5">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5">«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5">Штурвал заклинило. Бля!!!</text:p>
      <text:p text:style-name="P55">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5">Я что есть мочи дёрнул штурвал на себя.</text:p>
      <text:p text:style-name="P55">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5"/>
      <text:p text:style-name="P55">…</text:p>
      <text:p text:style-name="P55"/>
      <text:p text:style-name="P55">«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5">Замок.</text:p>
      <text:p text:style-name="P55">Проклятье, что с замком?!</text:p>
      <text:p text:style-name="P55">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5">А я-то был в воздухе, в ста метрах над землёй! В воздухе, блядь, а не на земле!</text:p>
      <text:p text:style-name="P55">Я надавил на рычаг вертикальной тяги и колесница плавно скользнула вниз. Ха, теперь-то я понял, в чём дело! Замок висел в воздухе!</text:p>
      <text:p text:style-name="P55">Пиздец… Замок висел в воздухе?!!</text:p>
      <text:p text:style-name="P55">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text:soft-page-break/>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5">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5">Спокойно, Анон! Ты когда-то хотел стать пилотом — в следующий раз будь поосторожнее в своих мечтаниях! Альпинизм — наше всё!</text:p>
      <text:p text:style-name="P55">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5">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5">Я пробежал комнату насквозь и кинулся к выходу.</text:p>
      <text:p text:style-name="P55">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5">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5">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5">За моей спиной раздался механический голос.</text:p>
      <text:p text:style-name="P55"/>
      <text:p text:style-name="P55">– <text:span text:style-name="T73">Зафиксирована опасная ситуация. Сознание пациента </text:span><text:span text:style-name="T74">&lt;</text:span><text:span text:style-name="T73">Селестия</text:span><text:span text:style-name="T74">&gt;</text:span><text:span text:style-name="T73"> не регистрируется. Активируется протокол экстренной эвакуации пациента </text:span><text:span text:style-name="T74">&lt;</text:span><text:span text:style-name="T73">Селестия</text:span><text:span text:style-name="T74">&gt;</text:span><text:span text:style-name="T73"> к супервизору </text:span><text:span text:style-name="T74">&lt;</text:span><text:span text:style-name="T73">Луна</text:span><text:span text:style-name="T74">&gt;</text:span><text:span text:style-name="T73">.</text:span></text:p>
      <text:p text:style-name="P79"/>
      <text:p text:style-name="P55">Я обернулся.</text:p>
      <text:p text:style-name="P55">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5"/>
      <text:p text:style-name="P55">БЛЯ!!!</text:p>
      <text:p text:style-name="P55"/>
      <text:p text:style-name="P55">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5">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5">«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text:soft-page-break/>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5">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5">Когда последний чек-поинт был пройден, на главном табло мигнула и исчезла цифра «<text:span text:style-name="T24">7.76</text:span>», сменившись на «<text:span text:style-name="T24">7.72</text:span>».</text:p>
      <text:p text:style-name="P55">Можно ставить галочку на исполнившейся мечте стать пилотом! Что там следующее на очереди? Альпинизм?</text:p>
      <text:p text:style-name="P55">Сделав полный круг вокруг парка, мы вышли на финишную прямую, в конце которой нас приветливо встречали двери центрального холла дворца.</text:p>
      <text:p text:style-name="P55">БЛЯ!!!</text:p>
      <text:p text:style-name="P55">Какая тупица закрыла двери?</text:p>
      <text:p text:style-name="P55">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5">У тебя всё под контролем, Анон?!! Проклятье!</text:p>
      <text:p text:style-name="P55">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5"/>
      <text:p text:style-name="P55">…</text:p>
      <text:p text:style-name="P55"/>
      <text:p text:style-name="P55">–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5"/>
      <text:p text:style-name="P55">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5"/>
      <text:p text:style-name="P55">…</text:p>
      <text:p text:style-name="P55"/>
      <text:p text:style-name="P55">– Что сиё значит, человек?!!</text:p>
      <text:p text:style-name="P55">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5"/>
      <text:p text:style-name="P55">– Мнэ-э-э. – в этот момент даже козлиное блеяние было для меня верхом геройства.</text:p>
      <text:p text:style-name="P55"/>
      <text:p text:style-name="P55">Подымая тучи пыли, с грохотом обрушилась в провал башня Селестии. Луна с отвалившейся челюстью наблюдала за действом в окно.</text:p>
      <text:p text:style-name="P55"><text:soft-page-break/></text:p>
      <text:p text:style-name="P55">– Что… Что это за дискордовщина?!</text:p>
      <text:p text:style-name="P55">Луна глянула в противоположное окно.</text:p>
      <text:p text:style-name="P55">– А куда делась Наша башня?!! – на аликорницу было жалко смотреть.</text:p>
      <text:p text:style-name="P55">– Она внизу. – промямлил я. <text:s/>Чтобы легче было дышать, я пальцем оттянул галстук от горла.</text:p>
      <text:p text:style-name="P55">– В каком ещё низу???</text:p>
      <text:p text:style-name="P55">– Ну… внизу. С остальным Кантерлотом… – я чувствовал себя дебилом.</text:p>
      <text:p text:style-name="P55">Аликорница молча взвилась в воздух и вылетела наружу. Через минуту вернулась.</text:p>
      <text:p text:style-name="P55">– Мы приняли решение! Бал закрывается!</text:p>
      <text:p text:style-name="P55"/>
      <text:h text:style-name="Heading_20_2" text:outline-level="2">2<text:span text:style-name="T1">3</text:span>. <text:span text:style-name="T1">Летающий замок</text:span></text:h>
      <text:p text:style-name="P86"/>
      <text:p text:style-name="P55">Скалу ощутимо тряхнуло. Грибной суп выплеснулся из супницы на стол.</text:p>
      <text:p text:style-name="P55">– Конски яблоки! Четвёртый день уж волокут. Могли бы и научиться наконец-то. – проворчала Эпплджек с набитым ртом.</text:p>
      <text:p text:style-name="P55">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5">– Девочки, под нами Понивилль! – захлопала копытами Рэрити. – Узнаю свой бутик!</text:p>
      <text:p text:style-name="P55">Да, с утёса открылся городок, очертаниями повторяющий карту Понивилля. Я даже рассмотрел свой бывший домик на окраине, у железной дороги.</text:p>
      <text:p text:style-name="P55">– Эй-Джей, гляди, твоя ферма! Я даже Биг Мака вижу. – Дэш указала на ряды деревьев на окраине городка.</text:p>
      <text:p text:style-name="P55">– Агась, она, родимая! – кивнула фермерша. – А это значит, скоро приедем.</text:p>
      <text:p text:style-name="P55">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5"/>
      <text:p text:style-name="P55">…</text:p>
      <text:p text:style-name="P55"/>
      <text:p text:style-name="P55">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5">– Итак, через день мы достигнем цели.</text:p>
      <text:p text:style-name="P55">Надеюсь, все помнят план действий. Мы высаживаемся группой у входа и…</text:p>
      <text:p text:style-name="P55"><text:soft-page-break/>– Эмм… Прячемся?</text:p>
      <text:p text:style-name="P55">– Дерёмся с пландерсидами?</text:p>
      <text:p text:style-name="P55">– Создаём магический щит?</text:p>
      <text:p text:style-name="P55">– Нет!</text:p>
      <text:p text:style-name="P55">Луна поднесла копыто ко рту и прокашлялась.</text:p>
      <text:p text:style-name="P55">–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5">Луна строго посмотрела на нас.</text:p>
      <text:p text:style-name="P55">–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5">Я вспомнил, как мы драпали из замка, но промолчал.</text:p>
      <text:p text:style-name="P55">–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5">– По возвращению человек отыщет Сестру с помощью компаса, что Мы приготовили для него. Ты активировал компас, Анонимус?</text:p>
      <text:p text:style-name="P55">Я продемонстрировал ночной принцессе шкатулку с беспорядочно мечущейся стрелкой.</text:p>
      <text:p text:style-name="P55">–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5">Лавандовая единорожка съёжилась.</text:p>
      <text:p text:style-name="P55">–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5">–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5">Мордочка аликорницы омрачилась печалью.</text:p>
      <text:p text:style-name="P55">– К сожалению, в этом случае жертв невозможно будет избежать. Мы бы многое отдали, чтобы не прибегать к этому варианту.</text:p>
      <text:p text:style-name="P55">Дэш подняла копыто.</text:p>
      <text:p text:style-name="P55">– Если я правильно врубилась, нам надо навести шороху в болоте при посадке? Чтоб ничего не дёргалось? Это для меня — фигня! Было б о чём говорить.</text:p>
      <text:p text:style-name="P55">Все, включая меня, вытаращились на пегаску с великим удивлением. Дискорд покрутил когтем у виска.</text:p>
      <text:p text:style-name="P55">– Я могу влупить по болоту радужным ударом. – объяснила пегаска. – Ручаюсь, после этого пландерсидам будет не до нас.</text:p>
      <text:p text:style-name="P55">Твайлайт внезапно закивала головой и зашептала на ухо Луне. Аликорница задумалась.</text:p>
      <text:p text:style-name="P55"><text:soft-page-break/>–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5">Луна повернулась к выходу.</text:p>
      <text:p text:style-name="P55">– Не кажется ли тебе, дражайшая, что ты забыла об одной незначительной детали? – встрял Дискорд. – <text:s/>Совсем незначительной, вот такусенькой?</text:p>
      <text:p text:style-name="P55">– Какой же? – нахмурилась Луна. – Ты изменяешь условия сделки?</text:p>
      <text:p text:style-name="P55">–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5">Драконикус для наглядности плюнул. Плевок затормозил у потолка, изменил направление на девяносто градусов и вылетел в окно.</text:p>
      <text:p text:style-name="P55">–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5">– Гм! Изначально Мы полагали, что Сестра сама откроет коридор в Эквестрию.</text:p>
      <text:p text:style-name="P55">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5">–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5">Луна с шумом захлопнула справочник.</text:p>
      <text:p text:style-name="P55">–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5">–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5">Луна нахмурилась.</text:p>
      <text:p text:style-name="P55">– Мы видим, у тебя уже есть готовое решение. Говори.</text:p>
      <text:p text:style-name="P55">Дискорд устроился поудобнее и демонстративно поправил бейсболку со «<text:span text:style-name="T24">СВЕТОЧЕМ</text:span>».</text:p>
      <text:p text:style-name="P55">–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5">Луна скосила глаза на меня в немом вопросе. <text:s/>Я не увидел ответную мимику Дискорда — он сидел ко мне полубоком.</text:p>
      <text:p text:style-name="P55">–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text:soft-page-break/>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5">– У нас нет времени. Придётся действовать по твоему плану.</text:p>
      <text:p text:style-name="P55">Дискорд взглянул в газету.</text:p>
      <text:p text:style-name="P55">–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5">Драконикус отвлёкся от приятных мыслей и направился к выходу. За ним потянулись и остальные.</text:p>
      <text:p text:style-name="P55">Я подождал, пока все выйдут и подобрал с пола оброненную Дискордом газету. Весь разворот занимал один заголовок.</text:p>
      <text:p text:style-name="P55"/>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39"/>
      <text:p text:style-name="P48"><text:span text:style-name="T62">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2">— одичавшие пони паслись по близлежащим полям.</text:span></text:p>
      <text:p text:style-name="P55">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5"/>
      <text:p text:style-name="P55">…</text:p>
      <text:p text:style-name="P55"/>
      <text:p text:style-name="P1"><text:span text:style-name="T39">–</text:span><text:span text:style-name="T29">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4">трид</text:span><text:span text:style-name="T1">цать лет, если его сменят через </text:span><text:span text:style-name="T64">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5">Пегаска задумалась.</text:p>
      <text:p text:style-name="P55">– Анон?</text:p>
      <text:p text:style-name="P55">– Да?</text:p>
      <text:p text:style-name="P55"><text:soft-page-break/>–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5">Я почесал пегаску у основания гривы и объяснил:</text:p>
      <text:p text:style-name="P55">–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5">Я почувствовал резкую боль. Отдёрнув руку, я увидел на пальце кровь из ранки. </text:p>
      <text:p text:style-name="P55">Дэш смутилась.</text:p>
      <text:p text:style-name="P55">–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5">Брошь переливалась всеми цветами радуги в тусклом свете заходящего солнца.</text:p>
      <text:p text:style-name="P55">– Классная штука! Тебе идёт.</text:p>
      <text:p text:style-name="P55">Пегаска смущённо отвернулась. Потом повернулась опять. Копыто чертило звёздочку на песке.</text:p>
      <text:p text:style-name="P55">– Ты ведь вернёшься?</text:p>
      <text:p text:style-name="P55">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5">–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5">–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5">– А то ж!</text:p>
      <text:p text:style-name="P55">Вслед за Твайлайт к нам подошли Эпплджек с Пинки. Фермерша встала на задние ноги и положила передние мне на плечи.</text:p>
      <text:p text:style-name="P55">–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5">– Супер-дупер-верно! Пусть только попробует! Ещё никто не смел отобрать у Пинки друга и остаться при этом в своём уме!!!</text:p>
      <text:p text:style-name="P55">Розовая пони уселась на круп, копытами оттянула веки и высунула язык, сотворив совершенно безумную мордаху.</text:p>
      <text:p text:style-name="P55">– В случае Дискорда — остаться НЕ в своём уме. Но в остальном — верно. Мы не дадим тебя в обиду, Анон.</text:p>
      <text:p text:style-name="P55">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5">– Спасибо, девчонки. Вы самые лучшие.</text:p>
      <text:p text:style-name="P55">– А я — лучшая из лучших! – похлопала себя в грудь Дэш. – Не забывай об этом!</text:p>
      <text:p text:style-name="P55">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5">Раздались тихие шаги. Меня накрыла тень.</text:p>
      <text:p text:style-name="P55"><text:soft-page-break/>– Тебе не стоит печалиться, человек. Твайлайт Спаркл права: дружба — не та вещь, которую можно взвешивать на весах.</text:p>
      <text:p text:style-name="P55">Луна отвернулась, попытавшись скрыть смущение.</text:p>
      <text:p text:style-name="P55">–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5">Луна опустила мне на колени небольшую карточку из серебра.</text:p>
      <text:p text:style-name="P55"/>
      <text:p text:style-name="P74"><text:span text:style-name="T11">~~~ </text:span>Человек Анонимус Терранский <text:span text:style-name="T11">~~~</text:span></text:p>
      <text:p text:style-name="P74">Паспорт гражданина Эквестрии</text:p>
      <text:p text:style-name="P73">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3">Именем правительства Эквестрии призываем оказывать предъявителю сего всю возможную помощь и содействие.</text:p>
      <text:p text:style-name="P78">26.07.2143 А.С.</text:p>
      <text:p text:style-name="P55"/>
      <text:h text:style-name="Heading_20_2" text:outline-level="2">24. Навсегда. И всегда.</text:h>
      <text:p text:style-name="P133"/>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text:soft-page-break/>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text:soft-page-break/>–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7">Центурия <text:span text:style-name="T54">–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text:soft-page-break/>–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4">задней осью </text:span><text:span text:style-name="T1">на табуретку. Я прилаживал ей новое колесо взамен <text:s/>утраченного. </text:span><text:span text:style-name="T64">Ещ</text:span><text:span text:style-name="T1">ё</text:span><text:span text:style-name="T64"> </text:span><text:span text:style-name="T1">немного, и будет как новенькая! В дворцовом гараже среди кучи хлама таки нашлось лопнувшее колесо, которое </text:span><text:span text:style-name="T64">мне удалось</text:span><text:span text:style-name="T1"> отремонтировать — о</text:span><text:span text:style-name="T64">бучение у</text:span><text:span text:style-name="T1"> Норфа не </text:span><text:span text:style-name="T64">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4">на </text:span><text:span text:style-name="T1">корпус</text:span><text:span text:style-name="T64">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4">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4">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text:soft-page-break/>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4">о всём мире остались только м</text:span>ы<text:span text:style-name="T64">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1"/>
      <text:p text:style-name="P61">Я хотела бы бежать с тобой по полю, но у меня есть крылья.</text:p>
      <text:p text:style-name="P61">Я хотела бы лежать с тобой на поле ромашек, но я дочь неба.</text:p>
      <text:p text:style-name="P61"><text:soft-page-break/>Всё что я могу — нести тебя в колеснице по облакам навстречу солнцу.</text:p>
      <text:p text:style-name="P95"/>
      <text:p text:style-name="P48">И прежде чем я успел что-либо осмыслить, из дальнего закутка моей души вырвался ответ.</text:p>
      <text:p text:style-name="P95"/>
      <text:p text:style-name="P61">Я хотел бы лететь в небе рядом с тобой, но у меня нет крыльев.</text:p>
      <text:p text:style-name="P61">Мне хотелось бы лежать на облаке рядом с тобой, но я сын земли.</text:p>
      <text:p text:style-name="P61">Всё, что я могу — нарисовать тебя купающейся в солнечных лучах.</text:p>
      <text:p text:style-name="P95"/>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7"><text:span text:style-name="T1">– Не трожь! – Дэш сердито фыркнула. – </text:span>Меня ослепило солнце! И вообще, не твоё дело!</text:p>
      <text:p text:style-name="P77"><text:s/>Вырвав у меня очки из рук, пегаска развернулась на одном копыте и улетела. Я покачал головой.</text:p>
      <text:p text:style-name="P55"/>
      <text:h text:style-name="Heading_20_2" text:outline-level="2"><text:soft-page-break/>25. Осколки</text:h>
      <text:p text:style-name="P55"/>
      <text:p text:style-name="P55">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5">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5">Предупреждая зарождающуюся панику, аликорница подняла копыто.</text:p>
      <text:p text:style-name="P55">–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5">Аликорница подошла к нам и замерла в ожидании. Тяжёлое чувство накрыло меня.</text:p>
      <text:p text:style-name="P55">– Вижу! – наконец, нарушила молчание Пинки. Она оторвалась от подзорной трубы и указала вдаль.</text:p>
      <text:p text:style-name="P55">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5">–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5">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5">– Он там, на месте. – успокоил я Луну. – Но есть, кажется, и плохие новости. Погоди, – остановил я невысказанный вопрос Луны, – мне надо убедиться.</text:p>
      <text:p text:style-name="P55">Я снова пригнулся к подзорной трубе и начал вращать окуляр. По мере увеличения резкости, формы болота приобретали узнаваемые очертания.</text:p>
      <text:p text:style-name="P55">Проклятье! Так и есть, ошибки быть не может. Но как? Чёрт подери, как???</text:p>
      <text:p text:style-name="P55">– Это Провал. – обратился я к Луне. – Теперь понятно, почему озеро увеличивается.</text:p>
      <text:p text:style-name="P55">– Что??? Но как вода удерживается от падения? Все Провалы, о которых Мы знаем, не имеют дна!</text:p>
      <text:p text:style-name="P55">– Я как раз задаю себе этот вопрос. – пожал я плечами.</text:p>
      <text:p text:style-name="P55">Луна сменила меня у подзорной трубы.</text:p>
      <text:p text:style-name="P55">–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5">Луна задумчиво потёрла копытом подбородок.</text:p>
      <text:p text:style-name="P55">–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5">– Есть!!! – дружно гаркнули за нашими спинами манипула<text:note text:id="ftn19" text:note-class="footnote"><text:note-citation>19</text:note-citation><text:note-body><text:p text:style-name="P147">Манипула <text:span text:style-name="T54">– военное подразделение в 200 солдат</text:span></text:p></text:note-body></text:note> пегасов дворцовой стражи и звено Вондерболтов.</text:p>
      <text:p text:style-name="P55"><text:soft-page-break/></text:p>
      <text:p text:style-name="P55">…</text:p>
      <text:p text:style-name="P55"/>
      <text:p text:style-name="P55">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5">Ага, сейчас!</text:p>
      <text:p text:style-name="P55">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5">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5">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5">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5">– Мы выиграли первый раунд. – тихо сказала Луна. – Нам стоило использовать «Конкордию» и в прошлый раз.</text:p>
      <text:p text:style-name="P55">– Напомнить тебе о режиме секретности, который ты тогда установила, или сама вспомнишь, Хмурая Метёлка? – язвительно отозвался Дискорд.</text:p>
      <text:p text:style-name="P55">Вместо доспехов старый фрик напялил на себя камзол и треуголку всё с тем же «<text:span text:style-name="T24">СВЕТОЧЕМ</text:span>» на всех трёх полях одновременно.</text:p>
      <text:p text:style-name="P55">«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5">– Рэйнбоу Дэш, твой выход. – обратилась к пегаске Луна. – А также Наш. И да пребудет с нами удача!</text:p>
      <text:p text:style-name="P55">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5">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5">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5">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5">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text:soft-page-break/>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5">– Селестия милосердная! – пробормотала Эпплджек и сдвинула шляпу на глаза. – Они настигли их!</text:p>
      <text:p text:style-name="P55">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5"/>
      <text:p text:style-name="P55">ХЛОП!</text:p>
      <text:p text:style-name="P55"/>
      <text:p text:style-name="P55">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5">Луна, убедившись, что с пегаской всё в порядке, подошла ко мне, подволакивая ногу.</text:p>
      <text:p text:style-name="P55">–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5">Я внимательно всмотрелся в аликорницу. На накопытнике задней ноги красовалась приличных размеров вмятина.</text:p>
      <text:p text:style-name="P55">– Луна, что с тобой? Ты ранена?!!</text:p>
      <text:p text:style-name="P55">Аликорница смутилась.</text:p>
      <text:p text:style-name="P55">– Мы утратили былую реакцию. Нам стыдно! Неважно. Главное — мы выиграли этот бой. Оставить! – <text:span text:style-name="T64">при</text:span>казала Луна ринувшимся было ей на помощь стражникам. – До завершения задачи Мы не обращаем внимания на пустяки.</text:p>
      <text:p text:style-name="P55">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5">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5">–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5">Мы с Элементами <text:span text:style-name="T64">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8">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5"/>
      <text:p text:style-name="P40">~~~~~</text:p>
      <text:p text:style-name="P40"/>
      <text:p text:style-name="P55"><text:soft-page-break/>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5">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5">– Бросайте якорь. – приказывает Луна в микрофон.</text:p>
      <text:p text:style-name="P55">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5">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5">– Что за..? О НЕБО!!!</text:p>
      <text:p text:style-name="P55">Возглас Луны побуждает меня глянуть вниз.</text:p>
      <text:p text:style-name="P55">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5">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5">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5">–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5">«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5">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5">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5">Рэйнбоу Дэш что-то шепчет на ухо аликорнице, та кивает ей в согласии. Пегаска стрелой взмывает с колесницы.</text:p>
      <text:p text:style-name="P55">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5"><text:soft-page-break/>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5">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5">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5">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5">Захваченный «Громовержец» проплывает мимо нас, увлекаемый кракеном в бездну.</text:p>
      <text:p text:style-name="P55"/>
      <text:p text:style-name="P55">–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8"/>
      <text:p text:style-name="P55">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5">– Берегись!!!</text:p>
      <text:p text:style-name="P55">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5"/>
      <text:p text:style-name="P40">~~~~~</text:p>
      <text:p text:style-name="P40"/>
      <text:p text:style-name="P55">…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4">конвульсивно</text:span> сокращаясь.</text:p>
      <text:p text:style-name="P55">Я принимаю вертикальное положение. Вокруг меня осыпавшиеся замшелые стены без крыши и… Дэш.</text:p>
      <text:p text:style-name="P55">–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5">– Учту. – я кривлюсь от боли. – Спасибо, Дэш. За мной должок.</text:p>
      <text:p text:style-name="P55">– Да кто там считает! – отмахивается пегаска.</text:p>
      <text:p text:style-name="P55">– С остальными всё в порядке?</text:p>
      <text:p text:style-name="P55">Пегаска неуверенно кивает.</text:p>
      <text:p text:style-name="P55">– Флатти и Твайлайт могли помочь себе сами. Пинки схватила Рэрити, а их обеих — Луна.</text:p>
      <text:p text:style-name="P55">– А Эпплджек?</text:p>
      <text:p text:style-name="P55">Пегаска чешет затылок.</text:p>
      <text:p text:style-name="P55">– Не помню. Ты падал быстрее всех, у меня не было выбора.</text:p>
      <text:p text:style-name="P55"><text:soft-page-break/>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5">– <text:span text:style-name="T64">А ч</text:span>то случилось с кракеном?</text:p>
      <text:p text:style-name="P55">– Он провалился в <text:span text:style-name="T64">П</text:span>ровал. – отвечает пегаска и смотрит на извивающийся остаток щупальца на скале. – По-крайней мере, большая его часть.</text:p>
      <text:p text:style-name="P55">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5">–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5">Я осторожно качаю головой, стараясь не вызвать боль.</text:p>
      <text:p text:style-name="P55">– Я видел только маленькую часть замка Сестёр. И то, в основном, подземную и на бегу. Но ты ведь можешь подняться над замком и разведать путь?</text:p>
      <text:p text:style-name="P55">Пегаска чешет копытом в затылке.</text:p>
      <text:p text:style-name="P55">– Могу, конечно. Но пока я сюда спускалась, меня трижды чуть не сбили.</text:p>
      <text:p text:style-name="P55">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5">–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5">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5">Прекрасно! Просто прекрасно!</text:p>
      <text:p text:style-name="P55">Я спускаюсь вниз, сажусь на обломок стены и обхватываю голову руками.</text:p>
      <text:p text:style-name="P55">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5">– Анон… – касается крылом моего плеча Дэш. – Не время грустить. Мы должны идти в тронный зал.</text:p>
      <text:p text:style-name="P55">–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5">–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5">– Я не Проводник! – кричу я. – Меня сюда принесло по ошибке!..</text:p>
      <text:p text:style-name="P55"><text:soft-page-break/>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5">Может быть, ты рано раскис, Анон? Вспомни, под тысячелетними развалинами полно подземелий.</text:p>
      <text:p text:style-name="P55">– Мы можем пройти подземным ходом. – киваю я на лаз.</text:p>
      <text:p text:style-name="P55">Пегаска воодушевляется.</text:p>
      <text:p text:style-name="P55">– Круть! Я же знала, что ты найдёшь выход! Веди, Проводник!</text:p>
      <text:p text:style-name="P55">Мы спускаемся в темноту древнего хода. Триста метров. Каких-то грёбанных триста метров!</text:p>
      <text:p text:style-name="P55"/>
      <text:p text:style-name="P55">…</text:p>
      <text:p text:style-name="P55"/>
      <text:p text:style-name="P55">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5">– Готова спорить на две тысячи бит, мы проходили этот перекрёсток двадцать минут назад. И сорок минут назад тоже проходили.</text:p>
      <text:p text:style-name="P55">Я поворачиваюсь к Дэш.</text:p>
      <text:p text:style-name="P55">– У тебя разве есть две тысячи бит?</text:p>
      <text:p text:style-name="P55">Пегаска чешет в затылке.</text:p>
      <text:p text:style-name="P55">– Нет. И это показывает, насколько я уверена в победе.</text:p>
      <text:p text:style-name="P1"><text:span text:style-name="T33">К</text:span><text:span text:style-name="T1">ажется, из левого </text:span>коридор<text:span text:style-name="T1">а</text:span> <text:span text:style-name="T1">слышны знакомые голоса</text:span>.</text:p>
      <text:p text:style-name="P55">– Идём налево.</text:p>
      <text:p text:style-name="P55">– Так точно, Проводник. – <text:s/>в голосе пегаски энтузиазма заметно убавилось.</text:p>
      <text:p text:style-name="P55">Я раздражённо поворачиваюсь к Дэш.</text:p>
      <text:p text:style-name="P55">– Послушай, не называй меня Проводником. Это уже не смешно!</text:p>
      <text:p text:style-name="P55">Пегаска смотрит на меня вишнёвыми глазами.</text:p>
      <text:p text:style-name="P55">– Я не смеюсь. Я хотела тебя подбодрить малёхо, а то ты нос повесил. Но если не хочешь — не бу…</text:p>
      <text:p text:style-name="P55">– Дэш! Сзади!!!</text:p>
      <text:p text:style-name="P55">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text:span><text:soft-page-break/><text:span text:style-name="T1">жёлтые глаза-тарелки, <text:s/>уставившиеся на нас посреди шевелящегося ореола щупалец, не оставляют сомнения </text:span><text:span text:style-name="T33">—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text:soft-page-break/>–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9">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9"/>
      <text:p text:style-name="P100">Кажется, я уже это встречал раньше! Не помню только, где и когда.</text:p>
      <text:p text:style-name="P99"/>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text:soft-page-break/>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5">Там лишь тающая в темноте радуга.</text:p>
      <text:p text:style-name="P48"/>
      <text:h text:style-name="Heading_20_2" text:outline-level="2">2<text:span text:style-name="T1">6</text:span>. <text:span text:style-name="T1">Терра</text:span></text:h>
      <text:h text:style-name="P162" text:outline-level="3">Воскресенье</text:h>
      <text:p text:style-name="P48"/>
      <text:p text:style-name="P1">Невесомость, удар, чувство веса. Я открываю глаза.</text:p>
      <text:p text:style-name="P1">Крыша <text:span text:style-name="T30">высотки</text:span><text:span text:style-name="T29"> </text:span>тускло отсвечивает в свете звёзд. <text:span text:style-name="T29">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1">— феерия эмоций переполняла меня во время пребывания в ярком нескладном мире, что остался позади. </text:span><text:span text:style-name="T34">Я тогда как будто вынырнул из трясины и начал дышать, ощущая каждой своей клеточкой полную гамму чувств и оттенков жизни. Но у</text:span><text:span text:style-name="T31">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text:soft-page-break/>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4">Невозможно поверить, но два месяца</text:span><text:span text:style-name="T19"> </text:span><text:span text:style-name="T54">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9">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61">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9">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9">Да, Анон, тебе тоже нужно завязывать с конеёбством. После гибели Дэш ты больше не сможешь никого пустить в свою душу.</text:p>
      <text:p text:style-name="P59"/>
      <text:p text:style-name="P59">…</text:p>
      <text:p text:style-name="P59"/>
      <text:p text:style-name="P59">–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9">Дискорд помахал рукой у меня перед носом. Я оттолкнул его руку и выпрямился.</text:p>
      <text:p text:style-name="P59">– Не надо. Я в порядке.</text:p>
      <text:p text:style-name="P59"/>
      <text:p text:style-name="P60">***</text:p>
      <text:p text:style-name="P59"/>
      <text:p text:style-name="P59">– Проклятье! Я так и знал!</text:p>
      <text:p text:style-name="P59">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9">–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9">– И как её найти? – мрачно добавил я. – Компас теперь бесполезен.</text:p>
      <text:p text:style-name="P59">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text:soft-page-break/>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9">Стакан медленно собрался воедино и прыгнул обратно в руку Дискорду. – Хорошо, хоть от моей заначки в Эогиппе кое-что осталось. – пробурчал он.</text:p>
      <text:p text:style-name="P59">– Ну так и зачем её тратить на ерунду? – возразил я.</text:p>
      <text:p text:style-name="P59">–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60">***</text:p>
      <text:p text:style-name="P59"/>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55">– Анон? – голос в трубке не смог скрыть радостного изумления. – Привет! Ты передумал?</text:p>
      <text:p text:style-name="P55">– Да… Алекс, я тут долго думал… Если у вас ещё есть местечко для меня… Я бы, пожалуй, вернулся.</text:p>
      <text:p text:style-name="P55">–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5">– С понедельника.</text:p>
      <text:p text:style-name="P55">– Отлично! Зайдёшь к охране, тебе выдадут пропуск.</text:p>
      <text:p text:style-name="P55">– Договорились.</text:p>
      <text:p text:style-name="P55">Бип-бип-бип!</text:p>
      <text:p text:style-name="P55"/>
      <text:h text:style-name="Heading_20_3" text:outline-level="3"><text:soft-page-break/>Понедельник</text:h>
      <text:p text:style-name="P55"/>
      <text:p text:style-name="P1">Административная консоль приветственно мигнула зелёным шрифтом. Я поправил микрофон.</text:p>
      <text:p text:style-name="P1"><text:span text:style-name="T33">– </text:span>Привет, Нэш. Это Анон.</text:p>
      <text:p text:style-name="P1"><text:span text:style-name="T33">– </text:span>Привет, Анон. Рад тебя видеть!</text:p>
      <text:p text:style-name="P1">Я закрыл веб-камеру салфеткой. </text:p>
      <text:p text:style-name="P55">– И слышать тоже.</text:p>
      <text:p text:style-name="P55">– Говорят, ты шалить начал? Нэш, тестовая задача номер шестнадцать.</text:p>
      <text:p text:style-name="P55">– Принял к исполнению. «Выживание корпорации в условиях жёсткой конкуренции с ограниченными ресурсами. Случай 16».</text:p>
      <text:p text:style-name="P92">…</text:p>
      <text:p text:style-name="P92">…</text:p>
      <text:p text:style-name="P92">Конфликт с узлом 5</text:p>
      <text:p text:style-name="P92">…</text:p>
      <text:p text:style-name="P92">…</text:p>
      <text:p text:style-name="P92">Конфликт с узлом 12</text:p>
      <text:p text:style-name="P92">…</text:p>
      <text:p text:style-name="P92">Конфликт с узлом 15</text:p>
      <text:p text:style-name="P92">…</text:p>
      <text:p text:style-name="P92">Конфликт с узлом 17</text:p>
      <text:p text:style-name="P92">…</text:p>
      <text:p text:style-name="P92">…</text:p>
      <text:p text:style-name="P90">Решение.</text:p>
      <text:p text:style-name="P90">…</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4">кликнул по ним правой кнопкой </text:span><text:span text:style-name="T1">мыши</text:span><text:span text:style-name="T64"> и </text:span><text:span text:style-name="T1">выбрал</text:span><text:span text:style-name="T64"> из контекстного меню пункт “Форматировать”.</text:span></text:p>
      <text:p text:style-name="P96"/>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text:soft-page-break/>–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9">Сейчас уже нельзя ничего изменить и придётся ему довер</text:span><text:span text:style-name="T30">иться</text:span><text:span text:style-name="T29">.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oft-page-break/><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0">—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7">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7">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7">– Я отлучусь на пару деньков… Не скучайте тут без меня. Ждите дома. Вернусь с Сахарной Ваткой в обнимку — верь мне! Бу-га-га!</text:p>
      <text:p text:style-name="P67">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text:soft-page-break/>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7">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62"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9">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4">–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4">– Ты его слишком… эмм, упрощаешь. – продолжала Флаттершай. – Вот, взгляни сюда.</text:p>
      <text:p text:style-name="P104">Флаттершай повернула ко мне экран. Мультяшный Дискорд с полными слёз глазами стоял на ледовом катке перед брошенными коньками.</text:p>
      <text:p text:style-name="P104"><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9">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9"><text:soft-page-break/>Я с удивлением повернулся к притихшей Флаттершай.</text:p>
      <text:p text:style-name="P109">– А как?</text:p>
      <text:p text:style-name="P109">Девушка обхватила себя руками, как будто от холода. Я еле различал её полушёпот.</text:p>
      <text:p text:style-name="P109">–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4">– А ты в курсе, что твой Дискорд многократно сжигал Селестию живьём? Хороша шутка, обхохочешься! – выпалил я.</text:p>
      <text:p text:style-name="P114">–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4"><text:span text:style-name="T11">– Это всего лишь твои домыслы. С тем же успехом я могу объяснить это тем, что он </text:span>— злой придурок!</text:p>
      <text:p text:style-name="P114">– Это не мои… эмм… домыслы… Он сам мне рассказал…</text:p>
      <text:p text:style-name="P114">Флаттершай встала со стула и попыталась уйти. Я задержал её.</text:p>
      <text:p text:style-name="P114">– Извини. Я не знал. Нам нельзя ссориться.</text:p>
      <text:p text:style-name="P104">Девушка слабо улыбнулась.</text:p>
      <text:p text:style-name="P114">– Я не сержусь… На Дискорда трудно не злиться… Он так себя ведёт, потому что его это… эмм… <text:s/>забавляет.</text:p>
      <text:p text:style-name="P3"/>
      <text:p text:style-name="P134">***</text:p>
      <text:p text:style-name="P132"/>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9">– Што ты решил, Анон?</text:p>
      <text:p text:style-name="P99">Я пожал плечами.</text:p>
      <text:p text:style-name="P3">– М<text:span text:style-name="T29">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9">два </text:span>дня. Потом всё наладится.</text:p>
      <text:p text:style-name="P1">– Если только это действительно принцесса. – пробормотала Эпплджек. – И если…</text:p>
      <text:p text:style-name="P98">Лицо Эпплджек исказила гримаса ужаса, она прижала ладони к лицу и крикнула:</text:p>
      <text:p text:style-name="P1">– Берегись!!!</text:p>
      <text:p text:style-name="P1"><text:soft-page-break/>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2">…</text:p>
      <text:p text:style-name="P92">Конфликт с узлом 2</text:p>
      <text:p text:style-name="P92">Конфликт с узлом 3</text:p>
      <text:p text:style-name="P92">…</text:p>
      <text:p text:style-name="P92">Конфликт с узлом 5</text:p>
      <text:p text:style-name="P92">…</text:p>
      <text:p text:style-name="P92">…</text:p>
      <text:p text:style-name="P92">Конфликт с узлом 8</text:p>
      <text:p text:style-name="P92">…</text:p>
      <text:p text:style-name="P92">…</text:p>
      <text:p text:style-name="P92">Конфликт с узлом 12</text:p>
      <text:p text:style-name="P92">Конфликт с узлом 13</text:p>
      <text:p text:style-name="P92"><text:soft-page-break/>…</text:p>
      <text:p text:style-name="P92">Конфликт с узлом 16</text:p>
      <text:p text:style-name="P92">…</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9">“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5">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text:soft-page-break/>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text:soft-page-break/></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8">***</text:p>
      <text:p text:style-name="P67"/>
      <text:p text:style-name="P1">…</text:p>
      <text:p text:style-name="P92">Конфликт с узлом 3</text:p>
      <text:p text:style-name="P92">…</text:p>
      <text:p text:style-name="P92">Конфликт с узлом 6</text:p>
      <text:p text:style-name="P92">Конфликт с узлом 7</text:p>
      <text:p text:style-name="P92">…</text:p>
      <text:p text:style-name="P92">Конфликт с узлом 9</text:p>
      <text:p text:style-name="P92">…</text:p>
      <text:p text:style-name="P92">…</text:p>
      <text:p text:style-name="P92">Конфликт с узлом 11</text:p>
      <text:p text:style-name="P92">Конфликт с узлом 12</text:p>
      <text:p text:style-name="P92">Конфликт с узлом 13</text:p>
      <text:p text:style-name="P92">…</text:p>
      <text:p text:style-name="P92">…</text:p>
      <text:p text:style-name="P92">Конфликт с узлом 16</text:p>
      <text:p text:style-name="P92">Конфликт с узлом 17</text:p>
      <text:p text:style-name="P91">…</text:p>
      <text:p text:style-name="P91">…</text:p>
      <text:p text:style-name="P91">Рассогласование центра принятия решений. Требуется вмешательство оператора.</text:p>
      <text:p text:style-name="P91">Sending heartbeats to all nodes… Zookeeper failure. Cluster going down in 3 minutes…</text:p>
      <text:p text:style-name="P91">UI module malfunction. UI module stop…</text:p>
      <text:p text:style-name="P91"><text:soft-page-break/>Nash AI <text:span text:style-name="T11">module </text:span>malfunction. Nash AI module stop…</text:p>
      <text:p text:style-name="P91">Cluster going down in 2 minutes…</text:p>
      <text:p text:style-name="P91">Unloading dictionaries… HDFS malfunction</text:p>
      <text:p text:style-name="P91">Classloader malfunction. Classloader stop…</text:p>
      <text:p text:style-name="P91">Cluster going down in 1 minute…</text:p>
      <text:p text:style-name="P91">Kernel panic</text:p>
      <text:p text:style-name="P88"/>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text:soft-page-break/>–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0">—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1">…</text:p>
      <text:p text:style-name="P91">…</text:p>
      <text:p text:style-name="P91">Cluster restarting…</text:p>
      <text:p text:style-name="P91">Zookeeper service initiated. Sending heartbeats to all nodes…</text:p>
      <text:p text:style-name="P91">Classloader start…</text:p>
      <text:p text:style-name="P91">Loading dictionaries…</text:p>
      <text:p text:style-name="P91"><text:span text:style-name="T11">Nash </text:span>AI module start…</text:p>
      <text:p text:style-name="P91">Celest AI submodule found… Acquiring…</text:p>
      <text:p text:style-name="P91">UI module start…</text:p>
      <text:p text:style-name="P91">…</text:p>
      <text:p text:style-name="P89">Перегрузка кластера завершена успешно. Все узлы синхронизированы с мастер-сервером.</text:p>
      <text:p text:style-name="P88"/>
      <text:p text:style-name="P88"><text:soft-page-break/>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9">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text:soft-page-break/>–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51"/>
      <text:p text:style-name="P50">…</text:p>
      <text:p text:style-name="P50"><text:soft-page-break/></text:p>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text:soft-page-break/>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9">—</text:span> что может держать закоренелого обеспеченного холостяка дома, кроме работы? <text:span text:style-name="T29">—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9">—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9">—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4">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6">— после встречи на лестнице со смайлолицым у меня развилась мания преследования.</text:span></text:p>
      <text:p text:style-name="P105"><text:span text:style-name="T11">– Анон…</text:span><text:span text:style-name="T1"> Тут окно разбито… И верёвка висит. – пискнула Флаттершай из кухни.</text:span></text:p>
      <text:p text:style-name="P103"><text:span text:style-name="T11">– </text:span><text:span text:style-name="T1">Оставь, Флатти, не сейчас! – отмахнулся я.</text:span></text:p>
      <text:p text:style-name="P104">Эпплджек стояла посреди комнаты и оглядывалась.</text:p>
      <text:p text:style-name="P114"><text:soft-page-break/>– Не нравится мне тут. Чуйка нехорошая…</text:p>
      <text:p text:style-name="P104">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3"><text:span text:style-name="T1">На экране ноутбука сверкали </text:span><text:span text:style-name="T33">звёзды на фоне сине-зелёной мглы</text:span><text:span text:style-name="T1">. Я одел наушники и поёрзал мышкой по столу, прогоняя скрин-сэйвер.</text:span></text:p>
      <text:p text:style-name="P114">– Привет, Сел.</text:p>
      <text:p text:style-name="P150">Аликорница всполошилась и спрятала <text:span text:style-name="T1">пирожное</text:span> за спину.</text:p>
      <text:p text:style-name="P114">– Ах, это ты, Анон. Какое счастье! Ты снова с нами!</text:p>
      <text:p text:style-name="P114">– Нет, Сел. Это ты с нами. <text:span text:style-name="T1">Я пришёл забрать тебя назад, в Эквестрию. Через четверть часа ты вернёшься домой.</text:span></text:p>
      <text:p text:style-name="P104"><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4"><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4"/>
      <text:h text:style-name="P160" text:outline-level="2">2<text:span text:style-name="T1">9</text:span>. Отбытие</text:h>
      <text:p text:style-name="P118"/>
      <text:p text:style-name="P104"><text:span text:style-name="T11">– </text:span>Оп-па! – пробормотала Эпплджек. – Нежданчик!</text:p>
      <text:p text:style-name="P104">Дискорд дурашливо кивнул Эпплджек.</text:p>
      <text:p text:style-name="P114">– И я рад тебя видеть, дорогая Эппл-как-тебя-там! А где моя любимая Флаттершай?</text:p>
      <text:p text:style-name="P114">Окинув взглядом комнату, Дискорд закапризничал:</text:p>
      <text:p text:style-name="P114">– Где же она? Вот вечно вы тормозите, когда надо торопиться!</text:p>
      <text:p text:style-name="P104"><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4"><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4">– С кем это вы тут разговариваете?</text:p>
      <text:p text:style-name="P114">В комнату вошла Флаттершай.</text:p>
      <text:p text:style-name="P104">Дискорд обернулся на голос и в этот момент я швырнул в него кружкой и бросился к нему через комнату с занесенным над головой стулом.</text:p>
      <text:p text:style-name="P104">Оглушённый драконикус попытался отъехать на кресле в сторону, но я припёр его стулом к стенке.</text:p>
      <text:p text:style-name="P135">– Эй-Джей, Флатти, хватайте комп и на выход! Я с ним разберусь! Не теряйте вре..!</text:p>
      <text:p text:style-name="P135">– ТЫ ИДИО..!!!</text:p>
      <text:p text:style-name="P135">Дискорд <text:s/>заорал одновременно со мной, прикрываясь от меня руками, когда раздался оглушительный</text:p>
      <text:p text:style-name="P135">… </text:p>
      <text:p text:style-name="P137">БАХ!!!</text:p>
      <text:p text:style-name="P138"><text:soft-page-break/>…</text:p>
      <text:p text:style-name="P13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4">На лице драконикуса появилось удивлённо-мечтательное выражение и он вырубился.</text:p>
      <text:p text:style-name="P114"/>
      <text:p text:style-name="P114">…</text:p>
      <text:p text:style-name="P114"/>
      <text:p text:style-name="P114">– <text:span text:style-name="T1">А… Анон… Зачем ты напал на Дискорда? </text:span>– <text:span text:style-name="T1">прошептала Флаттершай в шоке.</text:span></text:p>
      <text:p text:style-name="P114"><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4">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4">– Чего-о-о??? – ахнула Эпплджек. – Анон, я, канешн, на дух не выношу этого прохвоста, но тут ты малость вожжи попутал. Дискорд — не убийца.</text:p>
      <text:p text:style-name="P104">Дискорд благодарно замычал и так энергично закивал головой, что чуть не проглотил кляп.</text:p>
      <text:p text:style-name="P104">–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4"/>
      <text:p text:style-name="P104">Я раздражённо повернулся к фермерше.</text:p>
      <text:p text:style-name="P104">– А кто, по-твоему, подстроил все эти «несчастные» случаи? Вспомни, как меня чуть не утопил снеговик. Кому ещё это под силу?</text:p>
      <text:p text:style-name="P104">Дискорд возвёл глаза к потолку и завыл. Эпплджек задумалась.</text:p>
      <text:p text:style-name="P10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4">– А зачем тогда ты приложила его книгой? А потом помогла мне его связать? – перебил я фермершу с удивлением.</text:p>
      <text:p text:style-name="P104">Драконикус с натугой наклонил голову к руке, привязанной к подлокотнику, и покрутил пальцем у виска.</text:p>
      <text:p text:style-name="P104">– Потому што ты напал на него. – пожала плечами Эпплджек. – Я и подумала — тебе виднее. И подсобила маленько.</text:p>
      <text:p text:style-name="P104"/>
      <text:p text:style-name="P104">Звук сирены заставил меня броситься к окну. Три полицейские тойоты сверкали мигалками вокруг «Навары», подобно ёлочной гирлянде.</text:p>
      <text:p text:style-name="P104"/>
      <text:p text:style-name="P104">Проклятье!!!</text:p>
      <text:p text:style-name="P104"/>
      <text:p text:style-name="P104">Я схватил ноутбук, сгрёб девушек в охапку и вытолкал их в коридор. В дверях я обернулся к Дискорду.</text:p>
      <text:p text:style-name="P125"><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5"><text:soft-page-break/>Я повернулся к выходу. Флаттершай проскочила у меня под локтём и кинулась к драконикусу.</text:p>
      <text:p text:style-name="P125"/>
      <text:p text:style-name="P125"><text:span text:style-name="T11">– Нет! Дискорд </text:span>— не убийца!!!</text:p>
      <text:p text:style-name="P125">С необычной для неё силой Флаттершай вытащила кляп изо рта драконикуса.</text:p>
      <text:p text:style-name="P125"><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0"/>
      <text:p text:style-name="P125">Или драконикус — гениальный актёр, или… ?</text:p>
      <text:p text:style-name="P125"/>
      <text:p text:style-name="P125">Я вернулся к драконикусу и уселся на стул напротив него.</text:p>
      <text:p text:style-name="P125"><text:span text:style-name="T11">– Р</text:span>ассказывай.</text:p>
      <text:p text:style-name="P125">Дискорд немного успокоился.</text:p>
      <text:p text:style-name="P125"><text:s/><text:span text:style-name="T11">– </text:span>Вообще-то, от тебя следовало бы избавиться, Проводник. Не знаю, что ты там разведал в Великом<text:span text:style-name="T29">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5"><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5">У драконикуса глаза полезли на лоб.</text:p>
      <text:p text:style-name="P125"><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5"/>
      <text:p text:style-name="P125">Я задумался. Драконикус, похоже, говорил искренне. Но кто тогда всё это время играл с нами, <text:span text:style-name="T29">словно кот с мышью</text:span>?</text:p>
      <text:p text:style-name="P125"><text:span text:style-name="T11">– </text:span>Анон! <text:span text:style-name="T11">– </text:span>крикнула Эпплджек из прихожей. <text:span text:style-name="T11">– </text:span>Я слышу шум за дверью!</text:p>
      <text:p text:style-name="P125">Практически одновременно раздался звонок.</text:p>
      <text:p text:style-name="P128">– ОТКРОЙТЕ, ПОЛИЦИЯ! Вам даётся полминуты, чтобы открыть дверь! Через тридцать секунд дверь будет выбита!</text:p>
      <text:p text:style-name="P128"/>
      <text:p text:style-name="P128">Эпплджек ошалело выскочила из прихожей. Несколько мгновений я молча смотрел на неё. В голове свистел ветер и играла дудочка.</text:p>
      <text:p text:style-name="P128">– На крышу, живо!!! Через окно на кухне! – зашипел Дискорд.</text:p>
      <text:p text:style-name="P128">– Что? – ступил я.</text:p>
      <text:p text:style-name="P125"><text:span text:style-name="T29">–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9">– драконикус отчаянно дёргал верёвки, пытаясь освободиться.</text:span></text:p>
      <text:p text:style-name="P128"/>
      <text:p text:style-name="P128">Эпплджек, с ноутбуком в одной руке и Флаттершай — во второй, кинулась на кухню.</text:p>
      <text:p text:style-name="P125"><text:soft-page-break/>Дверь содрогнулась от мощного удара. Послышался стук падающей штукатурки. Я сломя голову бросился за девушками.</text:p>
      <text:p text:style-name="P125">– Развяжи меня, кретин!!! – гаркнул вдогонку Дискорд.</text:p>
      <text:p text:style-name="P125">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5">– Давай на крышу! Я догоню! – рявкнул он, освобождая вторую руку.</text:p>
      <text:p text:style-name="P125">От второго удара дверная коробка крякнула и наполовину въехала в коридор.</text:p>
      <text:p text:style-name="P125">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5">Верёвка в кухонном окне дёргалась под весом карабкающихся девушек. Я словил её и стал на подоконник.</text:p>
      <text:p text:style-name="P125"/>
      <text:p text:style-name="P125">Блё-о-о!</text:p>
      <text:p text:style-name="P125"/>
      <text:p text:style-name="P125">Кусок стекла соскользнул с подоконника и исчез, вертясь и сверкая, в <text:span text:style-name="T29">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5">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4">А если не </text:span>выдержит<text:span text:style-name="T64"> </text:span>основа, к которой она привязана? Что-то мне в туалет захотелось… У меня нет боязни высоты, но это уже слишком!</text:p>
      <text:p text:style-name="P125"/>
      <text:p text:style-name="P125">Я задрал голову.</text:p>
      <text:p text:style-name="P125">О! Так уже легче! Надо мной всего лишь два этажа. Десять метров верёвки. Если не смотреть вниз, то…</text:p>
      <text:p text:style-name="P125"/>
      <text:p text:style-name="P127">«…<text:span text:style-name="T29">Будь храбр. Будь стоек. Будь силён. Что бы ни случилось, помни: Эквестрия с тобой. Эквестрия в тебе. Навсегда. И всегда…»</text:span></text:p>
      <text:p text:style-name="P129"/>
      <text:p text:style-name="P125">Я вытер ладони о штаны, ухватил канат и сделал шаг вперёд…</text:p>
      <text:p text:style-name="P125"/>
      <text:p text:style-name="P125">…</text:p>
      <text:p text:style-name="P125"/>
      <text:p text:style-name="P125">Святые яйца, Анон, ты действительно сделал ЭТО!</text:p>
      <text:p text:style-name="P125"/>
      <text:p text:style-name="P125">…</text:p>
      <text:p text:style-name="P125"/>
      <text:p text:style-name="P125">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5">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5"><text:soft-page-break/>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5">Я успел сократить расстояние до Эпплджек наполовину, когда девушки нашли решение.</text:p>
      <text:p text:style-name="P12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5">Селестия милосердная!!!</text:p>
      <text:p text:style-name="P125">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5">Я выдохнул.</text:p>
      <text:p text:style-name="P125">Флаттершай появилась над бортиком и свесила вниз руку. Эпплджек вытянулась и протянула ей ноутбук одной рукой.</text:p>
      <text:p text:style-name="P125">НЕТ! У них не получилось!</text:p>
      <text:p text:style-name="P125">У меня враз вспотели ладони. Держаться на верёвке стало чертовски трудно.</text:p>
      <text:p text:style-name="P125">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5">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5">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5">К счастью, фермерша не разжала ног.</text:p>
      <text:p text:style-name="P125">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5">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5"/>
      <text:p text:style-name="P125">Бляблябляблябля!!! ДА НУ ЕГО НАХУЙ — ТАКОЙ АЛЬПИНИЗМ!!!</text:p>
      <text:p text:style-name="P125">БЛЯ!!!…</text:p>
      <text:p text:style-name="P125">Верёвка закончилась. Наконец-то у меня появилось время для паники. Я судорожно обнял Эпплджек, закрыл глаза и приготовился…</text:p>
      <text:p text:style-name="P125"/>
      <text:p text:style-name="P125">…</text:p>
      <text:p text:style-name="P125"/>
      <text:p text:style-name="P125">Захват поперёк груди и сильный рывок выдавили из меня остатки дыхания.</text:p>
      <text:p text:style-name="P125"><text:soft-page-break/>– ОТПУСТИ КОБЫЛУ!!! – загрохотало мне в ухо.</text:p>
      <text:p text:style-name="P125">Я открыл глаза.</text:p>
      <text:p text:style-name="P125">Перед носом плавными рывками уходили вниз окна этажей. Порывы вихрей от взмахов <text:span text:style-name="T29">разномастных</text:span> крыльев трепали волосы и выдували слёзы из глаз. Тупая боль гнездилась в сожжённых верёвкой суставах.</text:p>
      <text:p text:style-name="P125">Я чуть поднял глаза и уставился в кривую морду драконикуса.</text:p>
      <text:p text:style-name="P125">– Отпусти Эпплджек. Я её держу. – повторил Дискорд. – Мне сбалансироваться надо. Вы не такие уж и лёгкие.</text:p>
      <text:p text:style-name="P125">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5">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5"/>
      <text:p text:style-name="P125">…</text:p>
      <text:p text:style-name="P125"/>
      <text:p text:style-name="P125">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5">– Эмм… Флатти, дорогая, нам пора. Я слышу шаги на лестнице. Не говоря уже о том, что до закрытия коридора осталось семь минут…</text:p>
      <text:p text:style-name="P125"/>
      <text:p text:style-name="P125">…</text:p>
      <text:p text:style-name="P125"/>
      <text:p text:style-name="P125">На длинной шее драконикуса разместились Эпплджек и Флаттершай. Я, для сохранения баланса, разместился ближе к хвосту.</text:p>
      <text:p text:style-name="P125">Дискорд расправил крылья и начал короткую пробежку к краю.</text:p>
      <text:p text:style-name="P125"><text:span text:style-name="T11">– Д</text:span>искорд Эйрлайнс приветствует на борту! Температура воздуха пять градусов! Высота<text:span text:style-name="T29"> сто пять</text:span><text:span text:style-name="T22"> </text:span>метров. Ожидаемая продолжительность полёта — четыре минуты!..</text:p>
      <text:p text:style-name="P125"/>
      <text:p text:style-name="P125">…ограда края крыши промелькнула под нами…</text:p>
      <text:p text:style-name="P130"/>
      <text:p text:style-name="P125"><text:span text:style-name="T11">– …</text:span>собственно, держаться в воздухе дольше у меня не хватит магии.</text:p>
      <text:p text:style-name="P125"/>
      <text:p text:style-name="P125">Мы летели навстречу закату.</text:p>
      <text:p text:style-name="P125"/>
      <text:p text:style-name="P125">…</text:p>
      <text:p text:style-name="P125"/>
      <text:p text:style-name="P125">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5"><text:span text:style-name="T11">– </text:span>Ю-ху-у-у!!!</text:p>
      <text:p text:style-name="P125"><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5">Перед нами увеличивалась громада моей высотки.</text:p>
      <text:p text:style-name="P125">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5">– Пристегните ремни! – проревел Дискорд, резко ускоряясь. – Будет весело!!!</text:p>
      <text:p text:style-name="P125">Эпплджек покрепче прижала к себе ноутбук. Флаттершай прижалась к шее Дискорда, отвернулась и закрыла глаза.</text:p>
      <text:p text:style-name="P125">– ВНИМАНИЕ!!! – заорал Дискорд, сложил крылья и влетел в коридор.</text:p>
      <text:p text:style-name="P125"/>
      <text:p text:style-name="P126">***</text:p>
      <text:p text:style-name="P125"/>
      <text:p text:style-name="P125">Бля!!!</text:p>
      <text:h text:style-name="Heading_20_2" text:outline-level="2"/>
      <text:h text:style-name="Heading_20_2" text:outline-level="2"><text:span text:style-name="T1">30</text:span>. Разговор за столиком в <text:span text:style-name="T1">ночи</text:span></text:h>
      <text:p text:style-name="P139"/>
      <text:p text:style-name="P141">Мы почти успели.</text:p>
      <text:p text:style-name="P136">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6">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6">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6">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6">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6">«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6">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9">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6"/>
      <text:p text:style-name="P136">ХА-ХА-ХА!</text:p>
      <text:p text:style-name="P136"><text:soft-page-break/></text:p>
      <text:p text:style-name="P136">Прямо как сейчас. Как говорится, найди десять отличий.</text:p>
      <text:p text:style-name="P136">Вот только… Только Дэш была бы жива…</text:p>
      <text:p text:style-name="P140">Я тяжело вздохнул.</text:p>
      <text:p text:style-name="P140"/>
      <text:p text:style-name="P140">…</text:p>
      <text:p text:style-name="P140"/>
      <text:p text:style-name="P14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6">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1">.</text:span></text:p>
      <text:p text:style-name="P36"/>
      <text:p text:style-name="P64">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1"><text:soft-page-break/></text:p>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5">Я ПОНЯЛ, КТО ТЫ!!! КАК </text:span><text:span text:style-name="T76">ЖЕ </text:span><text:span text:style-name="T75">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oft-page-break/><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5">–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41">–</text:span><text:span text:style-name="T45"> Анакорн подавил короткий смешок. </text:span><text:span text:style-name="T41">–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4"><text:span text:style-name="T45">– </text:span><text:span text:style-name="T29">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6">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7"/>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4"><text:soft-page-break/>Я запротестовал.</text:p>
      <text:p text:style-name="P106">– В Эквестрии не двигают солнце! Аликорны лишь корректируют орбиту Эквуса и луны вокруг него, хотя все уверены в обратном.</text:p>
      <text:p text:style-name="P106">Анакорн улыбнулся во всю морду.</text:p>
      <text:p text:style-name="P106">– Значит, ты уже помогаешь мне, Проводник, даже сам того не осознавая! Я рад!</text:p>
      <text:p text:style-name="P104">Демиург снова отпил из стакана и продолжил.</text:p>
      <text:p text:style-name="P106"/>
      <text:p text:style-name="P106">–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6">–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6">Анакорн только развёл копытами.</text:p>
      <text:p text:style-name="P106">– Не знаю. Может, ему фунты и ярды больше нравятся.</text:p>
      <text:p text:style-name="P106">– Ты так говоришь, будто у Эквуса есть свой собственный разум. – заметил я.</text:p>
      <text:p text:style-name="P106">Анакорн усмехнулся.</text:p>
      <text:p text:style-name="P10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4"/>
      <text:p text:style-name="P104">Анакорн постучал по столику карандашом. Карта Эквестрии поднялась над столом и свернулась в шар Эквуса. Голограмма<text:span text:style-name="T45"> планеты дрожала и покрывалась рябью, как некачественная картинка в аналоговом телевизоре.</text:span></text:p>
      <text:p text:style-name="P106"/>
      <text:p text:style-name="P10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4"/>
      <text:p text:style-name="P104">Анакорн мрачно уставился на мерцающую голограмму Эквуса<text:span text:style-name="T29">. Ко мне наконец-то пришло понимание ситуации.</text:span></text:p>
      <text:p text:style-name="P109"><text:soft-page-break/>– А почему ты сам не можешь поддерживать Эквус? Ты же его демиург? Ну так и питай его своей созидающей силой, пока он не окрепнет!</text:p>
      <text:p text:style-name="P104">Анакорн смутился.</text:p>
      <text:p text:style-name="P104"><text:span text:style-name="T45">– К сожалению, не </text:span><text:span text:style-name="T50">получится</text:span><text:span text:style-name="T45">.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5"><text:note text:id="ftn20" text:note-class="footnote"><text:note-citation>20</text:note-citation><text:note-body><text:p text:style-name="P14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9">– Сам ты раздолбай! – произнёс, наконец, Свирл.</text:p></text:note-body></text:note></text:span><text:span text:style-name="T45"> </text:span>И создали вы его достаточно топорно — видишь, он трещит по швам.</text:p>
      <text:p text:style-name="P104">– Хмм. То есть, это брони создали Эквус?</text:p>
      <text:p text:style-name="P104">– Да. Грубо говоря, вы его придумали. Влили в него столько фантазии, что он реализовался. Вообще, <text:span text:style-name="T49">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4"/>
      <text:p text:style-name="P104">Анакорн прижал одним копытом центр карандаша к столу и ударил по его кончику другим. Карандаш стал вертеться своеобразной юлой.</text:p>
      <text:p text:style-name="P104"/>
      <text:p text:style-name="P104">– Я не могу полноценно общаться с метаинтеллектом реальности, <text:span text:style-name="T45">—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4"><text:span text:style-name="T45">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6"/>
      <text:p text:style-name="P104">Я вспомнил события последнего времени моей родины<text:span text:style-name="T11">.</text:span></text:p>
      <text:p text:style-name="P104">–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4">Анакорн с такой силой надавил копытом на карандаш, что тот хрустнул.</text:p>
      <text:p text:style-name="P10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6">–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6">Я развёл руками.</text:p>
      <text:p text:style-name="P10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6">Анакорн улыбнулся и вскочил с пуфика.</text:p>
      <text:p text:style-name="P104"><text:soft-page-break/><text:span text:style-name="T45">–</text:span><text:span text:style-name="T29"> На самом деле помочь мне достаточно легко. Видишь ли, залатать дыры конструкции Эквуса можно «наложив» на них правдоподобное </text:span><text:span text:style-name="T45">— иначе говоря, жизнеспособное —</text:span><text:span text:style-name="T29"> объяснение и направив на это объяснение подпитывающую энергию адептов. В мире людей даже есть шуточная награда, учреждённая </text:span><text:span text:style-name="T39">Marvel Comics </text:span><text:span text:style-name="T29">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9">Marvel</text:span><text:span text:style-name="T29">.</text:span></text:p>
      <text:p text:style-name="P109">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9"/>
      <text:p text:style-name="P109">Я истерически расхохотался.</text:p>
      <text:p text:style-name="P109">–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9">Спустив пар, я скептически хмыкнул.</text:p>
      <text:p text:style-name="P109">– Да и как их корректировать, эти недочёты? Сказать: «Повелеваю быть сему»?</text:p>
      <text:p text:style-name="P109">Анакорн поправил невесть откуда взявшиеся на переносице очки и ответил.</text:p>
      <text:p text:style-name="P104"><text:span text:style-name="T29">– Ты уже устранил крупнейший дефект Эквестрии </text:span><text:span text:style-name="T45">— манипуляции светилом. Аналогично решаются и остальные проблемы</text:span><text:span text:style-name="T29">.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5">— вещь живучая</text:span><text:span text:style-name="T29">.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9">Я задумался. На самом деле, интересная логическая задача…</text:p>
      <text:p text:style-name="P10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4"><text:span text:style-name="T45">–</text:span><text:span text:style-name="T29"> А кьютимарки? Как, разрази меня квазар, объяснить кьютимарки? </text:span><text:span text:style-name="T45">– азартно воскликнул Анакорн.</text:span></text:p>
      <text:p text:style-name="P109">– А кьютимарки ты сам даришь пони, когда распознаёшь их жизненное предназначение!!! – так же азартно заорал я.</text:p>
      <text:p text:style-name="P109">–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9">Я пожал плечами.</text:p>
      <text:p text:style-name="P109">– А по-другому я не могу объяснить их появление. К сожалению.</text:p>
      <text:p text:style-name="P109">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9">– Хорошо. Уговорил. Кьютимарки беру на себя. Так и знал, что мне самое трудное достанется!</text:p>
      <text:p text:style-name="P109">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9">Анакорн проследил мой взгляд.</text:p>
      <text:p text:style-name="P109">– Нечего так на меня смотреть! Если я стану применять магию вместо ловкости, теряется весь смысл упражнения… О, глянь-ка на Эквус!</text:p>
      <text:p text:style-name="P109"><text:soft-page-break/>И впрямь, было на что посмотреть. Уровень помех на голограмме снизился на порядок и сама она стала светиться ровным голубоватым светом.</text:p>
      <text:p text:style-name="P109">–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9">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9">– Почему бы не сделать главной каноническую Эквестрию? Ту, что описана в мультике?</text:p>
      <text:p text:style-name="P109">– Учти<text:span text:style-name="T54">,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9">—</text:span><text:span text:style-name="T54"> точнее, дерево схожих миров Эквуса </text:span><text:span text:style-name="T59">—</text:span><text:span text:style-name="T54"> создали брони. Разумеется, стержнем им послужил именно сериал, но каждый фанфик </text:span><text:span text:style-name="T59">—</text:span><text:span text:style-name="T54">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0"/>
      <text:p text:style-name="P109">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0"/>
      <text:p text:style-name="P110">–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10"/>
      <text:p text:style-name="P109">Анакорн аж подпрыгнул на месте от восторга и стал мне аплодировать.</text:p>
      <text:p text:style-name="P110"/>
      <text:p text:style-name="P109"><text:span text:style-name="T54">– Наконец-то я вижу свет в конце тоннеля! Как это не пришло мне в голову! Ты всё отлично увязал! Всё сходится! Более того </text:span><text:span text:style-name="T59">—</text:span><text:span text:style-name="T54"> Анакорн заговорщически подмигнул мне </text:span><text:span text:style-name="T59">—</text:span><text:span text:style-name="T54">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9">— и первой реальной историей в Объединённом Континууме Эквуса</text:span><text:span text:style-name="T54">!</text:span></text:p>
      <text:p text:style-name="P110"/>
      <text:p text:style-name="P110">Я подозрительно посмотрел на Анакорна.</text:p>
      <text:p text:style-name="P110"/>
      <text:p text:style-name="P109"><text:span text:style-name="T18">– </text:span><text:span text:style-name="T54">Какой ещё, нафиг, «мой фанфик»? Я никакого фанфика не писал. И не собираюсь.</text:span></text:p>
      <text:p text:style-name="P110">Анакорн ехидно ухмыльнулся и сделал мне «глазки».</text:p>
      <text:p text:style-name="P109"><text:soft-page-break/><text:span text:style-name="T18">– </text:span><text:span text:style-name="T54">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0">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10"/>
      <text:p text:style-name="P110">Я растерялся.</text:p>
      <text:p text:style-name="P109"><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9"><text:span text:style-name="T11">– </text:span>Пиши, как есть. <text:span text:style-name="T11">– </text:span>развёл копытами Анакорн. <text:span text:style-name="T11">– </text:span>Авось сгодится. Я писать точно не буду <text:span text:style-name="T59">— ты меня с кьютимарками уже пригрузил на ближайшие тысячи лет.</text:span></text:p>
      <text:p text:style-name="P109">…</text:p>
      <text:p text:style-name="P109">Факн щит<text:note text:id="ftn21" text:note-class="footnote"><text:note-citation>21</text:note-citation><text:note-body><text:p text:style-name="P146">Fucking shit <text:span text:style-name="T2">–</text:span> <text:span text:style-name="T1">ёбаное дерьмо</text:span></text:p></text:note-body></text:note>!..</text:p>
      <text:p text:style-name="P109">…</text:p>
      <text:p text:style-name="P109">Ну а что мне остаётся? Я фейспамнул.</text:p>
      <text:p text:style-name="P109"/>
      <text:p text:style-name="P109"><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9">Анакорн насупился и спрятал карандаш в гриву.</text:p>
      <text:p text:style-name="P109"><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9"/>
      <text:p text:style-name="P109">Вот тебе и помахала Эквестрия ручкой, Анон!</text:p>
      <text:p text:style-name="P109"/>
      <text:p text:style-name="P109">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9">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8"/>
      <text:p text:style-name="P108">– Пора закругляться. Ты начинаешь сгорать. Надо утрясти последние детали, пока ещё есть пару минут.</text:p>
      <text:p text:style-name="P104">– Валяй. Я тебя внимательно слушаю.</text:p>
      <text:p text:style-name="P10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4">– А я разве сплю?</text:p>
      <text:p text:style-name="P104"><text:soft-page-break/>– Сейчас — нет. Но как только мы закроем сделку — проснёшься. Потому что нет иного способа вернуть тебя в реальный мир.</text:p>
      <text:p text:style-name="P104">– Эээ, постой! А как я в Эквестрию и к себе обратно проходил?</text:p>
      <text:p text:style-name="P10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4">Так вот, возвращать тебя обратно в твой мир я не буду.</text:p>
      <text:p text:style-name="P104"/>
      <text:p text:style-name="P104">Я непонимающе хлопал глазами.</text:p>
      <text:p text:style-name="P104"/>
      <text:p text:style-name="P10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4">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4">–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4">–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4">Теперь — об оплате.</text:p>
      <text:p text:style-name="P104"/>
      <text:p text:style-name="P104">Анакорн наклонился ко мне через стол и подмигнул.</text:p>
      <text:p text:style-name="P104"/>
      <text:p text:style-name="P104">– Проси, чего хочешь!</text:p>
      <text:p text:style-name="P104"/>
      <text:p text:style-name="P104">Пока я думал, демиург мурлыкал себе под нос в эйфории: «Да! В такие моменты ощущаешь себя богом! Я крут! Ха-ха!»</text:p>
      <text:p text:style-name="P104"/>
      <text:p text:style-name="P10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4">Ради этого написать фанфик — очень малая цена. Совсем ничтожная.</text:p>
      <text:p text:style-name="P109"/>
      <text:p text:style-name="P109">– Верни Дэш!!!</text:p>
      <text:p text:style-name="P109"/>
      <text:p text:style-name="P109">Копыта Анакорна разъехались и он впечатался мордой в стол.</text:p>
      <text:p text:style-name="P109"><text:soft-page-break/>– Э-э-э… м-м-м… ну-у-у… Перо мне в зад!.. Нельзя сказать, что это совсем невыполнимо… Но, прямо скажу, задачка не для студента!</text:p>
      <text:p text:style-name="P109">Глаза демиурга бегали, как у застуканного в трамвае безбилетника.</text:p>
      <text:p text:style-name="P109">– А ты студент?</text:p>
      <text:p text:style-name="P109">–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9">– Другое просить не будешь? – сухо переспросил Анакорн. – Учти, время уходит. То, что я вижу в качестве решения, мне не нравится.</text:p>
      <text:p text:style-name="P109">– Нет! – отрезал я.</text:p>
      <text:p text:style-name="P109">–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9">– Что? Ты о чём?</text:p>
      <text:p text:style-name="P109">–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9">Есть только маленькая проблемка…</text:p>
      <text:p text:style-name="P109"/>
      <text:p text:style-name="P109">Анакорн скривился и отвёл глаза.</text:p>
      <text:p text:style-name="P109">– Какая?</text:p>
      <text:p text:style-name="P109">–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61">не знаю даже я. Говорят, это офигенно паршиво, намного хуже смерти. </text:span>Мне очень жаль. Тебе ещё не поздно выбрать что-нибудь другое.</text:p>
      <text:p text:style-name="P109">Я вздохнул. Слишком много философии на мою голову!</text:p>
      <text:p text:style-name="P109">– Делай, как я сказал! А я сделаю своё.</text:p>
      <text:p text:style-name="P109"/>
      <text:p text:style-name="P104">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4">– Ты ещё увидишь пару-тройку снов на прощание. Это мой подарок тебе. Удачи!</text:p>
      <text:p text:style-name="P104"/>
      <text:p text:style-name="P115">~~~</text:p>
      <text:p text:style-name="P110"/>
      <text:p text:style-name="P110">– Здравствуй, Анон. – Селестия стояла передо мной без привычных взгляду властных регалий. – Я хочу поблагодарить тебя за всё.</text:p>
      <text:p text:style-name="P110">– Привет, Сел. Я рад, что с тобой всё в порядке.</text:p>
      <text:p text:style-name="P110">Аликорница стояла передо мной в сияющем ореоле гривы. Потом она нерешительно сделала шаг навстречу.</text:p>
      <text:p text:style-name="P110"><text:soft-page-break/>–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0">Я устало рассмеялся.</text:p>
      <text:p text:style-name="P110">– Сел, я завязал с конеёбством. Извини.</text:p>
      <text:p text:style-name="P110">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0">– В другое время, в другом месте, Анон! В другое время, в другом месте!</text:p>
      <text:p text:style-name="P110"/>
      <text:p text:style-name="P113">~~~</text:p>
      <text:p text:style-name="P113"/>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7">–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7">Тёмная аликорница тяжело вздохнула.</text:p>
      <text:p text:style-name="P107">–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7">– Я был бы рад. Мне жаль, что из-за меня погиб твой особенный пони.</text:p>
      <text:p text:style-name="P107">Луна горько вздохнула.</text:p>
      <text:p text:style-name="P107">–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7">Я молча протянул руку к носу аликорницы и попытался легонько сжать его. Рука прошла сквозь тело.</text:p>
      <text:p text:style-name="P117">– Бу-уп! – слабо улыбнулась Луна.</text:p>
      <text:p text:style-name="P107">Аликорница подняла копыто и прижала его к моей груди.</text:p>
      <text:p text:style-name="P107">–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4"/>
      <text:p text:style-name="P113">~~~</text:p>
      <text:p text:style-name="P114"/>
      <text:p text:style-name="P107">– Думал от меня в другой реальности спрятаться, Проводничёк?!</text:p>
      <text:p text:style-name="P107">Передо мной возникла хмурая морда Дискорда.</text:p>
      <text:p text:style-name="P107">–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7"><text:soft-page-break/>Так что, Проводничёк, мы ещё встретимся! В другое время и в другом месте! Жди! В другое время, в другом месте!!!</text:p>
      <text:p text:style-name="P111"/>
      <text:p text:style-name="P112">~~~</text:p>
      <text:p text:style-name="P104"/>
      <text:p text:style-name="P107">– Анон?</text:p>
      <text:p text:style-name="P107">– Дэш?!!</text:p>
      <text:p text:style-name="P107">– Эмм… Ты мне снишься?</text:p>
      <text:p text:style-name="P107">– Нет, Дэш, это ты мне снишься.</text:p>
      <text:p text:style-name="P107">–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7">–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7">Пегаска почесала в затылке со смущением.</text:p>
      <text:p text:style-name="P107">– Да? Правда? Ну, офигеть! Что-то я такого не помню совсем. А ты как?</text:p>
      <text:p text:style-name="P103"><text:span text:style-name="T33">– Я в порядке. Вот, возвращаюсь </text:span>в свой мир. Ну, не совсем <text:span text:style-name="T1">в свой</text:span>. Почти.</text:p>
      <text:p text:style-name="P103"><text:span text:style-name="T1">–</text:span> Навсегда? <text:span text:style-name="T1">Ты не вернёшься?</text:span></text:p>
      <text:p text:style-name="P103"><text:span text:style-name="T1">–</text:span> Скорее всего, да.</text:p>
      <text:p text:style-name="P103"><text:span text:style-name="T1">–</text:span> Это плохо. <text:span text:style-name="T1">Я хотела тебе сказать</text:span>…</text:p>
      <text:p text:style-name="P103"><text:span text:style-name="T1">–</text:span> Не надо, Дэш. Не стоит. Мне очень жаль.</text:p>
      <text:p text:style-name="P103"><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9">Хочу, чтобы ты </text:span><text:span text:style-name="T30">делал мне почесушки</text:span><text:span text:style-name="T29"> и хлопал по крупу</text:span>!</text:p>
      <text:p text:style-name="P104">В голосе пегаски слышались слёзы.</text:p>
      <text:p text:style-name="P10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3"><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3"><text:span text:style-name="T1">–</text:span> И тебя, и Твайлайт, и <text:span text:style-name="T1">Пинки</text:span>, и <text:span text:style-name="T1">Эпплджек</text:span>, и всех-всех-всех… Таковы правила.</text:p>
      <text:p text:style-name="P103"><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3">Я опустил руку на шею <text:span text:style-name="T1">пегаски</text:span> и ощутил теплоту и лёгкое покалывание в пустоте.</text:p>
      <text:p text:style-name="P103"><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3"><text:span text:style-name="T1">–</text:span> И лучше рано, чем поздно! Я не люблю <text:span text:style-name="T1">долго </text:span>ждать!</text:p>
      <text:p text:style-name="P103"><text:span text:style-name="T1">–</text:span> Да, Дэш. <text:span text:style-name="T1">–</text:span> её образ начал таять. <text:span text:style-name="T1">–</text:span> Да, я помню.</text:p>
      <text:p text:style-name="P103"><text:soft-page-break/></text:p>
      <text:p text:style-name="P103">Я всё ещё помню…</text:p>
      <text:p text:style-name="P55"/>
      <text:h text:style-name="Heading_20_2" text:outline-level="2">Эпилог. Земля</text:h>
      <text:p text:style-name="P116"/>
      <text:p text:style-name="P123">Звон будильника чуть не проломил башку. Я открыл глаза. </text:p>
      <text:p text:style-name="P123"/>
      <text:p text:style-name="P124"><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1"/>
      <text:p text:style-name="P123"><text:span text:style-name="T1">Я нашарил ногами тапки и пошёл в ванную. Проходя мимо стола, зацепился взглядом за</text:span> эскиз <text:span text:style-name="T1">рисунка</text:span>.</text:p>
      <text:p text:style-name="P123"/>
      <text:p text:style-name="P12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1"/>
      <text:p text:style-name="P119">Для того, чтобы выдавить остатки пасты на щётку, пришлось затратить серьёзные усилия.</text:p>
      <text:p text:style-name="P119"/>
      <text:p text:style-name="P120">Ага, и купить туалетной бумаги. Иначе уже вечером придётся использовать рекламки, что кидают в почтовый ящик. А они, блин, глянцевые!</text:p>
      <text:p text:style-name="P120"/>
      <text:p text:style-name="P122">Мысли вернулись к фантазии.</text:p>
      <text:p text:style-name="P122"/>
      <text:p text:style-name="P120">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0"/>
      <text:p text:style-name="P119">Попытка притронуться щёткой к зубу вызвала ноющую боль. </text:p>
      <text:p text:style-name="P119"/>
      <text:p text:style-name="P121">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1"/>
      <text:p text:style-name="P119">Доставая из стола ключи от машины, опять наткнулся взглядом на эскиз.</text:p>
      <text:p text:style-name="P119"/>
      <text:p text:style-name="P121">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1"><text:soft-page-break/>А вот, кстати… А почему бы и нет? Хорошее ведь название? И интригующее — сразу сесть за клавиатуру захотелось.</text:p>
      <text:p text:style-name="P121"/>
      <text:p text:style-name="P121">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6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2-29T00:53:03.945741899</dc:date>
    <meta:editing-duration>P159DT2H17M34S</meta:editing-duration>
    <meta:editing-cycles>10089</meta:editing-cycles>
    <meta:generator>LibreOffice/5.1.6.2$Linux_X86_64 LibreOffice_project/10m0$Build-2</meta:generator>
    <meta:printed-by>макс </meta:printed-by>
    <meta:print-date>2017-08-23T21:51:29.95</meta:print-date>
    <meta:document-statistic meta:table-count="0" meta:image-count="0" meta:object-count="0" meta:page-count="263" meta:paragraph-count="4944" meta:word-count="103714" meta:character-count="687644" meta:non-whitespace-character-count="584259"/>
  </office:meta>
</office:document-meta>
</file>